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73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in"/>
      <style:text-properties style:text-position=""/>
    </style:style>
    <style:style style:name="ce4" style:family="table-cell" style:parent-style-name="Default" style:data-style-name="N1">
      <style:text-properties style:text-position=""/>
    </style:style>
    <style:style style:name="ce5" style:family="table-cell" style:parent-style-name="Default">
      <style:table-cell-properties fo:wrap-option="wrap"/>
      <style:text-properties style:text-position=""/>
    </style:style>
    <style:style style:name="ce10" style:family="table-cell" style:parent-style-name="Default" style:data-style-name="N1">
      <style:table-cell-properties fo:border-bottom="0.06pt solid #000000" fo:background-color="#ffff00" fo:border-left="none" fo:border-right="none" fo:border-top="0.06pt solid #000000"/>
      <style:text-properties style:text-position=""/>
    </style:style>
    <style:style style:name="ce11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1">
      <style:table-cell-properties fo:border="0.06pt solid #000000"/>
      <style:text-properties style:text-position=""/>
    </style:style>
    <style:style style:name="ce13" style:family="table-cell" style:parent-style-name="Default">
      <style:table-cell-properties fo:border="0.06pt solid #000000"/>
      <style:text-properties style:text-position=""/>
    </style:style>
    <style:style style:name="ce14" style:family="table-cell" style:parent-style-name="Default" style:data-style-name="N1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8" style:family="table-cell" style:parent-style-name="Default" style:data-style-name="N1">
      <style:table-cell-properties fo:border-bottom="0.06pt solid #000000" fo:border-left="none" fo:border-right="none" fo:border-top="0.06pt solid #000000"/>
      <style:text-properties style:text-position=""/>
    </style:style>
    <style:style style:name="ce9" style:family="table-cell" style:parent-style-name="Default" style:data-style-name="N1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  <style:text-properties style:text-position="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 style:data-style-name="N1"/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6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27" style:family="table-cell" style:parent-style-name="Default" style:data-style-name="N1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8" style:family="table-cell" style:parent-style-name="Default" style:data-style-name="N1">
      <style:table-cell-properties fo:border-bottom="0.06pt solid #000000" fo:background-color="#ffff00" fo:border-left="none" fo:border-right="none" fo:border-top="0.06pt solid #000000"/>
    </style:style>
    <style:style style:name="ce2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" style:family="table-cell" style:parent-style-name="Default" style:data-style-name="N1">
      <style:table-cell-properties fo:border="0.06pt solid #000000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 style:data-style-name="N1">
      <style:table-cell-properties fo:border-bottom="0.06pt solid #000000" fo:border-left="none" fo:border-right="0.06pt solid #000000" fo:border-top="0.06pt solid #000000"/>
    </style:style>
    <style:style style:name="ce33" style:family="table-cell" style:parent-style-name="Default" style:data-style-name="N1">
      <style:table-cell-properties fo:border-bottom="0.06pt solid #000000" fo:wrap-option="wrap" fo:border-left="none" fo:border-right="none" fo:border-top="0.06pt solid #000000"/>
    </style:style>
    <style:style style:name="ce34" style:family="table-cell" style:parent-style-name="Default" style:data-style-name="N1">
      <style:table-cell-properties fo:background-color="#ccffff" fo:border="0.06pt solid #000000"/>
      <style:text-properties fo:color="#000000"/>
    </style:style>
    <style:style style:name="ce35" style:family="table-cell" style:parent-style-name="Default" style:data-style-name="N1">
      <style:table-cell-properties fo:border-bottom="0.06pt solid #000000" fo:wrap-option="wrap" fo:border-left="none" fo:border-right="0.06pt solid #000000" fo:border-top="0.06pt solid #000000"/>
    </style:style>
    <style:style style:name="ce36" style:family="table-cell" style:parent-style-name="Default" style:data-style-name="N1">
      <style:table-cell-properties fo:wrap-option="wrap"/>
    </style:style>
  </office:automatic-styles>
  <office:body>
    <office:spreadsheet>
      <table:table table:name="TABLE" table:style-name="ta1" table:print="false">
        <table:table-column table:style-name="co1" table:default-cell-style-name="Default"/>
        <table:table-column table:style-name="co1" table:number-columns-repeated="7" table:default-cell-style-name="ce4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3" office:value-type="string" calcext:value-type="string">
            <text:p>Average 16.11</text:p>
          </table:table-cell>
          <table:table-cell table:style-name="ce3" office:value-type="string" calcext:value-type="string">
            <text:p>dopo glued</text:p>
          </table:table-cell>
          <table:table-cell table:style-name="ce3" office:value-type="string" calcext:value-type="string">
            <text:p>test1</text:p>
          </table:table-cell>
          <table:table-cell table:style-name="ce3" office:value-type="string" calcext:value-type="string">
            <text:p>test2</text:p>
          </table:table-cell>
          <table:table-cell table:style-name="ce3" office:value-type="string" calcext:value-type="string">
            <text:p>test3</text:p>
          </table:table-cell>
          <table:table-cell table:style-name="ce3" office:value-type="string" calcext:value-type="string">
            <text:p>test4</text:p>
          </table:table-cell>
          <table:table-cell table:style-name="ce3" office:value-type="string" calcext:value-type="string">
            <text:p>test5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AX-MIN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5" table:number-columns-repeated="1010"/>
        </table:table-row>
        <table:table-row table:style-name="ro2">
          <table:table-cell office:value-type="string" calcext:value-type="string">
            <text:p>PCB5_SX</text:p>
          </table:table-cell>
          <table:table-cell office:value-type="float" office:value="50186.197" calcext:value-type="float">
            <text:p>50186</text:p>
          </table:table-cell>
          <table:table-cell office:value-type="float" office:value="50173.83" calcext:value-type="float">
            <text:p>50174</text:p>
          </table:table-cell>
          <table:table-cell office:value-type="float" office:value="50181.54" calcext:value-type="float">
            <text:p>50182</text:p>
          </table:table-cell>
          <table:table-cell office:value-type="float" office:value="50185.7" calcext:value-type="float">
            <text:p>50186</text:p>
          </table:table-cell>
          <table:table-cell office:value-type="float" office:value="50197.96" calcext:value-type="float">
            <text:p>50198</text:p>
          </table:table-cell>
          <table:table-cell office:value-type="float" office:value="50202.81" calcext:value-type="float">
            <text:p>50203</text:p>
          </table:table-cell>
          <table:table-cell office:value-type="float" office:value="50198.07" calcext:value-type="float">
            <text:p>50198</text:p>
          </table:table-cell>
          <table:table-cell/>
          <table:table-cell table:style-name="ce4" table:formula="of:=MIN([.B2:.H2])" office:value-type="float" office:value="50173.83" calcext:value-type="float">
            <text:p>50174</text:p>
          </table:table-cell>
          <table:table-cell table:style-name="ce4" table:formula="of:=MAX([.B2:.H2])" office:value-type="float" office:value="50202.81" calcext:value-type="float">
            <text:p>50203</text:p>
          </table:table-cell>
          <table:table-cell table:style-name="ce4" table:formula="of:=[.K2]-[.J2]" office:value-type="float" office:value="28.9799999999959" calcext:value-type="float">
            <text:p>29</text:p>
          </table:table-cell>
          <table:table-cell table:style-name="ce4"/>
          <table:table-cell table:style-name="ce4" table:formula="of:=AVERAGE([.B2:.H2])" office:value-type="float" office:value="50189.4438571429" calcext:value-type="float">
            <text:p>501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5_DX</text:p>
          </table:table-cell>
          <table:table-cell office:value-type="float" office:value="89560.893" calcext:value-type="float">
            <text:p>89561</text:p>
          </table:table-cell>
          <table:table-cell office:value-type="float" office:value="89574.7" calcext:value-type="float">
            <text:p>89575</text:p>
          </table:table-cell>
          <table:table-cell office:value-type="float" office:value="89568.33" calcext:value-type="float">
            <text:p>89568</text:p>
          </table:table-cell>
          <table:table-cell office:value-type="float" office:value="89564.74" calcext:value-type="float">
            <text:p>89565</text:p>
          </table:table-cell>
          <table:table-cell office:value-type="float" office:value="89566.29" calcext:value-type="float">
            <text:p>89566</text:p>
          </table:table-cell>
          <table:table-cell office:value-type="float" office:value="89565.58" calcext:value-type="float">
            <text:p>89566</text:p>
          </table:table-cell>
          <table:table-cell office:value-type="float" office:value="89561.2" calcext:value-type="float">
            <text:p>89561</text:p>
          </table:table-cell>
          <table:table-cell/>
          <table:table-cell table:style-name="ce4" table:formula="of:=MIN([.B3:.H3])" office:value-type="float" office:value="89560.893" calcext:value-type="float">
            <text:p>89561</text:p>
          </table:table-cell>
          <table:table-cell table:style-name="ce4" table:formula="of:=MAX([.B3:.H3])" office:value-type="float" office:value="89574.7" calcext:value-type="float">
            <text:p>89575</text:p>
          </table:table-cell>
          <table:table-cell table:style-name="ce4" table:formula="of:=[.K3]-[.J3]" office:value-type="float" office:value="13.8070000000007" calcext:value-type="float">
            <text:p>14</text:p>
          </table:table-cell>
          <table:table-cell table:style-name="ce4"/>
          <table:table-cell table:style-name="ce4" table:formula="of:=AVERAGE([.B3:.H3])" office:value-type="float" office:value="89565.9618571429" calcext:value-type="float">
            <text:p>895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4_SX</text:p>
          </table:table-cell>
          <table:table-cell office:value-type="float" office:value="49354.625" calcext:value-type="float">
            <text:p>49355</text:p>
          </table:table-cell>
          <table:table-cell office:value-type="float" office:value="49347.52" calcext:value-type="float">
            <text:p>49348</text:p>
          </table:table-cell>
          <table:table-cell office:value-type="float" office:value="49352.68" calcext:value-type="float">
            <text:p>49353</text:p>
          </table:table-cell>
          <table:table-cell office:value-type="float" office:value="49353.05" calcext:value-type="float">
            <text:p>49353</text:p>
          </table:table-cell>
          <table:table-cell office:value-type="float" office:value="49357.46" calcext:value-type="float">
            <text:p>49357</text:p>
          </table:table-cell>
          <table:table-cell office:value-type="float" office:value="49362.33" calcext:value-type="float">
            <text:p>49362</text:p>
          </table:table-cell>
          <table:table-cell office:value-type="float" office:value="49364.6" calcext:value-type="float">
            <text:p>49365</text:p>
          </table:table-cell>
          <table:table-cell/>
          <table:table-cell table:style-name="ce4" table:formula="of:=MIN([.B4:.H4])" office:value-type="float" office:value="49347.52" calcext:value-type="float">
            <text:p>49348</text:p>
          </table:table-cell>
          <table:table-cell table:style-name="ce4" table:formula="of:=MAX([.B4:.H4])" office:value-type="float" office:value="49364.6" calcext:value-type="float">
            <text:p>49365</text:p>
          </table:table-cell>
          <table:table-cell table:style-name="ce4" table:formula="of:=[.K4]-[.J4]" office:value-type="float" office:value="17.0800000000017" calcext:value-type="float">
            <text:p>17</text:p>
          </table:table-cell>
          <table:table-cell table:style-name="ce4"/>
          <table:table-cell table:style-name="ce4" table:formula="of:=AVERAGE([.B4:.H4])" office:value-type="float" office:value="49356.0378571429" calcext:value-type="float">
            <text:p>493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4_DX</text:p>
          </table:table-cell>
          <table:table-cell office:value-type="float" office:value="29502.188" calcext:value-type="float">
            <text:p>29502</text:p>
          </table:table-cell>
          <table:table-cell office:value-type="float" office:value="29511.96" calcext:value-type="float">
            <text:p>29512</text:p>
          </table:table-cell>
          <table:table-cell office:value-type="float" office:value="29508.3" calcext:value-type="float">
            <text:p>29508</text:p>
          </table:table-cell>
          <table:table-cell office:value-type="float" office:value="29506.06" calcext:value-type="float">
            <text:p>29506</text:p>
          </table:table-cell>
          <table:table-cell office:value-type="float" office:value="29507.54" calcext:value-type="float">
            <text:p>29508</text:p>
          </table:table-cell>
          <table:table-cell office:value-type="float" office:value="29506.82" calcext:value-type="float">
            <text:p>29507</text:p>
          </table:table-cell>
          <table:table-cell office:value-type="float" office:value="29502.31" calcext:value-type="float">
            <text:p>29502</text:p>
          </table:table-cell>
          <table:table-cell/>
          <table:table-cell table:style-name="ce4" table:formula="of:=MIN([.B5:.H5])" office:value-type="float" office:value="29502.188" calcext:value-type="float">
            <text:p>29502</text:p>
          </table:table-cell>
          <table:table-cell table:style-name="ce4" table:formula="of:=MAX([.B5:.H5])" office:value-type="float" office:value="29511.96" calcext:value-type="float">
            <text:p>29512</text:p>
          </table:table-cell>
          <table:table-cell table:style-name="ce4" table:formula="of:=[.K5]-[.J5]" office:value-type="float" office:value="9.77200000000084" calcext:value-type="float">
            <text:p>10</text:p>
          </table:table-cell>
          <table:table-cell table:style-name="ce4"/>
          <table:table-cell table:style-name="ce4" table:formula="of:=AVERAGE([.B5:.H5])" office:value-type="float" office:value="29506.454" calcext:value-type="float">
            <text:p>2950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3_SX</text:p>
          </table:table-cell>
          <table:table-cell office:value-type="float" office:value="30890.329" calcext:value-type="float">
            <text:p>30890</text:p>
          </table:table-cell>
          <table:table-cell office:value-type="float" office:value="30886.3" calcext:value-type="float">
            <text:p>30886</text:p>
          </table:table-cell>
          <table:table-cell office:value-type="float" office:value="30888.31" calcext:value-type="float">
            <text:p>30888</text:p>
          </table:table-cell>
          <table:table-cell office:value-type="float" office:value="30888.03" calcext:value-type="float">
            <text:p>30888</text:p>
          </table:table-cell>
          <table:table-cell office:value-type="float" office:value="30889.59" calcext:value-type="float">
            <text:p>30890</text:p>
          </table:table-cell>
          <table:table-cell office:value-type="float" office:value="30893.68" calcext:value-type="float">
            <text:p>30894</text:p>
          </table:table-cell>
          <table:table-cell office:value-type="float" office:value="30896.02" calcext:value-type="float">
            <text:p>30896</text:p>
          </table:table-cell>
          <table:table-cell/>
          <table:table-cell table:style-name="ce4" table:formula="of:=MIN([.B6:.H6])" office:value-type="float" office:value="30886.3" calcext:value-type="float">
            <text:p>30886</text:p>
          </table:table-cell>
          <table:table-cell table:style-name="ce4" table:formula="of:=MAX([.B6:.H6])" office:value-type="float" office:value="30896.02" calcext:value-type="float">
            <text:p>30896</text:p>
          </table:table-cell>
          <table:table-cell table:style-name="ce4" table:formula="of:=[.K6]-[.J6]" office:value-type="float" office:value="9.72000000000116" calcext:value-type="float">
            <text:p>10</text:p>
          </table:table-cell>
          <table:table-cell table:style-name="ce4"/>
          <table:table-cell table:style-name="ce4" table:formula="of:=AVERAGE([.B6:.H6])" office:value-type="float" office:value="30890.3227142857" calcext:value-type="float">
            <text:p>308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3_DX</text:p>
          </table:table-cell>
          <table:table-cell office:value-type="float" office:value="11858.848" calcext:value-type="float">
            <text:p>11859</text:p>
          </table:table-cell>
          <table:table-cell office:value-type="float" office:value="11863.72" calcext:value-type="float">
            <text:p>11864</text:p>
          </table:table-cell>
          <table:table-cell office:value-type="float" office:value="11862.33" calcext:value-type="float">
            <text:p>11862</text:p>
          </table:table-cell>
          <table:table-cell office:value-type="float" office:value="11861.86" calcext:value-type="float">
            <text:p>11862</text:p>
          </table:table-cell>
          <table:table-cell office:value-type="float" office:value="11863.76" calcext:value-type="float">
            <text:p>11864</text:p>
          </table:table-cell>
          <table:table-cell office:value-type="float" office:value="11862.26" calcext:value-type="float">
            <text:p>11862</text:p>
          </table:table-cell>
          <table:table-cell office:value-type="float" office:value="11857.27" calcext:value-type="float">
            <text:p>11857</text:p>
          </table:table-cell>
          <table:table-cell/>
          <table:table-cell table:style-name="ce4" table:formula="of:=MIN([.B7:.H7])" office:value-type="float" office:value="11857.27" calcext:value-type="float">
            <text:p>11857</text:p>
          </table:table-cell>
          <table:table-cell table:style-name="ce4" table:formula="of:=MAX([.B7:.H7])" office:value-type="float" office:value="11863.76" calcext:value-type="float">
            <text:p>11864</text:p>
          </table:table-cell>
          <table:table-cell table:style-name="ce4" table:formula="of:=[.K7]-[.J7]" office:value-type="float" office:value="6.48999999999978" calcext:value-type="float">
            <text:p>6</text:p>
          </table:table-cell>
          <table:table-cell table:style-name="ce4"/>
          <table:table-cell table:style-name="ce4" table:formula="of:=AVERAGE([.B7:.H7])" office:value-type="float" office:value="11861.4354285714" calcext:value-type="float">
            <text:p>118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2_SX</text:p>
          </table:table-cell>
          <table:table-cell office:value-type="float" office:value="29981.834" calcext:value-type="float">
            <text:p>29982</text:p>
          </table:table-cell>
          <table:table-cell office:value-type="float" office:value="29981.99" calcext:value-type="float">
            <text:p>29982</text:p>
          </table:table-cell>
          <table:table-cell office:value-type="float" office:value="29981.21" calcext:value-type="float">
            <text:p>29981</text:p>
          </table:table-cell>
          <table:table-cell office:value-type="float" office:value="29980.71" calcext:value-type="float">
            <text:p>29981</text:p>
          </table:table-cell>
          <table:table-cell office:value-type="float" office:value="29981.3" calcext:value-type="float">
            <text:p>29981</text:p>
          </table:table-cell>
          <table:table-cell office:value-type="float" office:value="29983.51" calcext:value-type="float">
            <text:p>29984</text:p>
          </table:table-cell>
          <table:table-cell office:value-type="float" office:value="29985.21" calcext:value-type="float">
            <text:p>29985</text:p>
          </table:table-cell>
          <table:table-cell/>
          <table:table-cell table:style-name="ce4" table:formula="of:=MIN([.B8:.H8])" office:value-type="float" office:value="29980.71" calcext:value-type="float">
            <text:p>29981</text:p>
          </table:table-cell>
          <table:table-cell table:style-name="ce4" table:formula="of:=MAX([.B8:.H8])" office:value-type="float" office:value="29985.21" calcext:value-type="float">
            <text:p>29985</text:p>
          </table:table-cell>
          <table:table-cell table:style-name="ce4" table:formula="of:=[.K8]-[.J8]" office:value-type="float" office:value="4.5" calcext:value-type="float">
            <text:p>5</text:p>
          </table:table-cell>
          <table:table-cell table:style-name="ce4"/>
          <table:table-cell table:style-name="ce4" table:formula="of:=AVERAGE([.B8:.H8])" office:value-type="float" office:value="29982.252" calcext:value-type="float">
            <text:p>299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2_DX</text:p>
          </table:table-cell>
          <table:table-cell office:value-type="float" office:value="91296.858" calcext:value-type="float">
            <text:p>91297</text:p>
          </table:table-cell>
          <table:table-cell office:value-type="float" office:value="91298.13" calcext:value-type="float">
            <text:p>91298</text:p>
          </table:table-cell>
          <table:table-cell office:value-type="float" office:value="91298.67" calcext:value-type="float">
            <text:p>91299</text:p>
          </table:table-cell>
          <table:table-cell office:value-type="float" office:value="91299.94" calcext:value-type="float">
            <text:p>91300</text:p>
          </table:table-cell>
          <table:table-cell office:value-type="float" office:value="91302.45" calcext:value-type="float">
            <text:p>91302</text:p>
          </table:table-cell>
          <table:table-cell office:value-type="float" office:value="91300.37" calcext:value-type="float">
            <text:p>91300</text:p>
          </table:table-cell>
          <table:table-cell office:value-type="float" office:value="91295.61" calcext:value-type="float">
            <text:p>91296</text:p>
          </table:table-cell>
          <table:table-cell/>
          <table:table-cell table:style-name="ce4" table:formula="of:=MIN([.B9:.H9])" office:value-type="float" office:value="91295.61" calcext:value-type="float">
            <text:p>91296</text:p>
          </table:table-cell>
          <table:table-cell table:style-name="ce4" table:formula="of:=MAX([.B9:.H9])" office:value-type="float" office:value="91302.45" calcext:value-type="float">
            <text:p>91302</text:p>
          </table:table-cell>
          <table:table-cell table:style-name="ce4" table:formula="of:=[.K9]-[.J9]" office:value-type="float" office:value="6.83999999999651" calcext:value-type="float">
            <text:p>7</text:p>
          </table:table-cell>
          <table:table-cell table:style-name="ce4"/>
          <table:table-cell table:style-name="ce4" table:formula="of:=AVERAGE([.B9:.H9])" office:value-type="float" office:value="91298.8611428571" calcext:value-type="float">
            <text:p>912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1_SX</text:p>
          </table:table-cell>
          <table:table-cell office:value-type="float" office:value="69150.01" calcext:value-type="float">
            <text:p>69150</text:p>
          </table:table-cell>
          <table:table-cell office:value-type="float" office:value="69154.31" calcext:value-type="float">
            <text:p>69154</text:p>
          </table:table-cell>
          <table:table-cell office:value-type="float" office:value="69152.82" calcext:value-type="float">
            <text:p>69153</text:p>
          </table:table-cell>
          <table:table-cell office:value-type="float" office:value="69150.04" calcext:value-type="float">
            <text:p>69150</text:p>
          </table:table-cell>
          <table:table-cell office:value-type="float" office:value="69151.69" calcext:value-type="float">
            <text:p>69152</text:p>
          </table:table-cell>
          <table:table-cell office:value-type="float" office:value="69151.81" calcext:value-type="float">
            <text:p>69152</text:p>
          </table:table-cell>
          <table:table-cell office:value-type="float" office:value="69153.44" calcext:value-type="float">
            <text:p>69153</text:p>
          </table:table-cell>
          <table:table-cell/>
          <table:table-cell table:style-name="ce4" table:formula="of:=MIN([.B10:.H10])" office:value-type="float" office:value="69150.01" calcext:value-type="float">
            <text:p>69150</text:p>
          </table:table-cell>
          <table:table-cell table:style-name="ce4" table:formula="of:=MAX([.B10:.H10])" office:value-type="float" office:value="69154.31" calcext:value-type="float">
            <text:p>69154</text:p>
          </table:table-cell>
          <table:table-cell table:style-name="ce4" table:formula="of:=[.K10]-[.J10]" office:value-type="float" office:value="4.30000000000291" calcext:value-type="float">
            <text:p>4</text:p>
          </table:table-cell>
          <table:table-cell table:style-name="ce4"/>
          <table:table-cell table:style-name="ce4" table:formula="of:=AVERAGE([.B10:.H10])" office:value-type="float" office:value="69152.0171428572" calcext:value-type="float">
            <text:p>69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1_DX</text:p>
          </table:table-cell>
          <table:table-cell office:value-type="float" office:value="9409.442" calcext:value-type="float">
            <text:p>9409</text:p>
          </table:table-cell>
          <table:table-cell office:value-type="float" office:value="9406.14" calcext:value-type="float">
            <text:p>9406</text:p>
          </table:table-cell>
          <table:table-cell office:value-type="float" office:value="9407.31" calcext:value-type="float">
            <text:p>9407</text:p>
          </table:table-cell>
          <table:table-cell office:value-type="float" office:value="9411.62" calcext:value-type="float">
            <text:p>9412</text:p>
          </table:table-cell>
          <table:table-cell office:value-type="float" office:value="9412.83" calcext:value-type="float">
            <text:p>9413</text:p>
          </table:table-cell>
          <table:table-cell office:value-type="float" office:value="9411.71" calcext:value-type="float">
            <text:p>9412</text:p>
          </table:table-cell>
          <table:table-cell office:value-type="float" office:value="9407.01" calcext:value-type="float">
            <text:p>9407</text:p>
          </table:table-cell>
          <table:table-cell/>
          <table:table-cell table:style-name="ce4" table:formula="of:=MIN([.B11:.H11])" office:value-type="float" office:value="9406.14" calcext:value-type="float">
            <text:p>9406</text:p>
          </table:table-cell>
          <table:table-cell table:style-name="ce4" table:formula="of:=MAX([.B11:.H11])" office:value-type="float" office:value="9412.83" calcext:value-type="float">
            <text:p>9413</text:p>
          </table:table-cell>
          <table:table-cell table:style-name="ce4" table:formula="of:=[.K11]-[.J11]" office:value-type="float" office:value="6.69000000000051" calcext:value-type="float">
            <text:p>7</text:p>
          </table:table-cell>
          <table:table-cell table:style-name="ce4"/>
          <table:table-cell table:style-name="ce4" table:formula="of:=AVERAGE([.B11:.H11])" office:value-type="float" office:value="9409.43742857143" calcext:value-type="float">
            <text:p>9409</text:p>
          </table:table-cell>
          <table:table-cell table:number-columns-repeated="1010"/>
        </table:table-row>
        <table:table-row table:style-name="ro2" table:number-rows-repeated="2">
          <table:table-cell table:number-columns-repeated="9"/>
          <table:table-cell table:style-name="ce4" table:number-columns-repeated="5"/>
          <table:table-cell table:number-columns-repeated="1010"/>
        </table:table-row>
        <table:table-row table:style-name="ro2">
          <table:table-cell office:value-type="string" calcext:value-type="string">
            <text:p>PCB5_SX</text:p>
          </table:table-cell>
          <table:table-cell office:value-type="float" office:value="53657.35" calcext:value-type="float">
            <text:p>53657</text:p>
          </table:table-cell>
          <table:table-cell office:value-type="float" office:value="53636.01" calcext:value-type="float">
            <text:p>53636</text:p>
          </table:table-cell>
          <table:table-cell office:value-type="float" office:value="53642.73" calcext:value-type="float">
            <text:p>53643</text:p>
          </table:table-cell>
          <table:table-cell office:value-type="float" office:value="53663.07" calcext:value-type="float">
            <text:p>53663</text:p>
          </table:table-cell>
          <table:table-cell office:value-type="float" office:value="53663.65" calcext:value-type="float">
            <text:p>53664</text:p>
          </table:table-cell>
          <table:table-cell office:value-type="float" office:value="53655.85" calcext:value-type="float">
            <text:p>53656</text:p>
          </table:table-cell>
          <table:table-cell office:value-type="float" office:value="53645.82" calcext:value-type="float">
            <text:p>53646</text:p>
          </table:table-cell>
          <table:table-cell/>
          <table:table-cell table:style-name="ce4" table:formula="of:=MIN([.B14:.H14])" office:value-type="float" office:value="53636.01" calcext:value-type="float">
            <text:p>53636</text:p>
          </table:table-cell>
          <table:table-cell table:style-name="ce4" table:formula="of:=MAX([.B14:.H14])" office:value-type="float" office:value="53663.65" calcext:value-type="float">
            <text:p>53664</text:p>
          </table:table-cell>
          <table:table-cell table:style-name="ce4" table:formula="of:=[.K14]-[.J14]" office:value-type="float" office:value="27.6399999999994" calcext:value-type="float">
            <text:p>28</text:p>
          </table:table-cell>
          <table:table-cell table:style-name="ce4"/>
          <table:table-cell table:style-name="ce4" table:formula="of:=AVERAGE([.B14:.H14])" office:value-type="float" office:value="53652.0685714286" calcext:value-type="float">
            <text:p>536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5_DX</text:p>
          </table:table-cell>
          <table:table-cell office:value-type="float" office:value="26794.328" calcext:value-type="float">
            <text:p>26794</text:p>
          </table:table-cell>
          <table:table-cell office:value-type="float" office:value="26793.71" calcext:value-type="float">
            <text:p>26794</text:p>
          </table:table-cell>
          <table:table-cell office:value-type="float" office:value="26804.67" calcext:value-type="float">
            <text:p>26805</text:p>
          </table:table-cell>
          <table:table-cell office:value-type="float" office:value="26792.79" calcext:value-type="float">
            <text:p>26793</text:p>
          </table:table-cell>
          <table:table-cell office:value-type="float" office:value="26796.91" calcext:value-type="float">
            <text:p>26797</text:p>
          </table:table-cell>
          <table:table-cell office:value-type="float" office:value="26810.68" calcext:value-type="float">
            <text:p>26811</text:p>
          </table:table-cell>
          <table:table-cell office:value-type="float" office:value="26817.82" calcext:value-type="float">
            <text:p>26818</text:p>
          </table:table-cell>
          <table:table-cell/>
          <table:table-cell table:style-name="ce4" table:formula="of:=MIN([.B15:.H15])" office:value-type="float" office:value="26792.79" calcext:value-type="float">
            <text:p>26793</text:p>
          </table:table-cell>
          <table:table-cell table:style-name="ce4" table:formula="of:=MAX([.B15:.H15])" office:value-type="float" office:value="26817.82" calcext:value-type="float">
            <text:p>26818</text:p>
          </table:table-cell>
          <table:table-cell table:style-name="ce4" table:formula="of:=[.K15]-[.J15]" office:value-type="float" office:value="25.0299999999988" calcext:value-type="float">
            <text:p>25</text:p>
          </table:table-cell>
          <table:table-cell table:style-name="ce4"/>
          <table:table-cell table:style-name="ce4" table:formula="of:=AVERAGE([.B15:.H15])" office:value-type="float" office:value="26801.5582857143" calcext:value-type="float">
            <text:p>268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4_SX</text:p>
          </table:table-cell>
          <table:table-cell office:value-type="float" office:value="32135.071" calcext:value-type="float">
            <text:p>32135</text:p>
          </table:table-cell>
          <table:table-cell office:value-type="float" office:value="32117.14" calcext:value-type="float">
            <text:p>32117</text:p>
          </table:table-cell>
          <table:table-cell office:value-type="float" office:value="32121.44" calcext:value-type="float">
            <text:p>32121</text:p>
          </table:table-cell>
          <table:table-cell office:value-type="float" office:value="32134.64" calcext:value-type="float">
            <text:p>32135</text:p>
          </table:table-cell>
          <table:table-cell office:value-type="float" office:value="32134.83" calcext:value-type="float">
            <text:p>32135</text:p>
          </table:table-cell>
          <table:table-cell office:value-type="float" office:value="32130.75" calcext:value-type="float">
            <text:p>32131</text:p>
          </table:table-cell>
          <table:table-cell office:value-type="float" office:value="32123.06" calcext:value-type="float">
            <text:p>32123</text:p>
          </table:table-cell>
          <table:table-cell/>
          <table:table-cell table:style-name="ce4" table:formula="of:=MIN([.B16:.H16])" office:value-type="float" office:value="32117.14" calcext:value-type="float">
            <text:p>32117</text:p>
          </table:table-cell>
          <table:table-cell table:style-name="ce4" table:formula="of:=MAX([.B16:.H16])" office:value-type="float" office:value="32135.071" calcext:value-type="float">
            <text:p>32135</text:p>
          </table:table-cell>
          <table:table-cell table:style-name="ce4" table:formula="of:=[.K16]-[.J16]" office:value-type="float" office:value="17.9310000000005" calcext:value-type="float">
            <text:p>18</text:p>
          </table:table-cell>
          <table:table-cell table:style-name="ce4"/>
          <table:table-cell table:style-name="ce4" table:formula="of:=AVERAGE([.B16:.H16])" office:value-type="float" office:value="32128.133" calcext:value-type="float">
            <text:p>3212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4_DX</text:p>
          </table:table-cell>
          <table:table-cell office:value-type="float" office:value="26605.685" calcext:value-type="float">
            <text:p>26606</text:p>
          </table:table-cell>
          <table:table-cell office:value-type="float" office:value="26610.75" calcext:value-type="float">
            <text:p>26611</text:p>
          </table:table-cell>
          <table:table-cell office:value-type="float" office:value="26614.6" calcext:value-type="float">
            <text:p>26615</text:p>
          </table:table-cell>
          <table:table-cell office:value-type="float" office:value="26602.81" calcext:value-type="float">
            <text:p>26603</text:p>
          </table:table-cell>
          <table:table-cell office:value-type="float" office:value="26604.37" calcext:value-type="float">
            <text:p>26604</text:p>
          </table:table-cell>
          <table:table-cell office:value-type="float" office:value="26612.14" calcext:value-type="float">
            <text:p>26612</text:p>
          </table:table-cell>
          <table:table-cell office:value-type="float" office:value="26620.32" calcext:value-type="float">
            <text:p>26620</text:p>
          </table:table-cell>
          <table:table-cell/>
          <table:table-cell table:style-name="ce4" table:formula="of:=MIN([.B17:.H17])" office:value-type="float" office:value="26602.81" calcext:value-type="float">
            <text:p>26603</text:p>
          </table:table-cell>
          <table:table-cell table:style-name="ce4" table:formula="of:=MAX([.B17:.H17])" office:value-type="float" office:value="26620.32" calcext:value-type="float">
            <text:p>26620</text:p>
          </table:table-cell>
          <table:table-cell table:style-name="ce4" table:formula="of:=[.K17]-[.J17]" office:value-type="float" office:value="17.5099999999984" calcext:value-type="float">
            <text:p>18</text:p>
          </table:table-cell>
          <table:table-cell table:style-name="ce4"/>
          <table:table-cell table:style-name="ce4" table:formula="of:=AVERAGE([.B17:.H17])" office:value-type="float" office:value="26610.0964285714" calcext:value-type="float">
            <text:p>266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3_SX</text:p>
          </table:table-cell>
          <table:table-cell office:value-type="float" office:value="70353.304" calcext:value-type="float">
            <text:p>70353</text:p>
          </table:table-cell>
          <table:table-cell office:value-type="float" office:value="70337.71" calcext:value-type="float">
            <text:p>70338</text:p>
          </table:table-cell>
          <table:table-cell office:value-type="float" office:value="70341.67" calcext:value-type="float">
            <text:p>70342</text:p>
          </table:table-cell>
          <table:table-cell office:value-type="float" office:value="70351.82" calcext:value-type="float">
            <text:p>70352</text:p>
          </table:table-cell>
          <table:table-cell office:value-type="float" office:value="70350.31" calcext:value-type="float">
            <text:p>70350</text:p>
          </table:table-cell>
          <table:table-cell office:value-type="float" office:value="70350.45" calcext:value-type="float">
            <text:p>70350</text:p>
          </table:table-cell>
          <table:table-cell office:value-type="float" office:value="70345.6" calcext:value-type="float">
            <text:p>70346</text:p>
          </table:table-cell>
          <table:table-cell/>
          <table:table-cell table:style-name="ce4" table:formula="of:=MIN([.B18:.H18])" office:value-type="float" office:value="70337.71" calcext:value-type="float">
            <text:p>70338</text:p>
          </table:table-cell>
          <table:table-cell table:style-name="ce4" table:formula="of:=MAX([.B18:.H18])" office:value-type="float" office:value="70353.304" calcext:value-type="float">
            <text:p>70353</text:p>
          </table:table-cell>
          <table:table-cell table:style-name="ce4" table:formula="of:=[.K18]-[.J18]" office:value-type="float" office:value="15.5939999999973" calcext:value-type="float">
            <text:p>16</text:p>
          </table:table-cell>
          <table:table-cell table:style-name="ce4"/>
          <table:table-cell table:style-name="ce4" table:formula="of:=AVERAGE([.B18:.H18])" office:value-type="float" office:value="70347.2662857143" calcext:value-type="float">
            <text:p>7034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3_DX</text:p>
          </table:table-cell>
          <table:table-cell office:value-type="float" office:value="86477.544" calcext:value-type="float">
            <text:p>86478</text:p>
          </table:table-cell>
          <table:table-cell office:value-type="float" office:value="86484.46" calcext:value-type="float">
            <text:p>86484</text:p>
          </table:table-cell>
          <table:table-cell office:value-type="float" office:value="86483.33" calcext:value-type="float">
            <text:p>86483</text:p>
          </table:table-cell>
          <table:table-cell office:value-type="float" office:value="86473.34" calcext:value-type="float">
            <text:p>86473</text:p>
          </table:table-cell>
          <table:table-cell office:value-type="float" office:value="86473.98" calcext:value-type="float">
            <text:p>86474</text:p>
          </table:table-cell>
          <table:table-cell office:value-type="float" office:value="86475.39" calcext:value-type="float">
            <text:p>86475</text:p>
          </table:table-cell>
          <table:table-cell office:value-type="float" office:value="86482.49" calcext:value-type="float">
            <text:p>86482</text:p>
          </table:table-cell>
          <table:table-cell/>
          <table:table-cell table:style-name="ce4" table:formula="of:=MIN([.B19:.H19])" office:value-type="float" office:value="86473.34" calcext:value-type="float">
            <text:p>86473</text:p>
          </table:table-cell>
          <table:table-cell table:style-name="ce4" table:formula="of:=MAX([.B19:.H19])" office:value-type="float" office:value="86484.46" calcext:value-type="float">
            <text:p>86484</text:p>
          </table:table-cell>
          <table:table-cell table:style-name="ce4" table:formula="of:=[.K19]-[.J19]" office:value-type="float" office:value="11.1200000000099" calcext:value-type="float">
            <text:p>11</text:p>
          </table:table-cell>
          <table:table-cell table:style-name="ce4"/>
          <table:table-cell table:style-name="ce4" table:formula="of:=AVERAGE([.B19:.H19])" office:value-type="float" office:value="86478.6477142857" calcext:value-type="float">
            <text:p>864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2_SX</text:p>
          </table:table-cell>
          <table:table-cell office:value-type="float" office:value="49873.481" calcext:value-type="float">
            <text:p>49873</text:p>
          </table:table-cell>
          <table:table-cell office:value-type="float" office:value="49855.98" calcext:value-type="float">
            <text:p>49856</text:p>
          </table:table-cell>
          <table:table-cell office:value-type="float" office:value="49864.02" calcext:value-type="float">
            <text:p>49864</text:p>
          </table:table-cell>
          <table:table-cell office:value-type="float" office:value="49868.58" calcext:value-type="float">
            <text:p>49869</text:p>
          </table:table-cell>
          <table:table-cell office:value-type="float" office:value="49867.77" calcext:value-type="float">
            <text:p>49868</text:p>
          </table:table-cell>
          <table:table-cell office:value-type="float" office:value="49873.64" calcext:value-type="float">
            <text:p>49874</text:p>
          </table:table-cell>
          <table:table-cell office:value-type="float" office:value="49874.35" calcext:value-type="float">
            <text:p>49874</text:p>
          </table:table-cell>
          <table:table-cell/>
          <table:table-cell table:style-name="ce4" table:formula="of:=MIN([.B20:.H20])" office:value-type="float" office:value="49855.98" calcext:value-type="float">
            <text:p>49856</text:p>
          </table:table-cell>
          <table:table-cell table:style-name="ce4" table:formula="of:=MAX([.B20:.H20])" office:value-type="float" office:value="49874.35" calcext:value-type="float">
            <text:p>49874</text:p>
          </table:table-cell>
          <table:table-cell table:style-name="ce4" table:formula="of:=[.K20]-[.J20]" office:value-type="float" office:value="18.3699999999953" calcext:value-type="float">
            <text:p>18</text:p>
          </table:table-cell>
          <table:table-cell table:style-name="ce4"/>
          <table:table-cell table:style-name="ce4" table:formula="of:=AVERAGE([.B20:.H20])" office:value-type="float" office:value="49868.2601428571" calcext:value-type="float">
            <text:p>498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2_DX</text:p>
          </table:table-cell>
          <table:table-cell office:value-type="float" office:value="47153.771" calcext:value-type="float">
            <text:p>47154</text:p>
          </table:table-cell>
          <table:table-cell office:value-type="float" office:value="47157.68" calcext:value-type="float">
            <text:p>47158</text:p>
          </table:table-cell>
          <table:table-cell office:value-type="float" office:value="47156.69" calcext:value-type="float">
            <text:p>47157</text:p>
          </table:table-cell>
          <table:table-cell office:value-type="float" office:value="47148.17" calcext:value-type="float">
            <text:p>47148</text:p>
          </table:table-cell>
          <table:table-cell office:value-type="float" office:value="47147.22" calcext:value-type="float">
            <text:p>47147</text:p>
          </table:table-cell>
          <table:table-cell office:value-type="float" office:value="47146.92" calcext:value-type="float">
            <text:p>47147</text:p>
          </table:table-cell>
          <table:table-cell office:value-type="float" office:value="47153.16" calcext:value-type="float">
            <text:p>47153</text:p>
          </table:table-cell>
          <table:table-cell/>
          <table:table-cell table:style-name="ce4" table:formula="of:=MIN([.B21:.H21])" office:value-type="float" office:value="47146.92" calcext:value-type="float">
            <text:p>47147</text:p>
          </table:table-cell>
          <table:table-cell table:style-name="ce4" table:formula="of:=MAX([.B21:.H21])" office:value-type="float" office:value="47157.68" calcext:value-type="float">
            <text:p>47158</text:p>
          </table:table-cell>
          <table:table-cell table:style-name="ce4" table:formula="of:=[.K21]-[.J21]" office:value-type="float" office:value="10.760000000002" calcext:value-type="float">
            <text:p>11</text:p>
          </table:table-cell>
          <table:table-cell table:style-name="ce4"/>
          <table:table-cell table:style-name="ce4" table:formula="of:=AVERAGE([.B21:.H21])" office:value-type="float" office:value="47151.9444285714" calcext:value-type="float">
            <text:p>4715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1_SX</text:p>
          </table:table-cell>
          <table:table-cell office:value-type="float" office:value="31323.954" calcext:value-type="float">
            <text:p>31324</text:p>
          </table:table-cell>
          <table:table-cell office:value-type="float" office:value="31305.04" calcext:value-type="float">
            <text:p>31305</text:p>
          </table:table-cell>
          <table:table-cell office:value-type="float" office:value="31319.68" calcext:value-type="float">
            <text:p>31320</text:p>
          </table:table-cell>
          <table:table-cell office:value-type="float" office:value="31326.45" calcext:value-type="float">
            <text:p>31326</text:p>
          </table:table-cell>
          <table:table-cell office:value-type="float" office:value="31328.41" calcext:value-type="float">
            <text:p>31328</text:p>
          </table:table-cell>
          <table:table-cell office:value-type="float" office:value="31333.8" calcext:value-type="float">
            <text:p>31334</text:p>
          </table:table-cell>
          <table:table-cell office:value-type="float" office:value="31327.31" calcext:value-type="float">
            <text:p>31327</text:p>
          </table:table-cell>
          <table:table-cell/>
          <table:table-cell table:style-name="ce4" table:formula="of:=MIN([.B22:.H22])" office:value-type="float" office:value="31305.04" calcext:value-type="float">
            <text:p>31305</text:p>
          </table:table-cell>
          <table:table-cell table:style-name="ce4" table:formula="of:=MAX([.B22:.H22])" office:value-type="float" office:value="31333.8" calcext:value-type="float">
            <text:p>31334</text:p>
          </table:table-cell>
          <table:table-cell table:style-name="ce4" table:formula="of:=[.K22]-[.J22]" office:value-type="float" office:value="28.7599999999984" calcext:value-type="float">
            <text:p>29</text:p>
          </table:table-cell>
          <table:table-cell table:style-name="ce4"/>
          <table:table-cell table:style-name="ce4" table:formula="of:=AVERAGE([.B22:.H22])" office:value-type="float" office:value="31323.5205714286" calcext:value-type="float">
            <text:p>313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CB1_DX</text:p>
          </table:table-cell>
          <table:table-cell office:value-type="float" office:value="31803.482" calcext:value-type="float">
            <text:p>31803</text:p>
          </table:table-cell>
          <table:table-cell office:value-type="float" office:value="31806.64" calcext:value-type="float">
            <text:p>31807</text:p>
          </table:table-cell>
          <table:table-cell office:value-type="float" office:value="31806.68" calcext:value-type="float">
            <text:p>31807</text:p>
          </table:table-cell>
          <table:table-cell office:value-type="float" office:value="31802.62" calcext:value-type="float">
            <text:p>31803</text:p>
          </table:table-cell>
          <table:table-cell office:value-type="float" office:value="31800.54" calcext:value-type="float">
            <text:p>31801</text:p>
          </table:table-cell>
          <table:table-cell office:value-type="float" office:value="31802.62" calcext:value-type="float">
            <text:p>31803</text:p>
          </table:table-cell>
          <table:table-cell office:value-type="float" office:value="31804.91" calcext:value-type="float">
            <text:p>31805</text:p>
          </table:table-cell>
          <table:table-cell/>
          <table:table-cell table:style-name="ce4" table:formula="of:=MIN([.B23:.H23])" office:value-type="float" office:value="31800.54" calcext:value-type="float">
            <text:p>31801</text:p>
          </table:table-cell>
          <table:table-cell table:style-name="ce4" table:formula="of:=MAX([.B23:.H23])" office:value-type="float" office:value="31806.68" calcext:value-type="float">
            <text:p>31807</text:p>
          </table:table-cell>
          <table:table-cell table:style-name="ce4" table:formula="of:=[.K23]-[.J23]" office:value-type="float" office:value="6.13999999999942" calcext:value-type="float">
            <text:p>6</text:p>
          </table:table-cell>
          <table:table-cell table:style-name="ce4"/>
          <table:table-cell table:style-name="ce4" table:formula="of:=AVERAGE([.B23:.H23])" office:value-type="float" office:value="31803.9274285714" calcext:value-type="float">
            <text:p>31804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Diff wrt to average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formula="of:=[.B2]-[.$N2]" office:value-type="float" office:value="-3.24685714285442" calcext:value-type="float">
            <text:p>-3</text:p>
          </table:table-cell>
          <table:table-cell table:formula="of:=[.C2]-[.$N2]" office:value-type="float" office:value="-15.6138571428528" calcext:value-type="float">
            <text:p>-16</text:p>
          </table:table-cell>
          <table:table-cell table:formula="of:=[.D2]-[.$N2]" office:value-type="float" office:value="-7.90385714285367" calcext:value-type="float">
            <text:p>-8</text:p>
          </table:table-cell>
          <table:table-cell table:formula="of:=[.E2]-[.$N2]" office:value-type="float" office:value="-3.74385714285745" calcext:value-type="float">
            <text:p>-4</text:p>
          </table:table-cell>
          <table:table-cell table:formula="of:=[.F2]-[.$N2]" office:value-type="float" office:value="8.51614285714459" calcext:value-type="float">
            <text:p>9</text:p>
          </table:table-cell>
          <table:table-cell table:formula="of:=[.G2]-[.$N2]" office:value-type="float" office:value="13.3661428571431" calcext:value-type="float">
            <text:p>13</text:p>
          </table:table-cell>
          <table:table-cell table:formula="of:=[.H2]-[.$N2]" office:value-type="float" office:value="8.62614285714517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formula="of:=[.B3]-[.$N3]" office:value-type="float" office:value="-5.06885714286182" calcext:value-type="float">
            <text:p>-5</text:p>
          </table:table-cell>
          <table:table-cell table:formula="of:=[.C3]-[.$N3]" office:value-type="float" office:value="8.73814285713888" calcext:value-type="float">
            <text:p>9</text:p>
          </table:table-cell>
          <table:table-cell table:formula="of:=[.D3]-[.$N3]" office:value-type="float" office:value="2.36814285714354" calcext:value-type="float">
            <text:p>2</text:p>
          </table:table-cell>
          <table:table-cell table:formula="of:=[.E3]-[.$N3]" office:value-type="float" office:value="-1.22185714285297" calcext:value-type="float">
            <text:p>-1</text:p>
          </table:table-cell>
          <table:table-cell table:formula="of:=[.F3]-[.$N3]" office:value-type="float" office:value="0.32814285713539" calcext:value-type="float">
            <text:p>0</text:p>
          </table:table-cell>
          <table:table-cell table:formula="of:=[.G3]-[.$N3]" office:value-type="float" office:value="-0.381857142856461" calcext:value-type="float">
            <text:p>0</text:p>
          </table:table-cell>
          <table:table-cell table:formula="of:=[.H3]-[.$N3]" office:value-type="float" office:value="-4.76185714286112" calcext:value-type="float">
            <text:p>-5</text:p>
          </table:table-cell>
          <table:table-cell table:number-columns-repeated="1016"/>
        </table:table-row>
        <table:table-row table:style-name="ro2">
          <table:table-cell/>
          <table:table-cell table:formula="of:=[.B4]-[.$N4]" office:value-type="float" office:value="-1.41285714285186" calcext:value-type="float">
            <text:p>-1</text:p>
          </table:table-cell>
          <table:table-cell table:formula="of:=[.C4]-[.$N4]" office:value-type="float" office:value="-8.51785714285506" calcext:value-type="float">
            <text:p>-9</text:p>
          </table:table-cell>
          <table:table-cell table:formula="of:=[.D4]-[.$N4]" office:value-type="float" office:value="-3.35785714285157" calcext:value-type="float">
            <text:p>-3</text:p>
          </table:table-cell>
          <table:table-cell table:formula="of:=[.E4]-[.$N4]" office:value-type="float" office:value="-2.98785714284895" calcext:value-type="float">
            <text:p>-3</text:p>
          </table:table-cell>
          <table:table-cell table:formula="of:=[.F4]-[.$N4]" office:value-type="float" office:value="1.42214285714726" calcext:value-type="float">
            <text:p>1</text:p>
          </table:table-cell>
          <table:table-cell table:formula="of:=[.G4]-[.$N4]" office:value-type="float" office:value="6.29214285714988" calcext:value-type="float">
            <text:p>6</text:p>
          </table:table-cell>
          <table:table-cell table:formula="of:=[.H4]-[.$N4]" office:value-type="float" office:value="8.56214285714668" calcext:value-type="float">
            <text:p>9</text:p>
          </table:table-cell>
          <table:table-cell table:number-columns-repeated="1016"/>
        </table:table-row>
        <table:table-row table:style-name="ro2">
          <table:table-cell/>
          <table:table-cell table:formula="of:=[.B5]-[.$N5]" office:value-type="float" office:value="-4.26599999999962" calcext:value-type="float">
            <text:p>-4</text:p>
          </table:table-cell>
          <table:table-cell table:formula="of:=[.C5]-[.$N5]" office:value-type="float" office:value="5.50600000000122" calcext:value-type="float">
            <text:p>6</text:p>
          </table:table-cell>
          <table:table-cell table:formula="of:=[.D5]-[.$N5]" office:value-type="float" office:value="1.84600000000137" calcext:value-type="float">
            <text:p>2</text:p>
          </table:table-cell>
          <table:table-cell table:formula="of:=[.E5]-[.$N5]" office:value-type="float" office:value="-0.393999999996595" calcext:value-type="float">
            <text:p>0</text:p>
          </table:table-cell>
          <table:table-cell table:formula="of:=[.F5]-[.$N5]" office:value-type="float" office:value="1.08600000000297" calcext:value-type="float">
            <text:p>1</text:p>
          </table:table-cell>
          <table:table-cell table:formula="of:=[.G5]-[.$N5]" office:value-type="float" office:value="0.366000000001804" calcext:value-type="float">
            <text:p>0</text:p>
          </table:table-cell>
          <table:table-cell table:formula="of:=[.H5]-[.$N5]" office:value-type="float" office:value="-4.1439999999966" calcext:value-type="float">
            <text:p>-4</text:p>
          </table:table-cell>
          <table:table-cell table:number-columns-repeated="1016"/>
        </table:table-row>
        <table:table-row table:style-name="ro2">
          <table:table-cell/>
          <table:table-cell table:formula="of:=[.B6]-[.$N6]" office:value-type="float" office:value="0.00628571428751457" calcext:value-type="float">
            <text:p>0</text:p>
          </table:table-cell>
          <table:table-cell table:formula="of:=[.C6]-[.$N6]" office:value-type="float" office:value="-4.02271428571476" calcext:value-type="float">
            <text:p>-4</text:p>
          </table:table-cell>
          <table:table-cell table:formula="of:=[.D6]-[.$N6]" office:value-type="float" office:value="-2.01271428571272" calcext:value-type="float">
            <text:p>-2</text:p>
          </table:table-cell>
          <table:table-cell table:formula="of:=[.E6]-[.$N6]" office:value-type="float" office:value="-2.29271428571519" calcext:value-type="float">
            <text:p>-2</text:p>
          </table:table-cell>
          <table:table-cell table:formula="of:=[.F6]-[.$N6]" office:value-type="float" office:value="-0.732714285713882" calcext:value-type="float">
            <text:p>-1</text:p>
          </table:table-cell>
          <table:table-cell table:formula="of:=[.G6]-[.$N6]" office:value-type="float" office:value="3.35728571428626" calcext:value-type="float">
            <text:p>3</text:p>
          </table:table-cell>
          <table:table-cell table:formula="of:=[.H6]-[.$N6]" office:value-type="float" office:value="5.69728571428641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formula="of:=[.B7]-[.$N7]" office:value-type="float" office:value="-2.58742857143079" calcext:value-type="float">
            <text:p>-3</text:p>
          </table:table-cell>
          <table:table-cell table:formula="of:=[.C7]-[.$N7]" office:value-type="float" office:value="2.2845714285686" calcext:value-type="float">
            <text:p>2</text:p>
          </table:table-cell>
          <table:table-cell table:formula="of:=[.D7]-[.$N7]" office:value-type="float" office:value="0.894571428569179" calcext:value-type="float">
            <text:p>1</text:p>
          </table:table-cell>
          <table:table-cell table:formula="of:=[.E7]-[.$N7]" office:value-type="float" office:value="0.424571428569834" calcext:value-type="float">
            <text:p>0</text:p>
          </table:table-cell>
          <table:table-cell table:formula="of:=[.F7]-[.$N7]" office:value-type="float" office:value="2.32457142856947" calcext:value-type="float">
            <text:p>2</text:p>
          </table:table-cell>
          <table:table-cell table:formula="of:=[.G7]-[.$N7]" office:value-type="float" office:value="0.82457142856947" calcext:value-type="float">
            <text:p>1</text:p>
          </table:table-cell>
          <table:table-cell table:formula="of:=[.H7]-[.$N7]" office:value-type="float" office:value="-4.16542857143031" calcext:value-type="float">
            <text:p>-4</text:p>
          </table:table-cell>
          <table:table-cell table:number-columns-repeated="1016"/>
        </table:table-row>
        <table:table-row table:style-name="ro2">
          <table:table-cell/>
          <table:table-cell table:formula="of:=[.B8]-[.$N8]" office:value-type="float" office:value="-0.418000000001484" calcext:value-type="float">
            <text:p>0</text:p>
          </table:table-cell>
          <table:table-cell table:formula="of:=[.C8]-[.$N8]" office:value-type="float" office:value="-0.261999999998807" calcext:value-type="float">
            <text:p>0</text:p>
          </table:table-cell>
          <table:table-cell table:formula="of:=[.D8]-[.$N8]" office:value-type="float" office:value="-1.04200000000128" calcext:value-type="float">
            <text:p>-1</text:p>
          </table:table-cell>
          <table:table-cell table:formula="of:=[.E8]-[.$N8]" office:value-type="float" office:value="-1.54200000000128" calcext:value-type="float">
            <text:p>-2</text:p>
          </table:table-cell>
          <table:table-cell table:formula="of:=[.F8]-[.$N8]" office:value-type="float" office:value="-0.952000000001135" calcext:value-type="float">
            <text:p>-1</text:p>
          </table:table-cell>
          <table:table-cell table:formula="of:=[.G8]-[.$N8]" office:value-type="float" office:value="1.25799999999799" calcext:value-type="float">
            <text:p>1</text:p>
          </table:table-cell>
          <table:table-cell table:formula="of:=[.H8]-[.$N8]" office:value-type="float" office:value="2.95799999999872" calcext:value-type="float">
            <text:p>3</text:p>
          </table:table-cell>
          <table:table-cell table:number-columns-repeated="1016"/>
        </table:table-row>
        <table:table-row table:style-name="ro2">
          <table:table-cell/>
          <table:table-cell table:formula="of:=[.B9]-[.$N9]" office:value-type="float" office:value="-2.00314285715285" calcext:value-type="float">
            <text:p>-2</text:p>
          </table:table-cell>
          <table:table-cell table:formula="of:=[.C9]-[.$N9]" office:value-type="float" office:value="-0.731142857141094" calcext:value-type="float">
            <text:p>-1</text:p>
          </table:table-cell>
          <table:table-cell table:formula="of:=[.D9]-[.$N9]" office:value-type="float" office:value="-0.191142857147497" calcext:value-type="float">
            <text:p>0</text:p>
          </table:table-cell>
          <table:table-cell table:formula="of:=[.E9]-[.$N9]" office:value-type="float" office:value="1.07885714285658" calcext:value-type="float">
            <text:p>1</text:p>
          </table:table-cell>
          <table:table-cell table:formula="of:=[.F9]-[.$N9]" office:value-type="float" office:value="3.58885714285134" calcext:value-type="float">
            <text:p>4</text:p>
          </table:table-cell>
          <table:table-cell table:formula="of:=[.G9]-[.$N9]" office:value-type="float" office:value="1.50885714284959" calcext:value-type="float">
            <text:p>2</text:p>
          </table:table-cell>
          <table:table-cell table:formula="of:=[.H9]-[.$N9]" office:value-type="float" office:value="-3.25114285714517" calcext:value-type="float">
            <text:p>-3</text:p>
          </table:table-cell>
          <table:table-cell table:number-columns-repeated="1016"/>
        </table:table-row>
        <table:table-row table:style-name="ro2">
          <table:table-cell/>
          <table:table-cell table:formula="of:=[.B10]-[.$N10]" office:value-type="float" office:value="-2.00714285715367" calcext:value-type="float">
            <text:p>-2</text:p>
          </table:table-cell>
          <table:table-cell table:formula="of:=[.C10]-[.$N10]" office:value-type="float" office:value="2.29285714284924" calcext:value-type="float">
            <text:p>2</text:p>
          </table:table-cell>
          <table:table-cell table:formula="of:=[.D10]-[.$N10]" office:value-type="float" office:value="0.802857142858557" calcext:value-type="float">
            <text:p>1</text:p>
          </table:table-cell>
          <table:table-cell table:formula="of:=[.E10]-[.$N10]" office:value-type="float" office:value="-1.97714285715483" calcext:value-type="float">
            <text:p>-2</text:p>
          </table:table-cell>
          <table:table-cell table:formula="of:=[.F10]-[.$N10]" office:value-type="float" office:value="-0.3271428571461" calcext:value-type="float">
            <text:p>0</text:p>
          </table:table-cell>
          <table:table-cell table:formula="of:=[.G10]-[.$N10]" office:value-type="float" office:value="-0.207142857150757" calcext:value-type="float">
            <text:p>0</text:p>
          </table:table-cell>
          <table:table-cell table:formula="of:=[.H10]-[.$N10]" office:value-type="float" office:value="1.4228571428539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formula="of:=[.B11]-[.$N11]" office:value-type="float" office:value="0.00457142856976134" calcext:value-type="float">
            <text:p>0</text:p>
          </table:table-cell>
          <table:table-cell table:formula="of:=[.C11]-[.$N11]" office:value-type="float" office:value="-3.29742857142992" calcext:value-type="float">
            <text:p>-3</text:p>
          </table:table-cell>
          <table:table-cell table:formula="of:=[.D11]-[.$N11]" office:value-type="float" office:value="-2.12742857142985" calcext:value-type="float">
            <text:p>-2</text:p>
          </table:table-cell>
          <table:table-cell table:formula="of:=[.E11]-[.$N11]" office:value-type="float" office:value="2.18257142857146" calcext:value-type="float">
            <text:p>2</text:p>
          </table:table-cell>
          <table:table-cell table:formula="of:=[.F11]-[.$N11]" office:value-type="float" office:value="3.39257142857059" calcext:value-type="float">
            <text:p>3</text:p>
          </table:table-cell>
          <table:table-cell table:formula="of:=[.G11]-[.$N11]" office:value-type="float" office:value="2.27257142856979" calcext:value-type="float">
            <text:p>2</text:p>
          </table:table-cell>
          <table:table-cell table:formula="of:=[.H11]-[.$N11]" office:value-type="float" office:value="-2.42742857142912" calcext:value-type="float">
            <text:p>-2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Y</text:p>
          </table:table-cell>
          <table:table-cell table:formula="of:=[.B14]-[.$N14]" office:value-type="float" office:value="5.28142857142666" calcext:value-type="float">
            <text:p>5</text:p>
          </table:table-cell>
          <table:table-cell table:formula="of:=[.C14]-[.$N14]" office:value-type="float" office:value="-16.0585714285698" calcext:value-type="float">
            <text:p>-16</text:p>
          </table:table-cell>
          <table:table-cell table:formula="of:=[.D14]-[.$N14]" office:value-type="float" office:value="-9.33857142856868" calcext:value-type="float">
            <text:p>-9</text:p>
          </table:table-cell>
          <table:table-cell table:formula="of:=[.E14]-[.$N14]" office:value-type="float" office:value="11.0014285714278" calcext:value-type="float">
            <text:p>11</text:p>
          </table:table-cell>
          <table:table-cell table:formula="of:=[.F14]-[.$N14]" office:value-type="float" office:value="11.5814285714296" calcext:value-type="float">
            <text:p>12</text:p>
          </table:table-cell>
          <table:table-cell table:formula="of:=[.G14]-[.$N14]" office:value-type="float" office:value="3.78142857142666" calcext:value-type="float">
            <text:p>4</text:p>
          </table:table-cell>
          <table:table-cell table:formula="of:=[.H14]-[.$N14]" office:value-type="float" office:value="-6.24857142857218" calcext:value-type="float">
            <text:p>-6</text:p>
          </table:table-cell>
          <table:table-cell table:number-columns-repeated="1016"/>
        </table:table-row>
        <table:table-row table:style-name="ro2">
          <table:table-cell/>
          <table:table-cell table:formula="of:=[.B15]-[.$N15]" office:value-type="float" office:value="-7.23028571428949" calcext:value-type="float">
            <text:p>-7</text:p>
          </table:table-cell>
          <table:table-cell table:formula="of:=[.C15]-[.$N15]" office:value-type="float" office:value="-7.84828571429171" calcext:value-type="float">
            <text:p>-8</text:p>
          </table:table-cell>
          <table:table-cell table:formula="of:=[.D15]-[.$N15]" office:value-type="float" office:value="3.11171428570742" calcext:value-type="float">
            <text:p>3</text:p>
          </table:table-cell>
          <table:table-cell table:formula="of:=[.E15]-[.$N15]" office:value-type="float" office:value="-8.76828571428996" calcext:value-type="float">
            <text:p>-9</text:p>
          </table:table-cell>
          <table:table-cell table:formula="of:=[.F15]-[.$N15]" office:value-type="float" office:value="-4.64828571429098" calcext:value-type="float">
            <text:p>-5</text:p>
          </table:table-cell>
          <table:table-cell table:formula="of:=[.G15]-[.$N15]" office:value-type="float" office:value="9.12171428570946" calcext:value-type="float">
            <text:p>9</text:p>
          </table:table-cell>
          <table:table-cell table:formula="of:=[.H15]-[.$N15]" office:value-type="float" office:value="16.2617142857089" calcext:value-type="float">
            <text:p>16</text:p>
          </table:table-cell>
          <table:table-cell table:number-columns-repeated="1016"/>
        </table:table-row>
        <table:table-row table:style-name="ro2">
          <table:table-cell/>
          <table:table-cell table:formula="of:=[.B16]-[.$N16]" office:value-type="float" office:value="6.93800000000192" calcext:value-type="float">
            <text:p>7</text:p>
          </table:table-cell>
          <table:table-cell table:formula="of:=[.C16]-[.$N16]" office:value-type="float" office:value="-10.9929999999986" calcext:value-type="float">
            <text:p>-11</text:p>
          </table:table-cell>
          <table:table-cell table:formula="of:=[.D16]-[.$N16]" office:value-type="float" office:value="-6.6929999999993" calcext:value-type="float">
            <text:p>-7</text:p>
          </table:table-cell>
          <table:table-cell table:formula="of:=[.E16]-[.$N16]" office:value-type="float" office:value="6.50700000000143" calcext:value-type="float">
            <text:p>7</text:p>
          </table:table-cell>
          <table:table-cell table:formula="of:=[.F16]-[.$N16]" office:value-type="float" office:value="6.69700000000375" calcext:value-type="float">
            <text:p>7</text:p>
          </table:table-cell>
          <table:table-cell table:formula="of:=[.G16]-[.$N16]" office:value-type="float" office:value="2.61700000000201" calcext:value-type="float">
            <text:p>3</text:p>
          </table:table-cell>
          <table:table-cell table:formula="of:=[.H16]-[.$N16]" office:value-type="float" office:value="-5.07299999999668" calcext:value-type="float">
            <text:p>-5</text:p>
          </table:table-cell>
          <table:table-cell table:number-columns-repeated="1016"/>
        </table:table-row>
        <table:table-row table:style-name="ro2">
          <table:table-cell/>
          <table:table-cell table:formula="of:=[.B17]-[.$N17]" office:value-type="float" office:value="-4.41142857142404" calcext:value-type="float">
            <text:p>-4</text:p>
          </table:table-cell>
          <table:table-cell table:formula="of:=[.C17]-[.$N17]" office:value-type="float" office:value="0.653571428574651" calcext:value-type="float">
            <text:p>1</text:p>
          </table:table-cell>
          <table:table-cell table:formula="of:=[.D17]-[.$N17]" office:value-type="float" office:value="4.5035714285732" calcext:value-type="float">
            <text:p>5</text:p>
          </table:table-cell>
          <table:table-cell table:formula="of:=[.E17]-[.$N17]" office:value-type="float" office:value="-7.28642857142404" calcext:value-type="float">
            <text:p>-7</text:p>
          </table:table-cell>
          <table:table-cell table:formula="of:=[.F17]-[.$N17]" office:value-type="float" office:value="-5.72642857142637" calcext:value-type="float">
            <text:p>-6</text:p>
          </table:table-cell>
          <table:table-cell table:formula="of:=[.G17]-[.$N17]" office:value-type="float" office:value="2.04357142857407" calcext:value-type="float">
            <text:p>2</text:p>
          </table:table-cell>
          <table:table-cell table:formula="of:=[.H17]-[.$N17]" office:value-type="float" office:value="10.2235714285744" calcext:value-type="float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8]-[.$N18]" office:value-type="float" office:value="6.03771428570326" calcext:value-type="float">
            <text:p>6</text:p>
          </table:table-cell>
          <table:table-cell table:formula="of:=[.C18]-[.$N18]" office:value-type="float" office:value="-9.55628571429406" calcext:value-type="float">
            <text:p>-10</text:p>
          </table:table-cell>
          <table:table-cell table:formula="of:=[.D18]-[.$N18]" office:value-type="float" office:value="-5.59628571430221" calcext:value-type="float">
            <text:p>-6</text:p>
          </table:table-cell>
          <table:table-cell table:formula="of:=[.E18]-[.$N18]" office:value-type="float" office:value="4.55371428570652" calcext:value-type="float">
            <text:p>5</text:p>
          </table:table-cell>
          <table:table-cell table:formula="of:=[.F18]-[.$N18]" office:value-type="float" office:value="3.04371428569721" calcext:value-type="float">
            <text:p>3</text:p>
          </table:table-cell>
          <table:table-cell table:formula="of:=[.G18]-[.$N18]" office:value-type="float" office:value="3.18371428569662" calcext:value-type="float">
            <text:p>3</text:p>
          </table:table-cell>
          <table:table-cell table:formula="of:=[.H18]-[.$N18]" office:value-type="float" office:value="-1.66628571429465" calcext:value-type="float">
            <text:p>-2</text:p>
          </table:table-cell>
          <table:table-cell table:number-columns-repeated="1016"/>
        </table:table-row>
        <table:table-row table:style-name="ro2">
          <table:table-cell/>
          <table:table-cell table:formula="of:=[.B19]-[.$N19]" office:value-type="float" office:value="-1.10371428572398" calcext:value-type="float">
            <text:p>-1</text:p>
          </table:table-cell>
          <table:table-cell table:formula="of:=[.C19]-[.$N19]" office:value-type="float" office:value="5.81228571428801" calcext:value-type="float">
            <text:p>6</text:p>
          </table:table-cell>
          <table:table-cell table:formula="of:=[.D19]-[.$N19]" office:value-type="float" office:value="4.68228571428335" calcext:value-type="float">
            <text:p>5</text:p>
          </table:table-cell>
          <table:table-cell table:formula="of:=[.E19]-[.$N19]" office:value-type="float" office:value="-5.30771428572189" calcext:value-type="float">
            <text:p>-5</text:p>
          </table:table-cell>
          <table:table-cell table:formula="of:=[.F19]-[.$N19]" office:value-type="float" office:value="-4.66771428572247" calcext:value-type="float">
            <text:p>-5</text:p>
          </table:table-cell>
          <table:table-cell table:formula="of:=[.G19]-[.$N19]" office:value-type="float" office:value="-3.25771428571898" calcext:value-type="float">
            <text:p>-3</text:p>
          </table:table-cell>
          <table:table-cell table:formula="of:=[.H19]-[.$N19]" office:value-type="float" office:value="3.84228571428685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formula="of:=[.B20]-[.$N20]" office:value-type="float" office:value="5.2208571428564" calcext:value-type="float">
            <text:p>5</text:p>
          </table:table-cell>
          <table:table-cell table:formula="of:=[.C20]-[.$N20]" office:value-type="float" office:value="-12.2801428571402" calcext:value-type="float">
            <text:p>-12</text:p>
          </table:table-cell>
          <table:table-cell table:formula="of:=[.D20]-[.$N20]" office:value-type="float" office:value="-4.24014285714657" calcext:value-type="float">
            <text:p>-4</text:p>
          </table:table-cell>
          <table:table-cell table:formula="of:=[.E20]-[.$N20]" office:value-type="float" office:value="0.319857142858382" calcext:value-type="float">
            <text:p>0</text:p>
          </table:table-cell>
          <table:table-cell table:formula="of:=[.F20]-[.$N20]" office:value-type="float" office:value="-0.490142857146566" calcext:value-type="float">
            <text:p>0</text:p>
          </table:table-cell>
          <table:table-cell table:formula="of:=[.G20]-[.$N20]" office:value-type="float" office:value="5.37985714285605" calcext:value-type="float">
            <text:p>5</text:p>
          </table:table-cell>
          <table:table-cell table:formula="of:=[.H20]-[.$N20]" office:value-type="float" office:value="6.08985714285518" calcext:value-type="float">
            <text:p>6</text:p>
          </table:table-cell>
          <table:table-cell table:number-columns-repeated="1016"/>
        </table:table-row>
        <table:table-row table:style-name="ro2">
          <table:table-cell/>
          <table:table-cell table:formula="of:=[.B21]-[.$N21]" office:value-type="float" office:value="1.82657142857352" calcext:value-type="float">
            <text:p>2</text:p>
          </table:table-cell>
          <table:table-cell table:formula="of:=[.C21]-[.$N21]" office:value-type="float" office:value="5.73557142857317" calcext:value-type="float">
            <text:p>6</text:p>
          </table:table-cell>
          <table:table-cell table:formula="of:=[.D21]-[.$N21]" office:value-type="float" office:value="4.7455714285752" calcext:value-type="float">
            <text:p>5</text:p>
          </table:table-cell>
          <table:table-cell table:formula="of:=[.E21]-[.$N21]" office:value-type="float" office:value="-3.77442857142887" calcext:value-type="float">
            <text:p>-4</text:p>
          </table:table-cell>
          <table:table-cell table:formula="of:=[.F21]-[.$N21]" office:value-type="float" office:value="-4.72442857142596" calcext:value-type="float">
            <text:p>-5</text:p>
          </table:table-cell>
          <table:table-cell table:formula="of:=[.G21]-[.$N21]" office:value-type="float" office:value="-5.02442857142887" calcext:value-type="float">
            <text:p>-5</text:p>
          </table:table-cell>
          <table:table-cell table:formula="of:=[.H21]-[.$N21]" office:value-type="float" office:value="1.21557142857637" calcext:value-type="float">
            <text:p>1</text:p>
          </table:table-cell>
          <table:table-cell table:number-columns-repeated="1016"/>
        </table:table-row>
        <table:table-row table:style-name="ro2">
          <table:table-cell/>
          <table:table-cell table:formula="of:=[.B22]-[.$N22]" office:value-type="float" office:value="0.433428571428522" calcext:value-type="float">
            <text:p>0</text:p>
          </table:table-cell>
          <table:table-cell table:formula="of:=[.C22]-[.$N22]" office:value-type="float" office:value="-18.4805714285721" calcext:value-type="float">
            <text:p>-18</text:p>
          </table:table-cell>
          <table:table-cell table:formula="of:=[.D22]-[.$N22]" office:value-type="float" office:value="-3.84057142857273" calcext:value-type="float">
            <text:p>-4</text:p>
          </table:table-cell>
          <table:table-cell table:formula="of:=[.E22]-[.$N22]" office:value-type="float" office:value="2.92942857142771" calcext:value-type="float">
            <text:p>3</text:p>
          </table:table-cell>
          <table:table-cell table:formula="of:=[.F22]-[.$N22]" office:value-type="float" office:value="4.88942857142683" calcext:value-type="float">
            <text:p>5</text:p>
          </table:table-cell>
          <table:table-cell table:formula="of:=[.G22]-[.$N22]" office:value-type="float" office:value="10.2794285714263" calcext:value-type="float">
            <text:p>10</text:p>
          </table:table-cell>
          <table:table-cell table:formula="of:=[.H22]-[.$N22]" office:value-type="float" office:value="3.78942857142829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formula="of:=[.B23]-[.$N23]" office:value-type="float" office:value="-0.445428571427328" calcext:value-type="float">
            <text:p>0</text:p>
          </table:table-cell>
          <table:table-cell table:formula="of:=[.C23]-[.$N23]" office:value-type="float" office:value="2.71257142857212" calcext:value-type="float">
            <text:p>3</text:p>
          </table:table-cell>
          <table:table-cell table:formula="of:=[.D23]-[.$N23]" office:value-type="float" office:value="2.75257142857299" calcext:value-type="float">
            <text:p>3</text:p>
          </table:table-cell>
          <table:table-cell table:formula="of:=[.E23]-[.$N23]" office:value-type="float" office:value="-1.30742857142832" calcext:value-type="float">
            <text:p>-1</text:p>
          </table:table-cell>
          <table:table-cell table:formula="of:=[.F23]-[.$N23]" office:value-type="float" office:value="-3.38742857142643" calcext:value-type="float">
            <text:p>-3</text:p>
          </table:table-cell>
          <table:table-cell table:formula="of:=[.G23]-[.$N23]" office:value-type="float" office:value="-1.30742857142832" calcext:value-type="float">
            <text:p>-1</text:p>
          </table:table-cell>
          <table:table-cell table:formula="of:=[.H23]-[.$N23]" office:value-type="float" office:value="0.982571428572555" calcext:value-type="float">
            <text:p>1</text:p>
          </table:table-cell>
          <table:table-cell table:number-columns-repeated="1016"/>
        </table:table-row>
      </table:table>
      <table:table table:name="STIFFBACK" table:style-name="ta1" table:print="false">
        <table:table-column table:style-name="co1" table:default-cell-style-name="Default"/>
        <table:table-column table:style-name="co1" table:number-columns-repeated="7" table:default-cell-style-name="ce4"/>
        <table:table-column table:style-name="co1" table:number-columns-repeated="1016" table:default-cell-style-name="Default"/>
        <table:table-row table:style-name="ro3">
          <table:table-cell table:style-name="ce1" office:value-type="string" calcext:value-type="string">
            <text:p>X</text:p>
          </table:table-cell>
          <table:table-cell table:style-name="Default" office:value-type="string" calcext:value-type="string">
            <text:p>test1</text:p>
          </table:table-cell>
          <table:table-cell table:style-name="Default" office:value-type="string" calcext:value-type="string">
            <text:p>test2</text:p>
          </table:table-cell>
          <table:table-cell table:style-name="Default" office:value-type="string" calcext:value-type="string">
            <text:p>test3</text:p>
          </table:table-cell>
          <table:table-cell table:style-name="Default" office:value-type="string" calcext:value-type="string">
            <text:p>test4</text:p>
          </table:table-cell>
          <table:table-cell table:style-name="Default" office:value-type="string" calcext:value-type="string">
            <text:p>test5</text:p>
          </table:table-cell>
          <table:table-cell table:style-name="ce3" office:value-type="string" calcext:value-type="string">
            <text:p>Test 6</text:p>
          </table:table-cell>
          <table:table-cell table:style-name="ce3" office:value-type="string" calcext:value-type="string">
            <text:p>Test 7</text:p>
          </table:table-cell>
          <table:table-cell table:style-name="ce1" office:value-type="string" calcext:value-type="string">
            <text:p>test8</text:p>
          </table:table-cell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MAX-MIN</text:p>
          </table:table-cell>
          <table:table-cell table:style-name="ce1"/>
          <table:table-cell table:style-name="ce1" office:value-type="string" calcext:value-type="string">
            <text:p>AVERAGE</text:p>
          </table:table-cell>
          <table:table-cell table:style-name="ce5" table:number-columns-repeated="1009"/>
        </table:table-row>
        <table:table-row table:style-name="ro2">
          <table:table-cell office:value-type="string" calcext:value-type="string">
            <text:p>PCB5_SX</text:p>
          </table:table-cell>
          <table:table-cell office:value-type="float" office:value="50083.41" calcext:value-type="float">
            <text:p>50083</text:p>
          </table:table-cell>
          <table:table-cell office:value-type="float" office:value="50090.4" calcext:value-type="float">
            <text:p>50090</text:p>
          </table:table-cell>
          <table:table-cell table:style-name="Default" office:value-type="float" office:value="50092.94" calcext:value-type="float">
            <text:p>50092.94</text:p>
          </table:table-cell>
          <table:table-cell table:style-name="Default" office:value-type="float" office:value="50090.64" calcext:value-type="float">
            <text:p>50090.64</text:p>
          </table:table-cell>
          <table:table-cell table:style-name="Default" office:value-type="float" office:value="50079.29" calcext:value-type="float">
            <text:p>50079.29</text:p>
          </table:table-cell>
          <table:table-cell table:style-name="Default" office:value-type="float" office:value="50093.82" calcext:value-type="float">
            <text:p>50093.82</text:p>
          </table:table-cell>
          <table:table-cell table:style-name="Default" office:value-type="float" office:value="50095.17" calcext:value-type="float">
            <text:p>50095.17</text:p>
          </table:table-cell>
          <table:table-cell office:value-type="float" office:value="50100.66" calcext:value-type="float">
            <text:p>50100.66</text:p>
          </table:table-cell>
          <table:table-cell/>
          <table:table-cell table:style-name="ce4" table:formula="of:=MIN([.B2:.I2])" office:value-type="float" office:value="50079.29" calcext:value-type="float">
            <text:p>50079</text:p>
          </table:table-cell>
          <table:table-cell table:style-name="ce4" table:formula="of:=MAX([.B2:.I2])" office:value-type="float" office:value="50100.66" calcext:value-type="float">
            <text:p>50101</text:p>
          </table:table-cell>
          <table:table-cell table:style-name="ce4" table:formula="of:=[.L2]-[.K2]" office:value-type="float" office:value="21.3700000000026" calcext:value-type="float">
            <text:p>21</text:p>
          </table:table-cell>
          <table:table-cell table:style-name="ce4"/>
          <table:table-cell table:style-name="ce4" table:formula="of:=AVERAGE([.B2:.I2])" office:value-type="float" office:value="50090.79125" calcext:value-type="float">
            <text:p>5009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5_DX</text:p>
          </table:table-cell>
          <table:table-cell office:value-type="float" office:value="89464.05" calcext:value-type="float">
            <text:p>89464</text:p>
          </table:table-cell>
          <table:table-cell office:value-type="float" office:value="89444.06" calcext:value-type="float">
            <text:p>89444</text:p>
          </table:table-cell>
          <table:table-cell table:style-name="Default" office:value-type="float" office:value="89449.24" calcext:value-type="float">
            <text:p>89449.24</text:p>
          </table:table-cell>
          <table:table-cell table:style-name="Default" office:value-type="float" office:value="89440.9" calcext:value-type="float">
            <text:p>89440.9</text:p>
          </table:table-cell>
          <table:table-cell table:style-name="Default" office:value-type="float" office:value="89461.05" calcext:value-type="float">
            <text:p>89461.05</text:p>
          </table:table-cell>
          <table:table-cell table:style-name="Default" office:value-type="float" office:value="89460.06" calcext:value-type="float">
            <text:p>89460.06</text:p>
          </table:table-cell>
          <table:table-cell table:style-name="Default" office:value-type="float" office:value="89452.23" calcext:value-type="float">
            <text:p>89452.23</text:p>
          </table:table-cell>
          <table:table-cell office:value-type="float" office:value="89457.03" calcext:value-type="float">
            <text:p>89457.03</text:p>
          </table:table-cell>
          <table:table-cell/>
          <table:table-cell table:style-name="ce4" table:formula="of:=MIN([.B3:.I3])" office:value-type="float" office:value="89440.9" calcext:value-type="float">
            <text:p>89441</text:p>
          </table:table-cell>
          <table:table-cell table:style-name="ce4" table:formula="of:=MAX([.B3:.I3])" office:value-type="float" office:value="89464.05" calcext:value-type="float">
            <text:p>89464</text:p>
          </table:table-cell>
          <table:table-cell table:style-name="ce4" table:formula="of:=[.L3]-[.K3]" office:value-type="float" office:value="23.1500000000087" calcext:value-type="float">
            <text:p>23</text:p>
          </table:table-cell>
          <table:table-cell table:style-name="ce4"/>
          <table:table-cell table:style-name="ce4" table:formula="of:=AVERAGE([.B3:.I3])" office:value-type="float" office:value="89453.5775" calcext:value-type="float">
            <text:p>894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4_SX</text:p>
          </table:table-cell>
          <table:table-cell office:value-type="float" office:value="49614.91" calcext:value-type="float">
            <text:p>49615</text:p>
          </table:table-cell>
          <table:table-cell office:value-type="float" office:value="49621.16" calcext:value-type="float">
            <text:p>49621</text:p>
          </table:table-cell>
          <table:table-cell table:style-name="Default" office:value-type="float" office:value="49623.9" calcext:value-type="float">
            <text:p>49623.9</text:p>
          </table:table-cell>
          <table:table-cell table:style-name="Default" office:value-type="float" office:value="49618.33" calcext:value-type="float">
            <text:p>49618.33</text:p>
          </table:table-cell>
          <table:table-cell table:style-name="Default" office:value-type="float" office:value="49607.04" calcext:value-type="float">
            <text:p>49607.04</text:p>
          </table:table-cell>
          <table:table-cell table:style-name="Default" office:value-type="float" office:value="49621.15" calcext:value-type="float">
            <text:p>49621.15</text:p>
          </table:table-cell>
          <table:table-cell table:style-name="Default" office:value-type="float" office:value="49623.48" calcext:value-type="float">
            <text:p>49623.48</text:p>
          </table:table-cell>
          <table:table-cell office:value-type="float" office:value="49624.25" calcext:value-type="float">
            <text:p>49624.25</text:p>
          </table:table-cell>
          <table:table-cell/>
          <table:table-cell table:style-name="ce4" table:formula="of:=MIN([.B4:.I4])" office:value-type="float" office:value="49607.04" calcext:value-type="float">
            <text:p>49607</text:p>
          </table:table-cell>
          <table:table-cell table:style-name="ce4" table:formula="of:=MAX([.B4:.I4])" office:value-type="float" office:value="49624.25" calcext:value-type="float">
            <text:p>49624</text:p>
          </table:table-cell>
          <table:table-cell table:style-name="ce4" table:formula="of:=[.L4]-[.K4]" office:value-type="float" office:value="17.2099999999991" calcext:value-type="float">
            <text:p>17</text:p>
          </table:table-cell>
          <table:table-cell table:style-name="ce4"/>
          <table:table-cell table:style-name="ce4" table:formula="of:=AVERAGE([.B4:.I4])" office:value-type="float" office:value="49619.2775" calcext:value-type="float">
            <text:p>4961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4_DX</text:p>
          </table:table-cell>
          <table:table-cell office:value-type="float" office:value="29460.56" calcext:value-type="float">
            <text:p>29461</text:p>
          </table:table-cell>
          <table:table-cell office:value-type="float" office:value="29446.14" calcext:value-type="float">
            <text:p>29446</text:p>
          </table:table-cell>
          <table:table-cell table:style-name="Default" office:value-type="float" office:value="29447.56" calcext:value-type="float">
            <text:p>29447.56</text:p>
          </table:table-cell>
          <table:table-cell table:style-name="Default" office:value-type="float" office:value="29441.43" calcext:value-type="float">
            <text:p>29441.43</text:p>
          </table:table-cell>
          <table:table-cell table:style-name="Default" office:value-type="float" office:value="29457.62" calcext:value-type="float">
            <text:p>29457.62</text:p>
          </table:table-cell>
          <table:table-cell table:style-name="Default" office:value-type="float" office:value="29448.29" calcext:value-type="float">
            <text:p>29448.29</text:p>
          </table:table-cell>
          <table:table-cell table:style-name="Default" office:value-type="float" office:value="29451.38" calcext:value-type="float">
            <text:p>29451.38</text:p>
          </table:table-cell>
          <table:table-cell office:value-type="float" office:value="29454.77" calcext:value-type="float">
            <text:p>29454.77</text:p>
          </table:table-cell>
          <table:table-cell/>
          <table:table-cell table:style-name="ce4" table:formula="of:=MIN([.B5:.I5])" office:value-type="float" office:value="29441.43" calcext:value-type="float">
            <text:p>29441</text:p>
          </table:table-cell>
          <table:table-cell table:style-name="ce4" table:formula="of:=MAX([.B5:.I5])" office:value-type="float" office:value="29460.56" calcext:value-type="float">
            <text:p>29461</text:p>
          </table:table-cell>
          <table:table-cell table:style-name="ce4" table:formula="of:=[.L5]-[.K5]" office:value-type="float" office:value="19.130000000001" calcext:value-type="float">
            <text:p>19</text:p>
          </table:table-cell>
          <table:table-cell table:style-name="ce4"/>
          <table:table-cell table:style-name="ce4" table:formula="of:=AVERAGE([.B5:.I5])" office:value-type="float" office:value="29450.96875" calcext:value-type="float">
            <text:p>2945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3_SX</text:p>
          </table:table-cell>
          <table:table-cell office:value-type="float" office:value="30929.22" calcext:value-type="float">
            <text:p>30929</text:p>
          </table:table-cell>
          <table:table-cell office:value-type="float" office:value="30934.92" calcext:value-type="float">
            <text:p>30935</text:p>
          </table:table-cell>
          <table:table-cell table:style-name="Default" office:value-type="float" office:value="30935.88" calcext:value-type="float">
            <text:p>30935.88</text:p>
          </table:table-cell>
          <table:table-cell table:style-name="Default" office:value-type="float" office:value="30935.35" calcext:value-type="float">
            <text:p>30935.35</text:p>
          </table:table-cell>
          <table:table-cell table:style-name="Default" office:value-type="float" office:value="30926.17" calcext:value-type="float">
            <text:p>30926.17</text:p>
          </table:table-cell>
          <table:table-cell table:style-name="Default" office:value-type="float" office:value="30932.06" calcext:value-type="float">
            <text:p>30932.06</text:p>
          </table:table-cell>
          <table:table-cell table:style-name="Default" office:value-type="float" office:value="30934.75" calcext:value-type="float">
            <text:p>30934.75</text:p>
          </table:table-cell>
          <table:table-cell office:value-type="float" office:value="30934.67" calcext:value-type="float">
            <text:p>30934.67</text:p>
          </table:table-cell>
          <table:table-cell/>
          <table:table-cell table:style-name="ce4" table:formula="of:=MIN([.B6:.I6])" office:value-type="float" office:value="30926.17" calcext:value-type="float">
            <text:p>30926</text:p>
          </table:table-cell>
          <table:table-cell table:style-name="ce4" table:formula="of:=MAX([.B6:.I6])" office:value-type="float" office:value="30935.88" calcext:value-type="float">
            <text:p>30936</text:p>
          </table:table-cell>
          <table:table-cell table:style-name="ce4" table:formula="of:=[.L6]-[.K6]" office:value-type="float" office:value="9.71000000000277" calcext:value-type="float">
            <text:p>10</text:p>
          </table:table-cell>
          <table:table-cell table:style-name="ce4"/>
          <table:table-cell table:style-name="ce4" table:formula="of:=AVERAGE([.B6:.I6])" office:value-type="float" office:value="30932.8775" calcext:value-type="float">
            <text:p>3093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3_DX</text:p>
          </table:table-cell>
          <table:table-cell office:value-type="float" office:value="12120.05" calcext:value-type="float">
            <text:p>12120</text:p>
          </table:table-cell>
          <table:table-cell office:value-type="float" office:value="12109.94" calcext:value-type="float">
            <text:p>12110</text:p>
          </table:table-cell>
          <table:table-cell table:style-name="Default" office:value-type="float" office:value="12112.13" calcext:value-type="float">
            <text:p>12112.13</text:p>
          </table:table-cell>
          <table:table-cell table:style-name="Default" office:value-type="float" office:value="12106.58" calcext:value-type="float">
            <text:p>12106.58</text:p>
          </table:table-cell>
          <table:table-cell table:style-name="Default" office:value-type="float" office:value="12116.07" calcext:value-type="float">
            <text:p>12116.07</text:p>
          </table:table-cell>
          <table:table-cell table:style-name="Default" office:value-type="float" office:value="12114.35" calcext:value-type="float">
            <text:p>12114.35</text:p>
          </table:table-cell>
          <table:table-cell table:style-name="Default" office:value-type="float" office:value="12115.58" calcext:value-type="float">
            <text:p>12115.58</text:p>
          </table:table-cell>
          <table:table-cell office:value-type="float" office:value="12117.91" calcext:value-type="float">
            <text:p>12117.91</text:p>
          </table:table-cell>
          <table:table-cell/>
          <table:table-cell table:style-name="ce4" table:formula="of:=MIN([.B7:.I7])" office:value-type="float" office:value="12106.58" calcext:value-type="float">
            <text:p>12107</text:p>
          </table:table-cell>
          <table:table-cell table:style-name="ce4" table:formula="of:=MAX([.B7:.I7])" office:value-type="float" office:value="12120.05" calcext:value-type="float">
            <text:p>12120</text:p>
          </table:table-cell>
          <table:table-cell table:style-name="ce4" table:formula="of:=[.L7]-[.K7]" office:value-type="float" office:value="13.4699999999993" calcext:value-type="float">
            <text:p>13</text:p>
          </table:table-cell>
          <table:table-cell table:style-name="ce4"/>
          <table:table-cell table:style-name="ce4" table:formula="of:=AVERAGE([.B7:.I7])" office:value-type="float" office:value="12114.07625" calcext:value-type="float">
            <text:p>1211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2_SX</text:p>
          </table:table-cell>
          <table:table-cell office:value-type="float" office:value="29795.22" calcext:value-type="float">
            <text:p>29795</text:p>
          </table:table-cell>
          <table:table-cell office:value-type="float" office:value="29801.35" calcext:value-type="float">
            <text:p>29801</text:p>
          </table:table-cell>
          <table:table-cell table:style-name="Default" office:value-type="float" office:value="29801.59" calcext:value-type="float">
            <text:p>29801.59</text:p>
          </table:table-cell>
          <table:table-cell table:style-name="Default" office:value-type="float" office:value="29801.57" calcext:value-type="float">
            <text:p>29801.57</text:p>
          </table:table-cell>
          <table:table-cell table:style-name="Default" office:value-type="float" office:value="29795.44" calcext:value-type="float">
            <text:p>29795.44</text:p>
          </table:table-cell>
          <table:table-cell table:style-name="Default" office:value-type="float" office:value="29795.67" calcext:value-type="float">
            <text:p>29795.67</text:p>
          </table:table-cell>
          <table:table-cell table:style-name="Default" office:value-type="float" office:value="29797.2" calcext:value-type="float">
            <text:p>29797.2</text:p>
          </table:table-cell>
          <table:table-cell office:value-type="float" office:value="29796.49" calcext:value-type="float">
            <text:p>29796.49</text:p>
          </table:table-cell>
          <table:table-cell/>
          <table:table-cell table:style-name="ce4" table:formula="of:=MIN([.B8:.I8])" office:value-type="float" office:value="29795.22" calcext:value-type="float">
            <text:p>29795</text:p>
          </table:table-cell>
          <table:table-cell table:style-name="ce4" table:formula="of:=MAX([.B8:.I8])" office:value-type="float" office:value="29801.59" calcext:value-type="float">
            <text:p>29802</text:p>
          </table:table-cell>
          <table:table-cell table:style-name="ce4" table:formula="of:=[.L8]-[.K8]" office:value-type="float" office:value="6.36999999999898" calcext:value-type="float">
            <text:p>6</text:p>
          </table:table-cell>
          <table:table-cell table:style-name="ce4"/>
          <table:table-cell table:style-name="ce4" table:formula="of:=AVERAGE([.B8:.I8])" office:value-type="float" office:value="29798.06625" calcext:value-type="float">
            <text:p>2979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2_DX</text:p>
          </table:table-cell>
          <table:table-cell office:value-type="float" office:value="91116.8" calcext:value-type="float">
            <text:p>91117</text:p>
          </table:table-cell>
          <table:table-cell office:value-type="float" office:value="91108.08" calcext:value-type="float">
            <text:p>91108</text:p>
          </table:table-cell>
          <table:table-cell table:style-name="Default" office:value-type="float" office:value="91110.51" calcext:value-type="float">
            <text:p>91110.51</text:p>
          </table:table-cell>
          <table:table-cell table:style-name="Default" office:value-type="float" office:value="91105.2" calcext:value-type="float">
            <text:p>91105.2</text:p>
          </table:table-cell>
          <table:table-cell table:style-name="Default" office:value-type="float" office:value="91112.95" calcext:value-type="float">
            <text:p>91112.95</text:p>
          </table:table-cell>
          <table:table-cell table:style-name="Default" office:value-type="float" office:value="91114.05" calcext:value-type="float">
            <text:p>91114.05</text:p>
          </table:table-cell>
          <table:table-cell table:style-name="Default" office:value-type="float" office:value="91116.15" calcext:value-type="float">
            <text:p>91116.15</text:p>
          </table:table-cell>
          <table:table-cell office:value-type="float" office:value="91116.98" calcext:value-type="float">
            <text:p>91116.98</text:p>
          </table:table-cell>
          <table:table-cell/>
          <table:table-cell table:style-name="ce4" table:formula="of:=MIN([.B9:.I9])" office:value-type="float" office:value="91105.2" calcext:value-type="float">
            <text:p>91105</text:p>
          </table:table-cell>
          <table:table-cell table:style-name="ce4" table:formula="of:=MAX([.B9:.I9])" office:value-type="float" office:value="91116.98" calcext:value-type="float">
            <text:p>91117</text:p>
          </table:table-cell>
          <table:table-cell table:style-name="ce4" table:formula="of:=[.L9]-[.K9]" office:value-type="float" office:value="11.7799999999988" calcext:value-type="float">
            <text:p>12</text:p>
          </table:table-cell>
          <table:table-cell table:style-name="ce4"/>
          <table:table-cell table:style-name="ce4" table:formula="of:=AVERAGE([.B9:.I9])" office:value-type="float" office:value="91112.59" calcext:value-type="float">
            <text:p>9111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1_SX</text:p>
          </table:table-cell>
          <table:table-cell office:value-type="float" office:value="69367.35" calcext:value-type="float">
            <text:p>69367</text:p>
          </table:table-cell>
          <table:table-cell office:value-type="float" office:value="69371.01" calcext:value-type="float">
            <text:p>69371</text:p>
          </table:table-cell>
          <table:table-cell table:style-name="Default" office:value-type="float" office:value="69369.38" calcext:value-type="float">
            <text:p>69369.38</text:p>
          </table:table-cell>
          <table:table-cell table:style-name="Default" office:value-type="float" office:value="69371.66" calcext:value-type="float">
            <text:p>69371.66</text:p>
          </table:table-cell>
          <table:table-cell table:style-name="Default" office:value-type="float" office:value="69368.99" calcext:value-type="float">
            <text:p>69368.99</text:p>
          </table:table-cell>
          <table:table-cell table:style-name="Default" office:value-type="float" office:value="69365.35" calcext:value-type="float">
            <text:p>69365.35</text:p>
          </table:table-cell>
          <table:table-cell table:style-name="Default" office:value-type="float" office:value="69367.03" calcext:value-type="float">
            <text:p>69367.03</text:p>
          </table:table-cell>
          <table:table-cell office:value-type="float" office:value="69366.08" calcext:value-type="float">
            <text:p>69366.08</text:p>
          </table:table-cell>
          <table:table-cell/>
          <table:table-cell table:style-name="ce4" table:formula="of:=MIN([.B10:.I10])" office:value-type="float" office:value="69365.35" calcext:value-type="float">
            <text:p>69365</text:p>
          </table:table-cell>
          <table:table-cell table:style-name="ce4" table:formula="of:=MAX([.B10:.I10])" office:value-type="float" office:value="69371.66" calcext:value-type="float">
            <text:p>69372</text:p>
          </table:table-cell>
          <table:table-cell table:style-name="ce4" table:formula="of:=[.L10]-[.K10]" office:value-type="float" office:value="6.30999999999767" calcext:value-type="float">
            <text:p>6</text:p>
          </table:table-cell>
          <table:table-cell table:style-name="ce4"/>
          <table:table-cell table:style-name="ce4" table:formula="of:=AVERAGE([.B10:.I10])" office:value-type="float" office:value="69368.35625" calcext:value-type="float">
            <text:p>69368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1_DX</text:p>
          </table:table-cell>
          <table:table-cell office:value-type="float" office:value="9478.21" calcext:value-type="float">
            <text:p>9478</text:p>
          </table:table-cell>
          <table:table-cell office:value-type="float" office:value="9469.75" calcext:value-type="float">
            <text:p>9470</text:p>
          </table:table-cell>
          <table:table-cell table:style-name="Default" office:value-type="float" office:value="9470.7" calcext:value-type="float">
            <text:p>9470.7</text:p>
          </table:table-cell>
          <table:table-cell table:style-name="Default" office:value-type="float" office:value="9466.93" calcext:value-type="float">
            <text:p>9466.93</text:p>
          </table:table-cell>
          <table:table-cell table:style-name="Default" office:value-type="float" office:value="9471.25" calcext:value-type="float">
            <text:p>9471.25</text:p>
          </table:table-cell>
          <table:table-cell table:style-name="Default" office:value-type="float" office:value="9474.45" calcext:value-type="float">
            <text:p>9474.45</text:p>
          </table:table-cell>
          <table:table-cell table:style-name="Default" office:value-type="float" office:value="9476.63" calcext:value-type="float">
            <text:p>9476.63</text:p>
          </table:table-cell>
          <table:table-cell office:value-type="float" office:value="9479.43" calcext:value-type="float">
            <text:p>9479.43</text:p>
          </table:table-cell>
          <table:table-cell/>
          <table:table-cell table:style-name="ce4" table:formula="of:=MIN([.B11:.I11])" office:value-type="float" office:value="9466.93" calcext:value-type="float">
            <text:p>9467</text:p>
          </table:table-cell>
          <table:table-cell table:style-name="ce4" table:formula="of:=MAX([.B11:.I11])" office:value-type="float" office:value="9479.43" calcext:value-type="float">
            <text:p>9479</text:p>
          </table:table-cell>
          <table:table-cell table:style-name="ce4" table:formula="of:=[.L11]-[.K11]" office:value-type="float" office:value="12.5" calcext:value-type="float">
            <text:p>13</text:p>
          </table:table-cell>
          <table:table-cell table:style-name="ce4"/>
          <table:table-cell table:style-name="ce4" table:formula="of:=AVERAGE([.B11:.I11])" office:value-type="float" office:value="9473.41875" calcext:value-type="float">
            <text:p>9473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Y</text:p>
          </table:table-cell>
          <table:table-cell table:number-columns-repeated="3"/>
          <table:table-cell table:style-name="Default"/>
          <table:table-cell table:number-columns-repeated="3"/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PCB5_SX</text:p>
          </table:table-cell>
          <table:table-cell office:value-type="float" office:value="53576.84" calcext:value-type="float">
            <text:p>53577</text:p>
          </table:table-cell>
          <table:table-cell office:value-type="float" office:value="53600.44" calcext:value-type="float">
            <text:p>53600</text:p>
          </table:table-cell>
          <table:table-cell table:style-name="Default" office:value-type="float" office:value="53597.36" calcext:value-type="float">
            <text:p>53597.36</text:p>
          </table:table-cell>
          <table:table-cell table:style-name="Default" office:value-type="float" office:value="53607.7" calcext:value-type="float">
            <text:p>53607.7</text:p>
          </table:table-cell>
          <table:table-cell table:style-name="Default" office:value-type="float" office:value="53597.33" calcext:value-type="float">
            <text:p>53597.33</text:p>
          </table:table-cell>
          <table:table-cell table:style-name="Default" office:value-type="float" office:value="53590.48" calcext:value-type="float">
            <text:p>53590.48</text:p>
          </table:table-cell>
          <table:table-cell table:style-name="Default" office:value-type="float" office:value="53593" calcext:value-type="float">
            <text:p>53593</text:p>
          </table:table-cell>
          <table:table-cell office:value-type="float" office:value="53582.92" calcext:value-type="float">
            <text:p>53582.92</text:p>
          </table:table-cell>
          <table:table-cell/>
          <table:table-cell table:style-name="ce4" table:formula="of:=MIN([.B14:.I14])" office:value-type="float" office:value="53576.84" calcext:value-type="float">
            <text:p>53577</text:p>
          </table:table-cell>
          <table:table-cell table:style-name="ce4" table:formula="of:=MAX([.B14:.I14])" office:value-type="float" office:value="53607.7" calcext:value-type="float">
            <text:p>53608</text:p>
          </table:table-cell>
          <table:table-cell table:style-name="ce4" table:formula="of:=[.L14]-[.K14]" office:value-type="float" office:value="30.8600000000006" calcext:value-type="float">
            <text:p>31</text:p>
          </table:table-cell>
          <table:table-cell table:style-name="ce4"/>
          <table:table-cell table:style-name="ce4" table:formula="of:=AVERAGE([.B14:.I14])" office:value-type="float" office:value="53593.25875" calcext:value-type="float">
            <text:p>5359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5_DX</text:p>
          </table:table-cell>
          <table:table-cell office:value-type="float" office:value="27069.68" calcext:value-type="float">
            <text:p>27070</text:p>
          </table:table-cell>
          <table:table-cell office:value-type="float" office:value="27059.44" calcext:value-type="float">
            <text:p>27059</text:p>
          </table:table-cell>
          <table:table-cell table:style-name="Default" office:value-type="float" office:value="27059.53" calcext:value-type="float">
            <text:p>27059.53</text:p>
          </table:table-cell>
          <table:table-cell table:style-name="Default" office:value-type="float" office:value="27047.03" calcext:value-type="float">
            <text:p>27047.03</text:p>
          </table:table-cell>
          <table:table-cell table:style-name="Default" office:value-type="float" office:value="27046.45" calcext:value-type="float">
            <text:p>27046.45</text:p>
          </table:table-cell>
          <table:table-cell table:style-name="Default" office:value-type="float" office:value="27067.02" calcext:value-type="float">
            <text:p>27067.02</text:p>
          </table:table-cell>
          <table:table-cell table:style-name="Default" office:value-type="float" office:value="27065.72" calcext:value-type="float">
            <text:p>27065.72</text:p>
          </table:table-cell>
          <table:table-cell office:value-type="float" office:value="27077.76" calcext:value-type="float">
            <text:p>27077.76</text:p>
          </table:table-cell>
          <table:table-cell/>
          <table:table-cell table:style-name="ce4" table:formula="of:=MIN([.B15:.I15])" office:value-type="float" office:value="27046.45" calcext:value-type="float">
            <text:p>27046</text:p>
          </table:table-cell>
          <table:table-cell table:style-name="ce4" table:formula="of:=MAX([.B15:.I15])" office:value-type="float" office:value="27077.76" calcext:value-type="float">
            <text:p>27078</text:p>
          </table:table-cell>
          <table:table-cell table:style-name="ce4" table:formula="of:=[.L15]-[.K15]" office:value-type="float" office:value="31.3099999999977" calcext:value-type="float">
            <text:p>31</text:p>
          </table:table-cell>
          <table:table-cell table:style-name="ce4"/>
          <table:table-cell table:style-name="ce4" table:formula="of:=AVERAGE([.B15:.I15])" office:value-type="float" office:value="27061.57875" calcext:value-type="float">
            <text:p>2706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4_SX</text:p>
          </table:table-cell>
          <table:table-cell office:value-type="float" office:value="32108.23" calcext:value-type="float">
            <text:p>32108</text:p>
          </table:table-cell>
          <table:table-cell office:value-type="float" office:value="32125.07" calcext:value-type="float">
            <text:p>32125</text:p>
          </table:table-cell>
          <table:table-cell table:style-name="Default" office:value-type="float" office:value="32124.78" calcext:value-type="float">
            <text:p>32124.78</text:p>
          </table:table-cell>
          <table:table-cell table:style-name="Default" office:value-type="float" office:value="32134.93" calcext:value-type="float">
            <text:p>32134.93</text:p>
          </table:table-cell>
          <table:table-cell table:style-name="Default" office:value-type="float" office:value="32129.01" calcext:value-type="float">
            <text:p>32129.01</text:p>
          </table:table-cell>
          <table:table-cell table:style-name="Default" office:value-type="float" office:value="32118.36" calcext:value-type="float">
            <text:p>32118.36</text:p>
          </table:table-cell>
          <table:table-cell table:style-name="Default" office:value-type="float" office:value="32116.84" calcext:value-type="float">
            <text:p>32116.84</text:p>
          </table:table-cell>
          <table:table-cell office:value-type="float" office:value="32105.5" calcext:value-type="float">
            <text:p>32105.5</text:p>
          </table:table-cell>
          <table:table-cell/>
          <table:table-cell table:style-name="ce4" table:formula="of:=MIN([.B16:.I16])" office:value-type="float" office:value="32105.5" calcext:value-type="float">
            <text:p>32106</text:p>
          </table:table-cell>
          <table:table-cell table:style-name="ce4" table:formula="of:=MAX([.B16:.I16])" office:value-type="float" office:value="32134.93" calcext:value-type="float">
            <text:p>32135</text:p>
          </table:table-cell>
          <table:table-cell table:style-name="ce4" table:formula="of:=[.L16]-[.K16]" office:value-type="float" office:value="29.4300000000003" calcext:value-type="float">
            <text:p>29</text:p>
          </table:table-cell>
          <table:table-cell table:style-name="ce4"/>
          <table:table-cell table:style-name="ce4" table:formula="of:=AVERAGE([.B16:.I16])" office:value-type="float" office:value="32120.34" calcext:value-type="float">
            <text:p>32120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4_DX</text:p>
          </table:table-cell>
          <table:table-cell office:value-type="float" office:value="26571.2" calcext:value-type="float">
            <text:p>26571</text:p>
          </table:table-cell>
          <table:table-cell office:value-type="float" office:value="26559.08" calcext:value-type="float">
            <text:p>26559</text:p>
          </table:table-cell>
          <table:table-cell table:style-name="Default" office:value-type="float" office:value="26562.23" calcext:value-type="float">
            <text:p>26562.23</text:p>
          </table:table-cell>
          <table:table-cell table:style-name="Default" office:value-type="float" office:value="26552.73" calcext:value-type="float">
            <text:p>26552.73</text:p>
          </table:table-cell>
          <table:table-cell table:style-name="Default" office:value-type="float" office:value="26551.01" calcext:value-type="float">
            <text:p>26551.01</text:p>
          </table:table-cell>
          <table:table-cell table:style-name="Default" office:value-type="float" office:value="26564.17" calcext:value-type="float">
            <text:p>26564.17</text:p>
          </table:table-cell>
          <table:table-cell table:style-name="Default" office:value-type="float" office:value="26567.92" calcext:value-type="float">
            <text:p>26567.92</text:p>
          </table:table-cell>
          <table:table-cell office:value-type="float" office:value="26575.42" calcext:value-type="float">
            <text:p>26575.42</text:p>
          </table:table-cell>
          <table:table-cell/>
          <table:table-cell table:style-name="ce4" table:formula="of:=MIN([.B17:.I17])" office:value-type="float" office:value="26551.01" calcext:value-type="float">
            <text:p>26551</text:p>
          </table:table-cell>
          <table:table-cell table:style-name="ce4" table:formula="of:=MAX([.B17:.I17])" office:value-type="float" office:value="26575.42" calcext:value-type="float">
            <text:p>26575</text:p>
          </table:table-cell>
          <table:table-cell table:style-name="ce4" table:formula="of:=[.L17]-[.K17]" office:value-type="float" office:value="24.4099999999999" calcext:value-type="float">
            <text:p>24</text:p>
          </table:table-cell>
          <table:table-cell table:style-name="ce4"/>
          <table:table-cell table:style-name="ce4" table:formula="of:=AVERAGE([.B17:.I17])" office:value-type="float" office:value="26562.97" calcext:value-type="float">
            <text:p>26563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3_SX</text:p>
          </table:table-cell>
          <table:table-cell office:value-type="float" office:value="70467.11" calcext:value-type="float">
            <text:p>70467</text:p>
          </table:table-cell>
          <table:table-cell office:value-type="float" office:value="70475.03" calcext:value-type="float">
            <text:p>70475</text:p>
          </table:table-cell>
          <table:table-cell table:style-name="Default" office:value-type="float" office:value="70475.56" calcext:value-type="float">
            <text:p>70475.56</text:p>
          </table:table-cell>
          <table:table-cell table:style-name="Default" office:value-type="float" office:value="70480.2" calcext:value-type="float">
            <text:p>70480.2</text:p>
          </table:table-cell>
          <table:table-cell table:style-name="Default" office:value-type="float" office:value="70475.2" calcext:value-type="float">
            <text:p>70475.2</text:p>
          </table:table-cell>
          <table:table-cell table:style-name="Default" office:value-type="float" office:value="70466.61" calcext:value-type="float">
            <text:p>70466.61</text:p>
          </table:table-cell>
          <table:table-cell table:style-name="Default" office:value-type="float" office:value="70465.99" calcext:value-type="float">
            <text:p>70465.99</text:p>
          </table:table-cell>
          <table:table-cell office:value-type="float" office:value="70459.85" calcext:value-type="float">
            <text:p>70459.85</text:p>
          </table:table-cell>
          <table:table-cell/>
          <table:table-cell table:style-name="ce4" table:formula="of:=MIN([.B18:.I18])" office:value-type="float" office:value="70459.85" calcext:value-type="float">
            <text:p>70460</text:p>
          </table:table-cell>
          <table:table-cell table:style-name="ce4" table:formula="of:=MAX([.B18:.I18])" office:value-type="float" office:value="70480.2" calcext:value-type="float">
            <text:p>70480</text:p>
          </table:table-cell>
          <table:table-cell table:style-name="ce4" table:formula="of:=[.L18]-[.K18]" office:value-type="float" office:value="20.3499999999913" calcext:value-type="float">
            <text:p>20</text:p>
          </table:table-cell>
          <table:table-cell table:style-name="ce4"/>
          <table:table-cell table:style-name="ce4" table:formula="of:=AVERAGE([.B18:.I18])" office:value-type="float" office:value="70470.69375" calcext:value-type="float">
            <text:p>7047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3_DX</text:p>
          </table:table-cell>
          <table:table-cell office:value-type="float" office:value="86515.01" calcext:value-type="float">
            <text:p>86515</text:p>
          </table:table-cell>
          <table:table-cell office:value-type="float" office:value="86507.3" calcext:value-type="float">
            <text:p>86507</text:p>
          </table:table-cell>
          <table:table-cell table:style-name="Default" office:value-type="float" office:value="86510.5" calcext:value-type="float">
            <text:p>86510.5</text:p>
          </table:table-cell>
          <table:table-cell table:style-name="Default" office:value-type="float" office:value="86507.31" calcext:value-type="float">
            <text:p>86507.31</text:p>
          </table:table-cell>
          <table:table-cell table:style-name="Default" office:value-type="float" office:value="86500.9" calcext:value-type="float">
            <text:p>86500.9</text:p>
          </table:table-cell>
          <table:table-cell table:style-name="Default" office:value-type="float" office:value="86512.01" calcext:value-type="float">
            <text:p>86512.01</text:p>
          </table:table-cell>
          <table:table-cell table:style-name="Default" office:value-type="float" office:value="86515.74" calcext:value-type="float">
            <text:p>86515.74</text:p>
          </table:table-cell>
          <table:table-cell office:value-type="float" office:value="86518.85" calcext:value-type="float">
            <text:p>86518.85</text:p>
          </table:table-cell>
          <table:table-cell/>
          <table:table-cell table:style-name="ce4" table:formula="of:=MIN([.B19:.I19])" office:value-type="float" office:value="86500.9" calcext:value-type="float">
            <text:p>86501</text:p>
          </table:table-cell>
          <table:table-cell table:style-name="ce4" table:formula="of:=MAX([.B19:.I19])" office:value-type="float" office:value="86518.85" calcext:value-type="float">
            <text:p>86519</text:p>
          </table:table-cell>
          <table:table-cell table:style-name="ce4" table:formula="of:=[.L19]-[.K19]" office:value-type="float" office:value="17.9500000000116" calcext:value-type="float">
            <text:p>18</text:p>
          </table:table-cell>
          <table:table-cell table:style-name="ce4"/>
          <table:table-cell table:style-name="ce4" table:formula="of:=AVERAGE([.B19:.I19])" office:value-type="float" office:value="86510.9525" calcext:value-type="float">
            <text:p>8651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2_SX</text:p>
          </table:table-cell>
          <table:table-cell office:value-type="float" office:value="50139.44" calcext:value-type="float">
            <text:p>50139</text:p>
          </table:table-cell>
          <table:table-cell office:value-type="float" office:value="50141.22" calcext:value-type="float">
            <text:p>50141</text:p>
          </table:table-cell>
          <table:table-cell table:style-name="Default" office:value-type="float" office:value="50144.25" calcext:value-type="float">
            <text:p>50144.25</text:p>
          </table:table-cell>
          <table:table-cell table:style-name="Default" office:value-type="float" office:value="50149.93" calcext:value-type="float">
            <text:p>50149.93</text:p>
          </table:table-cell>
          <table:table-cell table:style-name="Default" office:value-type="float" office:value="50141.92" calcext:value-type="float">
            <text:p>50141.92</text:p>
          </table:table-cell>
          <table:table-cell table:style-name="Default" office:value-type="float" office:value="50136.77" calcext:value-type="float">
            <text:p>50136.77</text:p>
          </table:table-cell>
          <table:table-cell table:style-name="Default" office:value-type="float" office:value="50137.89" calcext:value-type="float">
            <text:p>50137.89</text:p>
          </table:table-cell>
          <table:table-cell office:value-type="float" office:value="50135.96" calcext:value-type="float">
            <text:p>50135.96</text:p>
          </table:table-cell>
          <table:table-cell/>
          <table:table-cell table:style-name="ce4" table:formula="of:=MIN([.B20:.I20])" office:value-type="float" office:value="50135.96" calcext:value-type="float">
            <text:p>50136</text:p>
          </table:table-cell>
          <table:table-cell table:style-name="ce4" table:formula="of:=MAX([.B20:.I20])" office:value-type="float" office:value="50149.93" calcext:value-type="float">
            <text:p>50150</text:p>
          </table:table-cell>
          <table:table-cell table:style-name="ce4" table:formula="of:=[.L20]-[.K20]" office:value-type="float" office:value="13.9700000000012" calcext:value-type="float">
            <text:p>14</text:p>
          </table:table-cell>
          <table:table-cell table:style-name="ce4"/>
          <table:table-cell table:style-name="ce4" table:formula="of:=AVERAGE([.B20:.I20])" office:value-type="float" office:value="50140.9225" calcext:value-type="float">
            <text:p>50141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2_DX</text:p>
          </table:table-cell>
          <table:table-cell office:value-type="float" office:value="46954.06" calcext:value-type="float">
            <text:p>46954</text:p>
          </table:table-cell>
          <table:table-cell office:value-type="float" office:value="46952.54" calcext:value-type="float">
            <text:p>46953</text:p>
          </table:table-cell>
          <table:table-cell table:style-name="Default" office:value-type="float" office:value="46953.78" calcext:value-type="float">
            <text:p>46953.78</text:p>
          </table:table-cell>
          <table:table-cell table:style-name="Default" office:value-type="float" office:value="46958.86" calcext:value-type="float">
            <text:p>46958.86</text:p>
          </table:table-cell>
          <table:table-cell table:style-name="Default" office:value-type="float" office:value="46946.95" calcext:value-type="float">
            <text:p>46946.95</text:p>
          </table:table-cell>
          <table:table-cell table:style-name="Default" office:value-type="float" office:value="46956.74" calcext:value-type="float">
            <text:p>46956.74</text:p>
          </table:table-cell>
          <table:table-cell table:style-name="Default" office:value-type="float" office:value="46954.7" calcext:value-type="float">
            <text:p>46954.7</text:p>
          </table:table-cell>
          <table:table-cell office:value-type="float" office:value="46957.11" calcext:value-type="float">
            <text:p>46957.11</text:p>
          </table:table-cell>
          <table:table-cell/>
          <table:table-cell table:style-name="ce4" table:formula="of:=MIN([.B21:.I21])" office:value-type="float" office:value="46946.95" calcext:value-type="float">
            <text:p>46947</text:p>
          </table:table-cell>
          <table:table-cell table:style-name="ce4" table:formula="of:=MAX([.B21:.I21])" office:value-type="float" office:value="46958.86" calcext:value-type="float">
            <text:p>46959</text:p>
          </table:table-cell>
          <table:table-cell table:style-name="ce4" table:formula="of:=[.L21]-[.K21]" office:value-type="float" office:value="11.9100000000035" calcext:value-type="float">
            <text:p>12</text:p>
          </table:table-cell>
          <table:table-cell table:style-name="ce4"/>
          <table:table-cell table:style-name="ce4" table:formula="of:=AVERAGE([.B21:.I21])" office:value-type="float" office:value="46954.3425" calcext:value-type="float">
            <text:p>46954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1_SX</text:p>
          </table:table-cell>
          <table:table-cell office:value-type="float" office:value="31629.53" calcext:value-type="float">
            <text:p>31630</text:p>
          </table:table-cell>
          <table:table-cell office:value-type="float" office:value="31629.89" calcext:value-type="float">
            <text:p>31630</text:p>
          </table:table-cell>
          <table:table-cell table:style-name="Default" office:value-type="float" office:value="31632.31" calcext:value-type="float">
            <text:p>31632.31</text:p>
          </table:table-cell>
          <table:table-cell table:style-name="Default" office:value-type="float" office:value="31628.34" calcext:value-type="float">
            <text:p>31628.34</text:p>
          </table:table-cell>
          <table:table-cell table:style-name="Default" office:value-type="float" office:value="31629.65" calcext:value-type="float">
            <text:p>31629.65</text:p>
          </table:table-cell>
          <table:table-cell table:style-name="Default" office:value-type="float" office:value="31627.92" calcext:value-type="float">
            <text:p>31627.92</text:p>
          </table:table-cell>
          <table:table-cell table:style-name="Default" office:value-type="float" office:value="31628.31" calcext:value-type="float">
            <text:p>31628.31</text:p>
          </table:table-cell>
          <table:table-cell office:value-type="float" office:value="31627.79" calcext:value-type="float">
            <text:p>31627.79</text:p>
          </table:table-cell>
          <table:table-cell/>
          <table:table-cell table:style-name="ce4" table:formula="of:=MIN([.B22:.I22])" office:value-type="float" office:value="31627.79" calcext:value-type="float">
            <text:p>31628</text:p>
          </table:table-cell>
          <table:table-cell table:style-name="ce4" table:formula="of:=MAX([.B22:.I22])" office:value-type="float" office:value="31632.31" calcext:value-type="float">
            <text:p>31632</text:p>
          </table:table-cell>
          <table:table-cell table:style-name="ce4" table:formula="of:=[.L22]-[.K22]" office:value-type="float" office:value="4.52000000000044" calcext:value-type="float">
            <text:p>5</text:p>
          </table:table-cell>
          <table:table-cell table:style-name="ce4"/>
          <table:table-cell table:style-name="ce4" table:formula="of:=AVERAGE([.B22:.I22])" office:value-type="float" office:value="31629.2175" calcext:value-type="float">
            <text:p>31629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PCB1_DX</text:p>
          </table:table-cell>
          <table:table-cell office:value-type="float" office:value="31271.6" calcext:value-type="float">
            <text:p>31272</text:p>
          </table:table-cell>
          <table:table-cell office:value-type="float" office:value="31269.19" calcext:value-type="float">
            <text:p>31269</text:p>
          </table:table-cell>
          <table:table-cell table:style-name="Default" office:value-type="float" office:value="31270.24" calcext:value-type="float">
            <text:p>31270.24</text:p>
          </table:table-cell>
          <table:table-cell table:style-name="Default" office:value-type="float" office:value="31272.87" calcext:value-type="float">
            <text:p>31272.87</text:p>
          </table:table-cell>
          <table:table-cell table:style-name="Default" office:value-type="float" office:value="31264.43" calcext:value-type="float">
            <text:p>31264.43</text:p>
          </table:table-cell>
          <table:table-cell table:style-name="Default" office:value-type="float" office:value="31274.25" calcext:value-type="float">
            <text:p>31274.25</text:p>
          </table:table-cell>
          <table:table-cell table:style-name="Default" office:value-type="float" office:value="31270.6" calcext:value-type="float">
            <text:p>31270.6</text:p>
          </table:table-cell>
          <table:table-cell office:value-type="float" office:value="31274.87" calcext:value-type="float">
            <text:p>31274.87</text:p>
          </table:table-cell>
          <table:table-cell/>
          <table:table-cell table:style-name="ce4" table:formula="of:=MIN([.B23:.I23])" office:value-type="float" office:value="31264.43" calcext:value-type="float">
            <text:p>31264</text:p>
          </table:table-cell>
          <table:table-cell table:style-name="ce4" table:formula="of:=MAX([.B23:.I23])" office:value-type="float" office:value="31274.87" calcext:value-type="float">
            <text:p>31275</text:p>
          </table:table-cell>
          <table:table-cell table:style-name="ce4" table:formula="of:=[.L23]-[.K23]" office:value-type="float" office:value="10.4399999999987" calcext:value-type="float">
            <text:p>10</text:p>
          </table:table-cell>
          <table:table-cell table:style-name="ce4"/>
          <table:table-cell table:style-name="ce4" table:formula="of:=AVERAGE([.B23:.I23])" office:value-type="float" office:value="31271.00625" calcext:value-type="float">
            <text:p>3127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Diff wrt to average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table:formula="of:=[.B2]-[.$O2]" office:value-type="float" office:value="-7.38125000000582" calcext:value-type="float">
            <text:p>-7</text:p>
          </table:table-cell>
          <table:table-cell table:formula="of:=[.C2]-[.$O2]" office:value-type="float" office:value="-0.391250000007858" calcext:value-type="float">
            <text:p>0</text:p>
          </table:table-cell>
          <table:table-cell table:formula="of:=[.D2]-[.$O2]" office:value-type="float" office:value="2.14874999999301" calcext:value-type="float">
            <text:p>2</text:p>
          </table:table-cell>
          <table:table-cell table:formula="of:=[.E2]-[.$O2]" office:value-type="float" office:value="-0.151250000009895" calcext:value-type="float">
            <text:p>0</text:p>
          </table:table-cell>
          <table:table-cell table:formula="of:=[.F2]-[.$O2]" office:value-type="float" office:value="-11.5012500000084" calcext:value-type="float">
            <text:p>-12</text:p>
          </table:table-cell>
          <table:table-cell table:formula="of:=[.G2]-[.$O2]" office:value-type="float" office:value="3.0287499999904" calcext:value-type="float">
            <text:p>3</text:p>
          </table:table-cell>
          <table:table-cell table:formula="of:=[.H2]-[.$O2]" office:value-type="float" office:value="4.37874999998894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formula="of:=[.B3]-[.$O3]" office:value-type="float" office:value="10.4725000000035" calcext:value-type="float">
            <text:p>10</text:p>
          </table:table-cell>
          <table:table-cell table:formula="of:=[.C3]-[.$O3]" office:value-type="float" office:value="-9.51750000000175" calcext:value-type="float">
            <text:p>-10</text:p>
          </table:table-cell>
          <table:table-cell table:formula="of:=[.D3]-[.$O3]" office:value-type="float" office:value="-4.33749999999418" calcext:value-type="float">
            <text:p>-4</text:p>
          </table:table-cell>
          <table:table-cell table:formula="of:=[.E3]-[.$O3]" office:value-type="float" office:value="-12.6775000000052" calcext:value-type="float">
            <text:p>-13</text:p>
          </table:table-cell>
          <table:table-cell table:formula="of:=[.F3]-[.$O3]" office:value-type="float" office:value="7.47250000000349" calcext:value-type="float">
            <text:p>7</text:p>
          </table:table-cell>
          <table:table-cell table:formula="of:=[.G3]-[.$O3]" office:value-type="float" office:value="6.48249999999825" calcext:value-type="float">
            <text:p>6</text:p>
          </table:table-cell>
          <table:table-cell table:formula="of:=[.H3]-[.$O3]" office:value-type="float" office:value="-1.34750000000349" calcext:value-type="float">
            <text:p>-1</text:p>
          </table:table-cell>
          <table:table-cell table:number-columns-repeated="1016"/>
        </table:table-row>
        <table:table-row table:style-name="ro2">
          <table:table-cell/>
          <table:table-cell table:formula="of:=[.B4]-[.$O4]" office:value-type="float" office:value="-4.36749999999302" calcext:value-type="float">
            <text:p>-4</text:p>
          </table:table-cell>
          <table:table-cell table:formula="of:=[.C4]-[.$O4]" office:value-type="float" office:value="1.88250000000699" calcext:value-type="float">
            <text:p>2</text:p>
          </table:table-cell>
          <table:table-cell table:formula="of:=[.D4]-[.$O4]" office:value-type="float" office:value="4.62250000000495" calcext:value-type="float">
            <text:p>5</text:p>
          </table:table-cell>
          <table:table-cell table:formula="of:=[.E4]-[.$O4]" office:value-type="float" office:value="-0.947499999994761" calcext:value-type="float">
            <text:p>-1</text:p>
          </table:table-cell>
          <table:table-cell table:formula="of:=[.F4]-[.$O4]" office:value-type="float" office:value="-12.2374999999956" calcext:value-type="float">
            <text:p>-12</text:p>
          </table:table-cell>
          <table:table-cell table:formula="of:=[.G4]-[.$O4]" office:value-type="float" office:value="1.87250000000495" calcext:value-type="float">
            <text:p>2</text:p>
          </table:table-cell>
          <table:table-cell table:formula="of:=[.H4]-[.$O4]" office:value-type="float" office:value="4.20250000000669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formula="of:=[.B5]-[.$O5]" office:value-type="float" office:value="9.59125000000131" calcext:value-type="float">
            <text:p>10</text:p>
          </table:table-cell>
          <table:table-cell table:formula="of:=[.C5]-[.$O5]" office:value-type="float" office:value="-4.82875000000058" calcext:value-type="float">
            <text:p>-5</text:p>
          </table:table-cell>
          <table:table-cell table:formula="of:=[.D5]-[.$O5]" office:value-type="float" office:value="-3.40874999999869" calcext:value-type="float">
            <text:p>-3</text:p>
          </table:table-cell>
          <table:table-cell table:formula="of:=[.E5]-[.$O5]" office:value-type="float" office:value="-9.53874999999971" calcext:value-type="float">
            <text:p>-10</text:p>
          </table:table-cell>
          <table:table-cell table:formula="of:=[.F5]-[.$O5]" office:value-type="float" office:value="6.65124999999898" calcext:value-type="float">
            <text:p>7</text:p>
          </table:table-cell>
          <table:table-cell table:formula="of:=[.G5]-[.$O5]" office:value-type="float" office:value="-2.67874999999913" calcext:value-type="float">
            <text:p>-3</text:p>
          </table:table-cell>
          <table:table-cell table:formula="of:=[.H5]-[.$O5]" office:value-type="float" office:value="0.411250000001019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formula="of:=[.B6]-[.$O6]" office:value-type="float" office:value="-3.65749999999753" calcext:value-type="float">
            <text:p>-4</text:p>
          </table:table-cell>
          <table:table-cell table:formula="of:=[.C6]-[.$O6]" office:value-type="float" office:value="2.04249999999956" calcext:value-type="float">
            <text:p>2</text:p>
          </table:table-cell>
          <table:table-cell table:formula="of:=[.D6]-[.$O6]" office:value-type="float" office:value="3.00250000000233" calcext:value-type="float">
            <text:p>3</text:p>
          </table:table-cell>
          <table:table-cell table:formula="of:=[.E6]-[.$O6]" office:value-type="float" office:value="2.47249999999985" calcext:value-type="float">
            <text:p>2</text:p>
          </table:table-cell>
          <table:table-cell table:formula="of:=[.F6]-[.$O6]" office:value-type="float" office:value="-6.70750000000044" calcext:value-type="float">
            <text:p>-7</text:p>
          </table:table-cell>
          <table:table-cell table:formula="of:=[.G6]-[.$O6]" office:value-type="float" office:value="-0.817499999997381" calcext:value-type="float">
            <text:p>-1</text:p>
          </table:table-cell>
          <table:table-cell table:formula="of:=[.H6]-[.$O6]" office:value-type="float" office:value="1.87250000000131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formula="of:=[.B7]-[.$O7]" office:value-type="float" office:value="5.9737499999992" calcext:value-type="float">
            <text:p>6</text:p>
          </table:table-cell>
          <table:table-cell table:formula="of:=[.C7]-[.$O7]" office:value-type="float" office:value="-4.13624999999956" calcext:value-type="float">
            <text:p>-4</text:p>
          </table:table-cell>
          <table:table-cell table:formula="of:=[.D7]-[.$O7]" office:value-type="float" office:value="-1.94625000000087" calcext:value-type="float">
            <text:p>-2</text:p>
          </table:table-cell>
          <table:table-cell table:formula="of:=[.E7]-[.$O7]" office:value-type="float" office:value="-7.49625000000015" calcext:value-type="float">
            <text:p>-7</text:p>
          </table:table-cell>
          <table:table-cell table:formula="of:=[.F7]-[.$O7]" office:value-type="float" office:value="1.99374999999964" calcext:value-type="float">
            <text:p>2</text:p>
          </table:table-cell>
          <table:table-cell table:formula="of:=[.G7]-[.$O7]" office:value-type="float" office:value="0.273750000000291" calcext:value-type="float">
            <text:p>0</text:p>
          </table:table-cell>
          <table:table-cell table:formula="of:=[.H7]-[.$O7]" office:value-type="float" office:value="1.50374999999985" calcext:value-type="float">
            <text:p>2</text:p>
          </table:table-cell>
          <table:table-cell table:number-columns-repeated="1016"/>
        </table:table-row>
        <table:table-row table:style-name="ro2">
          <table:table-cell/>
          <table:table-cell table:formula="of:=[.B8]-[.$O8]" office:value-type="float" office:value="-2.84624999999869" calcext:value-type="float">
            <text:p>-3</text:p>
          </table:table-cell>
          <table:table-cell table:formula="of:=[.C8]-[.$O8]" office:value-type="float" office:value="3.28374999999869" calcext:value-type="float">
            <text:p>3</text:p>
          </table:table-cell>
          <table:table-cell table:formula="of:=[.D8]-[.$O8]" office:value-type="float" office:value="3.52375000000029" calcext:value-type="float">
            <text:p>4</text:p>
          </table:table-cell>
          <table:table-cell table:formula="of:=[.E8]-[.$O8]" office:value-type="float" office:value="3.50374999999985" calcext:value-type="float">
            <text:p>4</text:p>
          </table:table-cell>
          <table:table-cell table:formula="of:=[.F8]-[.$O8]" office:value-type="float" office:value="-2.62625000000116" calcext:value-type="float">
            <text:p>-3</text:p>
          </table:table-cell>
          <table:table-cell table:formula="of:=[.G8]-[.$O8]" office:value-type="float" office:value="-2.3962500000016" calcext:value-type="float">
            <text:p>-2</text:p>
          </table:table-cell>
          <table:table-cell table:formula="of:=[.H8]-[.$O8]" office:value-type="float" office:value="-0.866249999999127" calcext:value-type="float">
            <text:p>-1</text:p>
          </table:table-cell>
          <table:table-cell table:number-columns-repeated="1016"/>
        </table:table-row>
        <table:table-row table:style-name="ro2">
          <table:table-cell/>
          <table:table-cell table:formula="of:=[.B9]-[.$O9]" office:value-type="float" office:value="4.2100000000064" calcext:value-type="float">
            <text:p>4</text:p>
          </table:table-cell>
          <table:table-cell table:formula="of:=[.C9]-[.$O9]" office:value-type="float" office:value="-4.50999999999476" calcext:value-type="float">
            <text:p>-5</text:p>
          </table:table-cell>
          <table:table-cell table:formula="of:=[.D9]-[.$O9]" office:value-type="float" office:value="-2.08000000000175" calcext:value-type="float">
            <text:p>-2</text:p>
          </table:table-cell>
          <table:table-cell table:formula="of:=[.E9]-[.$O9]" office:value-type="float" office:value="-7.38999999999942" calcext:value-type="float">
            <text:p>-7</text:p>
          </table:table-cell>
          <table:table-cell table:formula="of:=[.F9]-[.$O9]" office:value-type="float" office:value="0.360000000000582" calcext:value-type="float">
            <text:p>0</text:p>
          </table:table-cell>
          <table:table-cell table:formula="of:=[.G9]-[.$O9]" office:value-type="float" office:value="1.4600000000064" calcext:value-type="float">
            <text:p>1</text:p>
          </table:table-cell>
          <table:table-cell table:formula="of:=[.H9]-[.$O9]" office:value-type="float" office:value="3.55999999999767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formula="of:=[.B10]-[.$O10]" office:value-type="float" office:value="-1.00625000000582" calcext:value-type="float">
            <text:p>-1</text:p>
          </table:table-cell>
          <table:table-cell table:formula="of:=[.C10]-[.$O10]" office:value-type="float" office:value="2.65374999998312" calcext:value-type="float">
            <text:p>3</text:p>
          </table:table-cell>
          <table:table-cell table:formula="of:=[.D10]-[.$O10]" office:value-type="float" office:value="1.02374999999302" calcext:value-type="float">
            <text:p>1</text:p>
          </table:table-cell>
          <table:table-cell table:formula="of:=[.E10]-[.$O10]" office:value-type="float" office:value="3.30374999999185" calcext:value-type="float">
            <text:p>3</text:p>
          </table:table-cell>
          <table:table-cell table:formula="of:=[.F10]-[.$O10]" office:value-type="float" office:value="0.633749999993597" calcext:value-type="float">
            <text:p>1</text:p>
          </table:table-cell>
          <table:table-cell table:formula="of:=[.G10]-[.$O10]" office:value-type="float" office:value="-3.00625000000582" calcext:value-type="float">
            <text:p>-3</text:p>
          </table:table-cell>
          <table:table-cell table:formula="of:=[.H10]-[.$O10]" office:value-type="float" office:value="-1.32625000001281" calcext:value-type="float">
            <text:p>-1</text:p>
          </table:table-cell>
          <table:table-cell table:number-columns-repeated="1016"/>
        </table:table-row>
        <table:table-row table:style-name="ro2">
          <table:table-cell/>
          <table:table-cell table:formula="of:=[.B11]-[.$O11]" office:value-type="float" office:value="4.7912499999984" calcext:value-type="float">
            <text:p>5</text:p>
          </table:table-cell>
          <table:table-cell table:formula="of:=[.C11]-[.$O11]" office:value-type="float" office:value="-3.66875000000073" calcext:value-type="float">
            <text:p>-4</text:p>
          </table:table-cell>
          <table:table-cell table:formula="of:=[.D11]-[.$O11]" office:value-type="float" office:value="-2.71875" calcext:value-type="float">
            <text:p>-3</text:p>
          </table:table-cell>
          <table:table-cell table:formula="of:=[.E11]-[.$O11]" office:value-type="float" office:value="-6.48875000000044" calcext:value-type="float">
            <text:p>-6</text:p>
          </table:table-cell>
          <table:table-cell table:formula="of:=[.F11]-[.$O11]" office:value-type="float" office:value="-2.16875000000073" calcext:value-type="float">
            <text:p>-2</text:p>
          </table:table-cell>
          <table:table-cell table:formula="of:=[.G11]-[.$O11]" office:value-type="float" office:value="1.03125" calcext:value-type="float">
            <text:p>1</text:p>
          </table:table-cell>
          <table:table-cell table:formula="of:=[.H11]-[.$O11]" office:value-type="float" office:value="3.21124999999847" calcext:value-type="float">
            <text:p>3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Y</text:p>
          </table:table-cell>
          <table:table-cell table:formula="of:=[.B14]-[.$O14]" office:value-type="float" office:value="-16.4187499999971" calcext:value-type="float">
            <text:p>-16</text:p>
          </table:table-cell>
          <table:table-cell table:formula="of:=[.C14]-[.$O14]" office:value-type="float" office:value="7.18125000000873" calcext:value-type="float">
            <text:p>7</text:p>
          </table:table-cell>
          <table:table-cell table:formula="of:=[.D14]-[.$O14]" office:value-type="float" office:value="4.10125000000699" calcext:value-type="float">
            <text:p>4</text:p>
          </table:table-cell>
          <table:table-cell table:formula="of:=[.E14]-[.$O14]" office:value-type="float" office:value="14.4412500000035" calcext:value-type="float">
            <text:p>14</text:p>
          </table:table-cell>
          <table:table-cell table:formula="of:=[.F14]-[.$O14]" office:value-type="float" office:value="4.07125000000815" calcext:value-type="float">
            <text:p>4</text:p>
          </table:table-cell>
          <table:table-cell table:formula="of:=[.G14]-[.$O14]" office:value-type="float" office:value="-2.7787499999904" calcext:value-type="float">
            <text:p>-3</text:p>
          </table:table-cell>
          <table:table-cell table:formula="of:=[.H14]-[.$O14]" office:value-type="float" office:value="-0.258749999993597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formula="of:=[.B15]-[.$O15]" office:value-type="float" office:value="8.10124999999971" calcext:value-type="float">
            <text:p>8</text:p>
          </table:table-cell>
          <table:table-cell table:formula="of:=[.C15]-[.$O15]" office:value-type="float" office:value="-2.13875000000189" calcext:value-type="float">
            <text:p>-2</text:p>
          </table:table-cell>
          <table:table-cell table:formula="of:=[.D15]-[.$O15]" office:value-type="float" office:value="-2.04875000000175" calcext:value-type="float">
            <text:p>-2</text:p>
          </table:table-cell>
          <table:table-cell table:formula="of:=[.E15]-[.$O15]" office:value-type="float" office:value="-14.5487500000017" calcext:value-type="float">
            <text:p>-15</text:p>
          </table:table-cell>
          <table:table-cell table:formula="of:=[.F15]-[.$O15]" office:value-type="float" office:value="-15.1287499999999" calcext:value-type="float">
            <text:p>-15</text:p>
          </table:table-cell>
          <table:table-cell table:formula="of:=[.G15]-[.$O15]" office:value-type="float" office:value="5.44124999999985" calcext:value-type="float">
            <text:p>5</text:p>
          </table:table-cell>
          <table:table-cell table:formula="of:=[.H15]-[.$O15]" office:value-type="float" office:value="4.14125000000058" calcext:value-type="float">
            <text:p>4</text:p>
          </table:table-cell>
          <table:table-cell table:number-columns-repeated="1016"/>
        </table:table-row>
        <table:table-row table:style-name="ro2">
          <table:table-cell/>
          <table:table-cell table:formula="of:=[.B16]-[.$O16]" office:value-type="float" office:value="-12.1100000000006" calcext:value-type="float">
            <text:p>-12</text:p>
          </table:table-cell>
          <table:table-cell table:formula="of:=[.C16]-[.$O16]" office:value-type="float" office:value="4.72999999999956" calcext:value-type="float">
            <text:p>5</text:p>
          </table:table-cell>
          <table:table-cell table:formula="of:=[.D16]-[.$O16]" office:value-type="float" office:value="4.43999999999869" calcext:value-type="float">
            <text:p>4</text:p>
          </table:table-cell>
          <table:table-cell table:formula="of:=[.E16]-[.$O16]" office:value-type="float" office:value="14.5900000000001" calcext:value-type="float">
            <text:p>15</text:p>
          </table:table-cell>
          <table:table-cell table:formula="of:=[.F16]-[.$O16]" office:value-type="float" office:value="8.66999999999825" calcext:value-type="float">
            <text:p>9</text:p>
          </table:table-cell>
          <table:table-cell table:formula="of:=[.G16]-[.$O16]" office:value-type="float" office:value="-1.97999999999956" calcext:value-type="float">
            <text:p>-2</text:p>
          </table:table-cell>
          <table:table-cell table:formula="of:=[.H16]-[.$O16]" office:value-type="float" office:value="-3.5" calcext:value-type="float">
            <text:p>-4</text:p>
          </table:table-cell>
          <table:table-cell table:number-columns-repeated="1016"/>
        </table:table-row>
        <table:table-row table:style-name="ro2">
          <table:table-cell/>
          <table:table-cell table:formula="of:=[.B17]-[.$O17]" office:value-type="float" office:value="8.23000000000684" calcext:value-type="float">
            <text:p>8</text:p>
          </table:table-cell>
          <table:table-cell table:formula="of:=[.C17]-[.$O17]" office:value-type="float" office:value="-3.88999999999214" calcext:value-type="float">
            <text:p>-4</text:p>
          </table:table-cell>
          <table:table-cell table:formula="of:=[.D17]-[.$O17]" office:value-type="float" office:value="-0.739999999994325" calcext:value-type="float">
            <text:p>-1</text:p>
          </table:table-cell>
          <table:table-cell table:formula="of:=[.E17]-[.$O17]" office:value-type="float" office:value="-10.2399999999943" calcext:value-type="float">
            <text:p>-10</text:p>
          </table:table-cell>
          <table:table-cell table:formula="of:=[.F17]-[.$O17]" office:value-type="float" office:value="-11.9599999999955" calcext:value-type="float">
            <text:p>-12</text:p>
          </table:table-cell>
          <table:table-cell table:formula="of:=[.G17]-[.$O17]" office:value-type="float" office:value="1.20000000000437" calcext:value-type="float">
            <text:p>1</text:p>
          </table:table-cell>
          <table:table-cell table:formula="of:=[.H17]-[.$O17]" office:value-type="float" office:value="4.95000000000437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18]-[.$O18]" office:value-type="float" office:value="-3.58374999999069" calcext:value-type="float">
            <text:p>-4</text:p>
          </table:table-cell>
          <table:table-cell table:formula="of:=[.C18]-[.$O18]" office:value-type="float" office:value="4.33625000000757" calcext:value-type="float">
            <text:p>4</text:p>
          </table:table-cell>
          <table:table-cell table:formula="of:=[.D18]-[.$O18]" office:value-type="float" office:value="4.8662500000064" calcext:value-type="float">
            <text:p>5</text:p>
          </table:table-cell>
          <table:table-cell table:formula="of:=[.E18]-[.$O18]" office:value-type="float" office:value="9.50625000000582" calcext:value-type="float">
            <text:p>10</text:p>
          </table:table-cell>
          <table:table-cell table:formula="of:=[.F18]-[.$O18]" office:value-type="float" office:value="4.50625000000582" calcext:value-type="float">
            <text:p>5</text:p>
          </table:table-cell>
          <table:table-cell table:formula="of:=[.G18]-[.$O18]" office:value-type="float" office:value="-4.08374999999069" calcext:value-type="float">
            <text:p>-4</text:p>
          </table:table-cell>
          <table:table-cell table:formula="of:=[.H18]-[.$O18]" office:value-type="float" office:value="-4.70374999998603" calcext:value-type="float">
            <text:p>-5</text:p>
          </table:table-cell>
          <table:table-cell table:number-columns-repeated="1016"/>
        </table:table-row>
        <table:table-row table:style-name="ro2">
          <table:table-cell/>
          <table:table-cell table:formula="of:=[.B19]-[.$O19]" office:value-type="float" office:value="4.05749999999534" calcext:value-type="float">
            <text:p>4</text:p>
          </table:table-cell>
          <table:table-cell table:formula="of:=[.C19]-[.$O19]" office:value-type="float" office:value="-3.65249999999651" calcext:value-type="float">
            <text:p>-4</text:p>
          </table:table-cell>
          <table:table-cell table:formula="of:=[.D19]-[.$O19]" office:value-type="float" office:value="-0.452499999999418" calcext:value-type="float">
            <text:p>0</text:p>
          </table:table-cell>
          <table:table-cell table:formula="of:=[.E19]-[.$O19]" office:value-type="float" office:value="-3.64250000000175" calcext:value-type="float">
            <text:p>-4</text:p>
          </table:table-cell>
          <table:table-cell table:formula="of:=[.F19]-[.$O19]" office:value-type="float" office:value="-10.0525000000052" calcext:value-type="float">
            <text:p>-10</text:p>
          </table:table-cell>
          <table:table-cell table:formula="of:=[.G19]-[.$O19]" office:value-type="float" office:value="1.05749999999534" calcext:value-type="float">
            <text:p>1</text:p>
          </table:table-cell>
          <table:table-cell table:formula="of:=[.H19]-[.$O19]" office:value-type="float" office:value="4.78750000000582" calcext:value-type="float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20]-[.$O20]" office:value-type="float" office:value="-1.48249999999825" calcext:value-type="float">
            <text:p>-1</text:p>
          </table:table-cell>
          <table:table-cell table:formula="of:=[.C20]-[.$O20]" office:value-type="float" office:value="0.297500000000582" calcext:value-type="float">
            <text:p>0</text:p>
          </table:table-cell>
          <table:table-cell table:formula="of:=[.D20]-[.$O20]" office:value-type="float" office:value="3.32749999999942" calcext:value-type="float">
            <text:p>3</text:p>
          </table:table-cell>
          <table:table-cell table:formula="of:=[.E20]-[.$O20]" office:value-type="float" office:value="9.00749999999971" calcext:value-type="float">
            <text:p>9</text:p>
          </table:table-cell>
          <table:table-cell table:formula="of:=[.F20]-[.$O20]" office:value-type="float" office:value="0.997499999997672" calcext:value-type="float">
            <text:p>1</text:p>
          </table:table-cell>
          <table:table-cell table:formula="of:=[.G20]-[.$O20]" office:value-type="float" office:value="-4.15250000000378" calcext:value-type="float">
            <text:p>-4</text:p>
          </table:table-cell>
          <table:table-cell table:formula="of:=[.H20]-[.$O20]" office:value-type="float" office:value="-3.03250000000116" calcext:value-type="float">
            <text:p>-3</text:p>
          </table:table-cell>
          <table:table-cell table:number-columns-repeated="1016"/>
        </table:table-row>
        <table:table-row table:style-name="ro2">
          <table:table-cell/>
          <table:table-cell table:formula="of:=[.B21]-[.$O21]" office:value-type="float" office:value="-0.282500000001164" calcext:value-type="float">
            <text:p>0</text:p>
          </table:table-cell>
          <table:table-cell table:formula="of:=[.C21]-[.$O21]" office:value-type="float" office:value="-1.80249999999796" calcext:value-type="float">
            <text:p>-2</text:p>
          </table:table-cell>
          <table:table-cell table:formula="of:=[.D21]-[.$O21]" office:value-type="float" office:value="-0.5625" calcext:value-type="float">
            <text:p>-1</text:p>
          </table:table-cell>
          <table:table-cell table:formula="of:=[.E21]-[.$O21]" office:value-type="float" office:value="4.51750000000175" calcext:value-type="float">
            <text:p>5</text:p>
          </table:table-cell>
          <table:table-cell table:formula="of:=[.F21]-[.$O21]" office:value-type="float" office:value="-7.39250000000175" calcext:value-type="float">
            <text:p>-7</text:p>
          </table:table-cell>
          <table:table-cell table:formula="of:=[.G21]-[.$O21]" office:value-type="float" office:value="2.39749999999913" calcext:value-type="float">
            <text:p>2</text:p>
          </table:table-cell>
          <table:table-cell table:formula="of:=[.H21]-[.$O21]" office:value-type="float" office:value="0.357499999998254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formula="of:=[.B22]-[.$O22]" office:value-type="float" office:value="0.3125" calcext:value-type="float">
            <text:p>0</text:p>
          </table:table-cell>
          <table:table-cell table:formula="of:=[.C22]-[.$O22]" office:value-type="float" office:value="0.672500000000582" calcext:value-type="float">
            <text:p>1</text:p>
          </table:table-cell>
          <table:table-cell table:formula="of:=[.D22]-[.$O22]" office:value-type="float" office:value="3.09250000000247" calcext:value-type="float">
            <text:p>3</text:p>
          </table:table-cell>
          <table:table-cell table:formula="of:=[.E22]-[.$O22]" office:value-type="float" office:value="-0.87749999999869" calcext:value-type="float">
            <text:p>-1</text:p>
          </table:table-cell>
          <table:table-cell table:formula="of:=[.F22]-[.$O22]" office:value-type="float" office:value="0.432500000002619" calcext:value-type="float">
            <text:p>0</text:p>
          </table:table-cell>
          <table:table-cell table:formula="of:=[.G22]-[.$O22]" office:value-type="float" office:value="-1.29750000000058" calcext:value-type="float">
            <text:p>-1</text:p>
          </table:table-cell>
          <table:table-cell table:formula="of:=[.H22]-[.$O22]" office:value-type="float" office:value="-0.907499999997526" calcext:value-type="float">
            <text:p>-1</text:p>
          </table:table-cell>
          <table:table-cell table:number-columns-repeated="1016"/>
        </table:table-row>
        <table:table-row table:style-name="ro2">
          <table:table-cell/>
          <table:table-cell table:formula="of:=[.B23]-[.$O23]" office:value-type="float" office:value="0.593749999996362" calcext:value-type="float">
            <text:p>1</text:p>
          </table:table-cell>
          <table:table-cell table:formula="of:=[.C23]-[.$O23]" office:value-type="float" office:value="-1.81625000000349" calcext:value-type="float">
            <text:p>-2</text:p>
          </table:table-cell>
          <table:table-cell table:formula="of:=[.D23]-[.$O23]" office:value-type="float" office:value="-0.766250000000582" calcext:value-type="float">
            <text:p>-1</text:p>
          </table:table-cell>
          <table:table-cell table:formula="of:=[.E23]-[.$O23]" office:value-type="float" office:value="1.8637499999968" calcext:value-type="float">
            <text:p>2</text:p>
          </table:table-cell>
          <table:table-cell table:formula="of:=[.F23]-[.$O23]" office:value-type="float" office:value="-6.57625000000189" calcext:value-type="float">
            <text:p>-7</text:p>
          </table:table-cell>
          <table:table-cell table:formula="of:=[.G23]-[.$O23]" office:value-type="float" office:value="3.24374999999782" calcext:value-type="float">
            <text:p>3</text:p>
          </table:table-cell>
          <table:table-cell table:formula="of:=[.H23]-[.$O23]" office:value-type="float" office:value="-0.406250000003638" calcext:value-type="float">
            <text:p>0</text:p>
          </table:table-cell>
          <table:table-cell table:number-columns-repeated="1016"/>
        </table:table-row>
      </table:table>
      <table:table table:name="stiffback_20190715" table:style-name="ta1">
        <table:table-column table:style-name="co2" table:number-columns-repeated="2" table:default-cell-style-name="Default"/>
        <table:table-column table:style-name="co2" table:default-cell-style-name="ce4"/>
        <table:table-column table:style-name="co2" table:default-cell-style-name="ce10"/>
        <table:table-column table:style-name="co2" table:number-columns-repeated="2" table:default-cell-style-name="ce12"/>
        <table:table-column table:style-name="co2" table:number-columns-repeated="6" table:default-cell-style-name="ce4"/>
        <table:table-column table:style-name="co2" table:number-columns-repeated="5" table:default-cell-style-name="Default"/>
        <table:table-column table:style-name="co3" table:default-cell-style-name="Default"/>
        <table:table-row table:style-name="ro4"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AVERAGE</text:p>
          </table:table-cell>
          <table:table-cell table:style-name="ce9" office:value-type="string" calcext:value-type="string" table:number-columns-spanned="2" table:number-rows-spanned="1">
            <text:p>V 180</text:p>
          </table:table-cell>
          <table:covered-table-cell/>
          <table:table-cell table:style-name="ce11" office:value-type="string" calcext:value-type="string" table:number-columns-spanned="7" table:number-rows-spanned="1">
            <text:p>V 0</text:p>
          </table:table-cell>
          <table:covered-table-cell table:number-columns-repeated="3" table:style-name="ce8"/>
          <table:covered-table-cell table:style-name="ce14"/>
          <table:covered-table-cell table:number-columns-repeated="2"/>
          <table:table-cell table:number-columns-repeated="2"/>
          <table:table-cell office:value-type="string" calcext:value-type="string">
            <text:p>av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min</text:p>
          </table:table-cell>
          <table:table-cell/>
        </table:table-row>
        <table:table-row table:style-name="ro4">
          <table:table-cell table:style-name="ce7" office:value-type="string" calcext:value-type="string">
            <text:p>PCB5_SX</text:p>
          </table:table-cell>
          <table:table-cell table:style-name="ce8" office:value-type="float" office:value="50090.79125" calcext:value-type="float">
            <text:p>50091</text:p>
          </table:table-cell>
          <table:table-cell table:style-name="ce10" office:value-type="float" office:value="50092.87" calcext:value-type="float">
            <text:p>50093</text:p>
          </table:table-cell>
          <table:table-cell office:value-type="float" office:value="50091.75" calcext:value-type="float">
            <text:p>50092</text:p>
          </table:table-cell>
          <table:table-cell office:value-type="float" office:value="50110.79" calcext:value-type="float">
            <text:p>50111</text:p>
          </table:table-cell>
          <table:table-cell office:value-type="float" office:value="50099.03" calcext:value-type="float">
            <text:p>50099</text:p>
          </table:table-cell>
          <table:table-cell table:style-name="ce13" office:value-type="float" office:value="50095.18" calcext:value-type="float">
            <text:p>50095.18</text:p>
          </table:table-cell>
          <table:table-cell table:style-name="ce13" office:value-type="float" office:value="50096.32" calcext:value-type="float">
            <text:p>50096.32</text:p>
          </table:table-cell>
          <table:table-cell table:style-name="ce13" office:value-type="float" office:value="50095.41" calcext:value-type="float">
            <text:p>50095.41</text:p>
          </table:table-cell>
          <table:table-cell table:style-name="ce13" office:value-type="float" office:value="50102.26" calcext:value-type="float">
            <text:p>50102.26</text:p>
          </table:table-cell>
          <table:table-cell table:style-name="ce13" office:value-type="float" office:value="50097.03" calcext:value-type="float">
            <text:p>50097.03</text:p>
          </table:table-cell>
          <table:table-cell table:style-name="Default"/>
          <table:table-cell table:style-name="ce4"/>
          <table:table-cell table:style-name="ce4" table:formula="of:=AVERAGE([.E2:.K2])" office:value-type="float" office:value="50099.4314285714" calcext:value-type="float">
            <text:p>50099</text:p>
          </table:table-cell>
          <table:table-cell table:style-name="ce4" table:formula="of:=MIN([.E2:.K2])" office:value-type="float" office:value="50095.18" calcext:value-type="float">
            <text:p>50095</text:p>
          </table:table-cell>
          <table:table-cell table:style-name="ce4" table:formula="of:=MAX([.E2:.K2])" office:value-type="float" office:value="50110.79" calcext:value-type="float">
            <text:p>50111</text:p>
          </table:table-cell>
          <table:table-cell table:style-name="ce4" table:formula="of:=[.P2]-[.O2]" office:value-type="float" office:value="15.6100000000006" calcext:value-type="float">
            <text:p>16</text:p>
          </table:table-cell>
          <table:table-cell table:style-name="ce4" table:formula="of:=[.N2]-[.B2]" office:value-type="float" office:value="8.64017857141153" calcext:value-type="float">
            <text:p>9</text:p>
          </table:table-cell>
        </table:table-row>
        <table:table-row table:style-name="ro4">
          <table:table-cell table:style-name="ce7" office:value-type="string" calcext:value-type="string">
            <text:p>PCB5_DX</text:p>
          </table:table-cell>
          <table:table-cell table:style-name="ce8" office:value-type="float" office:value="89453.5775" calcext:value-type="float">
            <text:p>89454</text:p>
          </table:table-cell>
          <table:table-cell table:style-name="ce10" office:value-type="float" office:value="89493.16" calcext:value-type="float">
            <text:p>89493</text:p>
          </table:table-cell>
          <table:table-cell office:value-type="float" office:value="89489.25" calcext:value-type="float">
            <text:p>89489</text:p>
          </table:table-cell>
          <table:table-cell office:value-type="float" office:value="89458.62" calcext:value-type="float">
            <text:p>89459</text:p>
          </table:table-cell>
          <table:table-cell office:value-type="float" office:value="89445.82" calcext:value-type="float">
            <text:p>89446</text:p>
          </table:table-cell>
          <table:table-cell table:style-name="ce13" office:value-type="float" office:value="89447.75" calcext:value-type="float">
            <text:p>89447.75</text:p>
          </table:table-cell>
          <table:table-cell table:style-name="ce13" office:value-type="float" office:value="89439.86" calcext:value-type="float">
            <text:p>89439.86</text:p>
          </table:table-cell>
          <table:table-cell table:style-name="ce13" office:value-type="float" office:value="89443.24" calcext:value-type="float">
            <text:p>89443.24</text:p>
          </table:table-cell>
          <table:table-cell table:style-name="ce13" office:value-type="float" office:value="89442.23" calcext:value-type="float">
            <text:p>89442.23</text:p>
          </table:table-cell>
          <table:table-cell table:style-name="ce13" office:value-type="float" office:value="89443.28" calcext:value-type="float">
            <text:p>89443.28</text:p>
          </table:table-cell>
          <table:table-cell table:style-name="Default"/>
          <table:table-cell table:style-name="ce4"/>
          <table:table-cell table:style-name="ce4" table:formula="of:=AVERAGE([.E3:.K3])" office:value-type="float" office:value="89445.8285714286" calcext:value-type="float">
            <text:p>89446</text:p>
          </table:table-cell>
          <table:table-cell table:style-name="ce4" table:formula="of:=MIN([.E3:.K3])" office:value-type="float" office:value="89439.86" calcext:value-type="float">
            <text:p>89440</text:p>
          </table:table-cell>
          <table:table-cell table:style-name="ce4" table:formula="of:=MAX([.E3:.K3])" office:value-type="float" office:value="89458.62" calcext:value-type="float">
            <text:p>89459</text:p>
          </table:table-cell>
          <table:table-cell table:style-name="ce4" table:formula="of:=[.P3]-[.O3]" office:value-type="float" office:value="18.7599999999948" calcext:value-type="float">
            <text:p>19</text:p>
          </table:table-cell>
          <table:table-cell table:style-name="ce4" table:formula="of:=[.N3]-[.B3]" office:value-type="float" office:value="-7.74892857144005" calcext:value-type="float">
            <text:p>-8</text:p>
          </table:table-cell>
        </table:table-row>
        <table:table-row table:style-name="ro4">
          <table:table-cell table:style-name="ce7" office:value-type="string" calcext:value-type="string">
            <text:p>PCB4_SX</text:p>
          </table:table-cell>
          <table:table-cell table:style-name="ce8" office:value-type="float" office:value="49619.2775" calcext:value-type="float">
            <text:p>49619</text:p>
          </table:table-cell>
          <table:table-cell table:style-name="ce10" office:value-type="float" office:value="49621.52" calcext:value-type="float">
            <text:p>49622</text:p>
          </table:table-cell>
          <table:table-cell office:value-type="float" office:value="49616.24" calcext:value-type="float">
            <text:p>49616</text:p>
          </table:table-cell>
          <table:table-cell office:value-type="float" office:value="49635.21" calcext:value-type="float">
            <text:p>49635</text:p>
          </table:table-cell>
          <table:table-cell office:value-type="float" office:value="49621.73" calcext:value-type="float">
            <text:p>49622</text:p>
          </table:table-cell>
          <table:table-cell table:style-name="ce13" office:value-type="float" office:value="49625.71" calcext:value-type="float">
            <text:p>49625.71</text:p>
          </table:table-cell>
          <table:table-cell table:style-name="ce13" office:value-type="float" office:value="49627.61" calcext:value-type="float">
            <text:p>49627.61</text:p>
          </table:table-cell>
          <table:table-cell table:style-name="ce13" office:value-type="float" office:value="49623.19" calcext:value-type="float">
            <text:p>49623.19</text:p>
          </table:table-cell>
          <table:table-cell table:style-name="ce13" office:value-type="float" office:value="49627.68" calcext:value-type="float">
            <text:p>49627.68</text:p>
          </table:table-cell>
          <table:table-cell table:style-name="ce13" office:value-type="float" office:value="49622.01" calcext:value-type="float">
            <text:p>49622.01</text:p>
          </table:table-cell>
          <table:table-cell table:style-name="Default"/>
          <table:table-cell table:style-name="ce4"/>
          <table:table-cell table:style-name="ce4" table:formula="of:=AVERAGE([.E4:.K4])" office:value-type="float" office:value="49626.1628571429" calcext:value-type="float">
            <text:p>49626</text:p>
          </table:table-cell>
          <table:table-cell table:style-name="ce4" table:formula="of:=MIN([.E4:.K4])" office:value-type="float" office:value="49621.73" calcext:value-type="float">
            <text:p>49622</text:p>
          </table:table-cell>
          <table:table-cell table:style-name="ce4" table:formula="of:=MAX([.E4:.K4])" office:value-type="float" office:value="49635.21" calcext:value-type="float">
            <text:p>49635</text:p>
          </table:table-cell>
          <table:table-cell table:style-name="ce4" table:formula="of:=[.P4]-[.O4]" office:value-type="float" office:value="13.4799999999959" calcext:value-type="float">
            <text:p>13</text:p>
          </table:table-cell>
          <table:table-cell table:style-name="ce4" table:formula="of:=[.N4]-[.B4]" office:value-type="float" office:value="6.88535714286263" calcext:value-type="float">
            <text:p>7</text:p>
          </table:table-cell>
        </table:table-row>
        <table:table-row table:style-name="ro4">
          <table:table-cell table:style-name="ce7" office:value-type="string" calcext:value-type="string">
            <text:p>PCB4_DX</text:p>
          </table:table-cell>
          <table:table-cell table:style-name="ce8" office:value-type="float" office:value="29450.96875" calcext:value-type="float">
            <text:p>29451</text:p>
          </table:table-cell>
          <table:table-cell table:style-name="ce10" office:value-type="float" office:value="29489.35" calcext:value-type="float">
            <text:p>29489</text:p>
          </table:table-cell>
          <table:table-cell office:value-type="float" office:value="29492.35" calcext:value-type="float">
            <text:p>29492</text:p>
          </table:table-cell>
          <table:table-cell office:value-type="float" office:value="29449.76" calcext:value-type="float">
            <text:p>29450</text:p>
          </table:table-cell>
          <table:table-cell office:value-type="float" office:value="29442.67" calcext:value-type="float">
            <text:p>29443</text:p>
          </table:table-cell>
          <table:table-cell table:style-name="ce13" office:value-type="float" office:value="29440.29" calcext:value-type="float">
            <text:p>29440.29</text:p>
          </table:table-cell>
          <table:table-cell table:style-name="ce13" office:value-type="float" office:value="29436.44" calcext:value-type="float">
            <text:p>29436.44</text:p>
          </table:table-cell>
          <table:table-cell table:style-name="ce13" office:value-type="float" office:value="29439.61" calcext:value-type="float">
            <text:p>29439.61</text:p>
          </table:table-cell>
          <table:table-cell table:style-name="ce13" office:value-type="float" office:value="29446.16" calcext:value-type="float">
            <text:p>29446.16</text:p>
          </table:table-cell>
          <table:table-cell table:style-name="ce13" office:value-type="float" office:value="29443.41" calcext:value-type="float">
            <text:p>29443.41</text:p>
          </table:table-cell>
          <table:table-cell table:style-name="Default"/>
          <table:table-cell table:style-name="ce4"/>
          <table:table-cell table:style-name="ce4" table:formula="of:=AVERAGE([.E5:.K5])" office:value-type="float" office:value="29442.62" calcext:value-type="float">
            <text:p>29443</text:p>
          </table:table-cell>
          <table:table-cell table:style-name="ce4" table:formula="of:=MIN([.E5:.K5])" office:value-type="float" office:value="29436.44" calcext:value-type="float">
            <text:p>29436</text:p>
          </table:table-cell>
          <table:table-cell table:style-name="ce4" table:formula="of:=MAX([.E5:.K5])" office:value-type="float" office:value="29449.76" calcext:value-type="float">
            <text:p>29450</text:p>
          </table:table-cell>
          <table:table-cell table:style-name="ce4" table:formula="of:=[.P5]-[.O5]" office:value-type="float" office:value="13.3199999999997" calcext:value-type="float">
            <text:p>13</text:p>
          </table:table-cell>
          <table:table-cell table:style-name="ce4" table:formula="of:=[.N5]-[.B5]" office:value-type="float" office:value="-8.34875000000102" calcext:value-type="float">
            <text:p>-8</text:p>
          </table:table-cell>
        </table:table-row>
        <table:table-row table:style-name="ro4">
          <table:table-cell table:style-name="ce7" office:value-type="string" calcext:value-type="string">
            <text:p>PCB3_SX</text:p>
          </table:table-cell>
          <table:table-cell table:style-name="ce8" office:value-type="float" office:value="30932.8775" calcext:value-type="float">
            <text:p>30933</text:p>
          </table:table-cell>
          <table:table-cell table:style-name="ce10" office:value-type="float" office:value="30928.85" calcext:value-type="float">
            <text:p>30929</text:p>
          </table:table-cell>
          <table:table-cell office:value-type="float" office:value="30928.4" calcext:value-type="float">
            <text:p>30928</text:p>
          </table:table-cell>
          <table:table-cell office:value-type="float" office:value="30942.25" calcext:value-type="float">
            <text:p>30942</text:p>
          </table:table-cell>
          <table:table-cell office:value-type="float" office:value="30933.82" calcext:value-type="float">
            <text:p>30934</text:p>
          </table:table-cell>
          <table:table-cell table:style-name="ce13" office:value-type="float" office:value="30934.29" calcext:value-type="float">
            <text:p>30934.29</text:p>
          </table:table-cell>
          <table:table-cell table:style-name="ce13" office:value-type="float" office:value="30936.61" calcext:value-type="float">
            <text:p>30936.61</text:p>
          </table:table-cell>
          <table:table-cell table:style-name="ce13" office:value-type="float" office:value="30933.67" calcext:value-type="float">
            <text:p>30933.67</text:p>
          </table:table-cell>
          <table:table-cell table:style-name="ce13" office:value-type="float" office:value="30938.33" calcext:value-type="float">
            <text:p>30938.33</text:p>
          </table:table-cell>
          <table:table-cell table:style-name="ce13" office:value-type="float" office:value="30935.8" calcext:value-type="float">
            <text:p>30935.8</text:p>
          </table:table-cell>
          <table:table-cell table:style-name="Default"/>
          <table:table-cell table:style-name="ce4"/>
          <table:table-cell table:style-name="ce4" table:formula="of:=AVERAGE([.E6:.K6])" office:value-type="float" office:value="30936.3957142857" calcext:value-type="float">
            <text:p>30936</text:p>
          </table:table-cell>
          <table:table-cell table:style-name="ce4" table:formula="of:=MIN([.E6:.K6])" office:value-type="float" office:value="30933.67" calcext:value-type="float">
            <text:p>30934</text:p>
          </table:table-cell>
          <table:table-cell table:style-name="ce4" table:formula="of:=MAX([.E6:.K6])" office:value-type="float" office:value="30942.25" calcext:value-type="float">
            <text:p>30942</text:p>
          </table:table-cell>
          <table:table-cell table:style-name="ce4" table:formula="of:=[.P6]-[.O6]" office:value-type="float" office:value="8.58000000000175" calcext:value-type="float">
            <text:p>9</text:p>
          </table:table-cell>
          <table:table-cell table:style-name="ce4" table:formula="of:=[.N6]-[.B6]" office:value-type="float" office:value="3.51821428571566" calcext:value-type="float">
            <text:p>4</text:p>
          </table:table-cell>
        </table:table-row>
        <table:table-row table:style-name="ro4">
          <table:table-cell table:style-name="ce7" office:value-type="string" calcext:value-type="string">
            <text:p>PCB3_DX</text:p>
          </table:table-cell>
          <table:table-cell table:style-name="ce8" office:value-type="float" office:value="12114.07625" calcext:value-type="float">
            <text:p>12114</text:p>
          </table:table-cell>
          <table:table-cell table:style-name="ce10" office:value-type="float" office:value="12150.1" calcext:value-type="float">
            <text:p>12150</text:p>
          </table:table-cell>
          <table:table-cell office:value-type="float" office:value="12149.04" calcext:value-type="float">
            <text:p>12149</text:p>
          </table:table-cell>
          <table:table-cell office:value-type="float" office:value="12113.2" calcext:value-type="float">
            <text:p>12113</text:p>
          </table:table-cell>
          <table:table-cell office:value-type="float" office:value="12110.49" calcext:value-type="float">
            <text:p>12110</text:p>
          </table:table-cell>
          <table:table-cell table:style-name="ce13" office:value-type="float" office:value="12110.91" calcext:value-type="float">
            <text:p>12110.91</text:p>
          </table:table-cell>
          <table:table-cell table:style-name="ce13" office:value-type="float" office:value="12107.12" calcext:value-type="float">
            <text:p>12107.12</text:p>
          </table:table-cell>
          <table:table-cell table:style-name="ce13" office:value-type="float" office:value="12110.65" calcext:value-type="float">
            <text:p>12110.65</text:p>
          </table:table-cell>
          <table:table-cell table:style-name="ce13" office:value-type="float" office:value="12110.44" calcext:value-type="float">
            <text:p>12110.44</text:p>
          </table:table-cell>
          <table:table-cell table:style-name="ce13" office:value-type="float" office:value="12107.68" calcext:value-type="float">
            <text:p>12107.68</text:p>
          </table:table-cell>
          <table:table-cell table:style-name="Default"/>
          <table:table-cell table:style-name="ce4"/>
          <table:table-cell table:style-name="ce4" table:formula="of:=AVERAGE([.E7:.K7])" office:value-type="float" office:value="12110.07" calcext:value-type="float">
            <text:p>12110</text:p>
          </table:table-cell>
          <table:table-cell table:style-name="ce4" table:formula="of:=MIN([.E7:.K7])" office:value-type="float" office:value="12107.12" calcext:value-type="float">
            <text:p>12107</text:p>
          </table:table-cell>
          <table:table-cell table:style-name="ce4" table:formula="of:=MAX([.E7:.K7])" office:value-type="float" office:value="12113.2" calcext:value-type="float">
            <text:p>12113</text:p>
          </table:table-cell>
          <table:table-cell table:style-name="ce4" table:formula="of:=[.P7]-[.O7]" office:value-type="float" office:value="6.07999999999993" calcext:value-type="float">
            <text:p>6</text:p>
          </table:table-cell>
          <table:table-cell table:style-name="ce4" table:formula="of:=[.N7]-[.B7]" office:value-type="float" office:value="-4.00624999999855" calcext:value-type="float">
            <text:p>-4</text:p>
          </table:table-cell>
        </table:table-row>
        <table:table-row table:style-name="ro4">
          <table:table-cell table:style-name="ce7" office:value-type="string" calcext:value-type="string">
            <text:p>PCB2_SX</text:p>
          </table:table-cell>
          <table:table-cell table:style-name="ce8" office:value-type="float" office:value="29798.06625" calcext:value-type="float">
            <text:p>29798</text:p>
          </table:table-cell>
          <table:table-cell table:style-name="ce10" office:value-type="float" office:value="29792.93" calcext:value-type="float">
            <text:p>29793</text:p>
          </table:table-cell>
          <table:table-cell office:value-type="float" office:value="29792.39" calcext:value-type="float">
            <text:p>29792</text:p>
          </table:table-cell>
          <table:table-cell office:value-type="float" office:value="29807.43" calcext:value-type="float">
            <text:p>29807</text:p>
          </table:table-cell>
          <table:table-cell office:value-type="float" office:value="29801.27" calcext:value-type="float">
            <text:p>29801</text:p>
          </table:table-cell>
          <table:table-cell table:style-name="ce13" office:value-type="float" office:value="29800.33" calcext:value-type="float">
            <text:p>29800.33</text:p>
          </table:table-cell>
          <table:table-cell table:style-name="ce13" office:value-type="float" office:value="29802.82" calcext:value-type="float">
            <text:p>29802.82</text:p>
          </table:table-cell>
          <table:table-cell table:style-name="ce13" office:value-type="float" office:value="29800.21" calcext:value-type="float">
            <text:p>29800.21</text:p>
          </table:table-cell>
          <table:table-cell table:style-name="ce13" office:value-type="float" office:value="29803.56" calcext:value-type="float">
            <text:p>29803.56</text:p>
          </table:table-cell>
          <table:table-cell table:style-name="ce13" office:value-type="float" office:value="29801.77" calcext:value-type="float">
            <text:p>29801.77</text:p>
          </table:table-cell>
          <table:table-cell table:style-name="Default"/>
          <table:table-cell table:style-name="ce4"/>
          <table:table-cell table:style-name="ce4" table:formula="of:=AVERAGE([.E8:.K8])" office:value-type="float" office:value="29802.4842857143" calcext:value-type="float">
            <text:p>29802</text:p>
          </table:table-cell>
          <table:table-cell table:style-name="ce4" table:formula="of:=MIN([.E8:.K8])" office:value-type="float" office:value="29800.21" calcext:value-type="float">
            <text:p>29800</text:p>
          </table:table-cell>
          <table:table-cell table:style-name="ce4" table:formula="of:=MAX([.E8:.K8])" office:value-type="float" office:value="29807.43" calcext:value-type="float">
            <text:p>29807</text:p>
          </table:table-cell>
          <table:table-cell table:style-name="ce4" table:formula="of:=[.P8]-[.O8]" office:value-type="float" office:value="7.22000000000116" calcext:value-type="float">
            <text:p>7</text:p>
          </table:table-cell>
          <table:table-cell table:style-name="ce4" table:formula="of:=[.N8]-[.B8]" office:value-type="float" office:value="4.41803571428318" calcext:value-type="float">
            <text:p>4</text:p>
          </table:table-cell>
        </table:table-row>
        <table:table-row table:style-name="ro4">
          <table:table-cell table:style-name="ce7" office:value-type="string" calcext:value-type="string">
            <text:p>PCB2_DX</text:p>
          </table:table-cell>
          <table:table-cell table:style-name="ce8" office:value-type="float" office:value="91112.59" calcext:value-type="float">
            <text:p>91113</text:p>
          </table:table-cell>
          <table:table-cell table:style-name="ce10" office:value-type="float" office:value="91142.68" calcext:value-type="float">
            <text:p>91143</text:p>
          </table:table-cell>
          <table:table-cell office:value-type="float" office:value="91143.7" calcext:value-type="float">
            <text:p>91144</text:p>
          </table:table-cell>
          <table:table-cell office:value-type="float" office:value="91109.34" calcext:value-type="float">
            <text:p>91109</text:p>
          </table:table-cell>
          <table:table-cell office:value-type="float" office:value="91107.4" calcext:value-type="float">
            <text:p>91107</text:p>
          </table:table-cell>
          <table:table-cell table:style-name="ce13" office:value-type="float" office:value="91107.83" calcext:value-type="float">
            <text:p>91107.83</text:p>
          </table:table-cell>
          <table:table-cell table:style-name="ce13" office:value-type="float" office:value="91105.16" calcext:value-type="float">
            <text:p>91105.16</text:p>
          </table:table-cell>
          <table:table-cell table:style-name="ce13" office:value-type="float" office:value="91108.37" calcext:value-type="float">
            <text:p>91108.37</text:p>
          </table:table-cell>
          <table:table-cell table:style-name="ce13" office:value-type="float" office:value="91107.45" calcext:value-type="float">
            <text:p>91107.45</text:p>
          </table:table-cell>
          <table:table-cell table:style-name="ce13" office:value-type="float" office:value="91107.86" calcext:value-type="float">
            <text:p>91107.86</text:p>
          </table:table-cell>
          <table:table-cell table:style-name="Default"/>
          <table:table-cell table:style-name="ce4"/>
          <table:table-cell table:style-name="ce4" table:formula="of:=AVERAGE([.E9:.K9])" office:value-type="float" office:value="91107.63" calcext:value-type="float">
            <text:p>91108</text:p>
          </table:table-cell>
          <table:table-cell table:style-name="ce4" table:formula="of:=MIN([.E9:.K9])" office:value-type="float" office:value="91105.16" calcext:value-type="float">
            <text:p>91105</text:p>
          </table:table-cell>
          <table:table-cell table:style-name="ce4" table:formula="of:=MAX([.E9:.K9])" office:value-type="float" office:value="91109.34" calcext:value-type="float">
            <text:p>91109</text:p>
          </table:table-cell>
          <table:table-cell table:style-name="ce4" table:formula="of:=[.P9]-[.O9]" office:value-type="float" office:value="4.17999999999302" calcext:value-type="float">
            <text:p>4</text:p>
          </table:table-cell>
          <table:table-cell table:style-name="ce4" table:formula="of:=[.N9]-[.B9]" office:value-type="float" office:value="-4.95999999999185" calcext:value-type="float">
            <text:p>-5</text:p>
          </table:table-cell>
        </table:table-row>
        <table:table-row table:style-name="ro4">
          <table:table-cell table:style-name="ce7" office:value-type="string" calcext:value-type="string">
            <text:p>PCB1_SX</text:p>
          </table:table-cell>
          <table:table-cell table:style-name="ce8" office:value-type="float" office:value="69368.35625" calcext:value-type="float">
            <text:p>69368</text:p>
          </table:table-cell>
          <table:table-cell table:style-name="ce10" office:value-type="float" office:value="69351.51" calcext:value-type="float">
            <text:p>69352</text:p>
          </table:table-cell>
          <table:table-cell office:value-type="float" office:value="69352.82" calcext:value-type="float">
            <text:p>69353</text:p>
          </table:table-cell>
          <table:table-cell office:value-type="float" office:value="69367.28" calcext:value-type="float">
            <text:p>69367</text:p>
          </table:table-cell>
          <table:table-cell office:value-type="float" office:value="69362.06" calcext:value-type="float">
            <text:p>69362</text:p>
          </table:table-cell>
          <table:table-cell table:style-name="ce13" office:value-type="float" office:value="69364.25" calcext:value-type="float">
            <text:p>69364.25</text:p>
          </table:table-cell>
          <table:table-cell table:style-name="ce13" office:value-type="float" office:value="69365.2" calcext:value-type="float">
            <text:p>69365.2</text:p>
          </table:table-cell>
          <table:table-cell table:style-name="ce13" office:value-type="float" office:value="69363.35" calcext:value-type="float">
            <text:p>69363.35</text:p>
          </table:table-cell>
          <table:table-cell table:style-name="ce13" office:value-type="float" office:value="69365.05" calcext:value-type="float">
            <text:p>69365.05</text:p>
          </table:table-cell>
          <table:table-cell table:style-name="ce13" office:value-type="float" office:value="69363.84" calcext:value-type="float">
            <text:p>69363.84</text:p>
          </table:table-cell>
          <table:table-cell table:style-name="Default"/>
          <table:table-cell table:style-name="ce4"/>
          <table:table-cell table:style-name="ce4" table:formula="of:=AVERAGE([.E10:.K10])" office:value-type="float" office:value="69364.4328571429" calcext:value-type="float">
            <text:p>69364</text:p>
          </table:table-cell>
          <table:table-cell table:style-name="ce4" table:formula="of:=MIN([.E10:.K10])" office:value-type="float" office:value="69362.06" calcext:value-type="float">
            <text:p>69362</text:p>
          </table:table-cell>
          <table:table-cell table:style-name="ce4" table:formula="of:=MAX([.E10:.K10])" office:value-type="float" office:value="69367.28" calcext:value-type="float">
            <text:p>69367</text:p>
          </table:table-cell>
          <table:table-cell table:style-name="ce4" table:formula="of:=[.P10]-[.O10]" office:value-type="float" office:value="5.22000000000116" calcext:value-type="float">
            <text:p>5</text:p>
          </table:table-cell>
          <table:table-cell table:style-name="ce4" table:formula="of:=[.N10]-[.B10]" office:value-type="float" office:value="-3.92339285714843" calcext:value-type="float">
            <text:p>-4</text:p>
          </table:table-cell>
        </table:table-row>
        <table:table-row table:style-name="ro4">
          <table:table-cell table:style-name="ce7" office:value-type="string" calcext:value-type="string">
            <text:p>PCB1_DX</text:p>
          </table:table-cell>
          <table:table-cell table:style-name="ce8" office:value-type="float" office:value="9473.41875" calcext:value-type="float">
            <text:p>9473</text:p>
          </table:table-cell>
          <table:table-cell table:style-name="ce10" office:value-type="float" office:value="9501.19" calcext:value-type="float">
            <text:p>9501</text:p>
          </table:table-cell>
          <table:table-cell office:value-type="float" office:value="9503.35" calcext:value-type="float">
            <text:p>9503</text:p>
          </table:table-cell>
          <table:table-cell office:value-type="float" office:value="9472.8" calcext:value-type="float">
            <text:p>9473</text:p>
          </table:table-cell>
          <table:table-cell office:value-type="float" office:value="9471.33" calcext:value-type="float">
            <text:p>9471</text:p>
          </table:table-cell>
          <table:table-cell table:style-name="ce13" office:value-type="float" office:value="9472.2" calcext:value-type="float">
            <text:p>9472.2</text:p>
          </table:table-cell>
          <table:table-cell table:style-name="ce13" office:value-type="float" office:value="9469.72" calcext:value-type="float">
            <text:p>9469.72</text:p>
          </table:table-cell>
          <table:table-cell table:style-name="ce13" office:value-type="float" office:value="9470.66" calcext:value-type="float">
            <text:p>9470.66</text:p>
          </table:table-cell>
          <table:table-cell table:style-name="ce13" office:value-type="float" office:value="9473.99" calcext:value-type="float">
            <text:p>9473.99</text:p>
          </table:table-cell>
          <table:table-cell table:style-name="ce13" office:value-type="float" office:value="9471.53" calcext:value-type="float">
            <text:p>9471.53</text:p>
          </table:table-cell>
          <table:table-cell table:style-name="Default"/>
          <table:table-cell table:style-name="ce4"/>
          <table:table-cell table:style-name="ce4" table:formula="of:=AVERAGE([.E11:.K11])" office:value-type="float" office:value="9471.74714285714" calcext:value-type="float">
            <text:p>9472</text:p>
          </table:table-cell>
          <table:table-cell table:style-name="ce4" table:formula="of:=MIN([.E11:.K11])" office:value-type="float" office:value="9469.72" calcext:value-type="float">
            <text:p>9470</text:p>
          </table:table-cell>
          <table:table-cell table:style-name="ce4" table:formula="of:=MAX([.E11:.K11])" office:value-type="float" office:value="9473.99" calcext:value-type="float">
            <text:p>9474</text:p>
          </table:table-cell>
          <table:table-cell table:style-name="ce4" table:formula="of:=[.P11]-[.O11]" office:value-type="float" office:value="4.27000000000044" calcext:value-type="float">
            <text:p>4</text:p>
          </table:table-cell>
          <table:table-cell table:style-name="ce4" table:formula="of:=[.N11]-[.B11]" office:value-type="float" office:value="-1.67160714285819" calcext:value-type="float">
            <text:p>-2</text:p>
          </table:table-cell>
        </table:table-row>
        <table:table-row table:style-name="ro4">
          <table:table-cell table:style-name="ce7"/>
          <table:table-cell table:style-name="ce8"/>
          <table:table-cell table:style-name="ce10"/>
          <table:table-cell table:number-columns-repeated="3"/>
          <table:table-cell table:style-name="ce12" table:number-columns-repeated="5"/>
          <table:table-cell/>
          <table:table-cell table:style-name="ce4" table:number-columns-repeated="6"/>
        </table:table-row>
        <table:table-row table:style-name="ro4">
          <table:table-cell table:style-name="ce7" office:value-type="string" calcext:value-type="string">
            <text:p>Y</text:p>
          </table:table-cell>
          <table:table-cell table:style-name="ce8"/>
          <table:table-cell table:style-name="ce10"/>
          <table:table-cell table:number-columns-repeated="3"/>
          <table:table-cell table:style-name="ce12" table:number-columns-repeated="5"/>
          <table:table-cell/>
          <table:table-cell table:style-name="ce4" table:number-columns-repeated="6"/>
        </table:table-row>
        <table:table-row table:style-name="ro4">
          <table:table-cell table:style-name="ce7" office:value-type="string" calcext:value-type="string">
            <text:p>PCB5_SX</text:p>
          </table:table-cell>
          <table:table-cell table:style-name="ce8" office:value-type="float" office:value="53593.25875" calcext:value-type="float">
            <text:p>53593</text:p>
          </table:table-cell>
          <table:table-cell table:style-name="ce10" office:value-type="float" office:value="53542.09" calcext:value-type="float">
            <text:p>53542</text:p>
          </table:table-cell>
          <table:table-cell office:value-type="float" office:value="53539.85" calcext:value-type="float">
            <text:p>53540</text:p>
          </table:table-cell>
          <table:table-cell office:value-type="float" office:value="53589.86" calcext:value-type="float">
            <text:p>53590</text:p>
          </table:table-cell>
          <table:table-cell office:value-type="float" office:value="53616.78" calcext:value-type="float">
            <text:p>53617</text:p>
          </table:table-cell>
          <table:table-cell table:style-name="ce13" office:value-type="float" office:value="53615.63" calcext:value-type="float">
            <text:p>53615.63</text:p>
          </table:table-cell>
          <table:table-cell table:style-name="ce13" office:value-type="float" office:value="53616.1" calcext:value-type="float">
            <text:p>53616.1</text:p>
          </table:table-cell>
          <table:table-cell table:style-name="ce13" office:value-type="float" office:value="53614.68" calcext:value-type="float">
            <text:p>53614.68</text:p>
          </table:table-cell>
          <table:table-cell table:style-name="ce13" office:value-type="float" office:value="53593.72" calcext:value-type="float">
            <text:p>53593.72</text:p>
          </table:table-cell>
          <table:table-cell table:style-name="ce13" office:value-type="float" office:value="53607.64" calcext:value-type="float">
            <text:p>53607.64</text:p>
          </table:table-cell>
          <table:table-cell table:style-name="Default"/>
          <table:table-cell table:style-name="ce4"/>
          <table:table-cell table:style-name="ce4" table:formula="of:=AVERAGE([.E14:.K14])" office:value-type="float" office:value="53607.7728571429" calcext:value-type="float">
            <text:p>53608</text:p>
          </table:table-cell>
          <table:table-cell table:style-name="ce4" table:formula="of:=MIN([.E14:.K14])" office:value-type="float" office:value="53589.86" calcext:value-type="float">
            <text:p>53590</text:p>
          </table:table-cell>
          <table:table-cell table:style-name="ce4" table:formula="of:=MAX([.E14:.K14])" office:value-type="float" office:value="53616.78" calcext:value-type="float">
            <text:p>53617</text:p>
          </table:table-cell>
          <table:table-cell table:style-name="ce4" table:formula="of:=[.P14]-[.O14]" office:value-type="float" office:value="26.9199999999983" calcext:value-type="float">
            <text:p>27</text:p>
          </table:table-cell>
          <table:table-cell table:style-name="ce4" table:formula="of:=[.N14]-[.B14]" office:value-type="float" office:value="14.5141071428661" calcext:value-type="float">
            <text:p>15</text:p>
          </table:table-cell>
        </table:table-row>
        <table:table-row table:style-name="ro4">
          <table:table-cell table:style-name="ce7" office:value-type="string" calcext:value-type="string">
            <text:p>PCB5_DX</text:p>
          </table:table-cell>
          <table:table-cell table:style-name="ce8" office:value-type="float" office:value="27061.57875" calcext:value-type="float">
            <text:p>27062</text:p>
          </table:table-cell>
          <table:table-cell table:style-name="ce10" office:value-type="float" office:value="27097.54" calcext:value-type="float">
            <text:p>27098</text:p>
          </table:table-cell>
          <table:table-cell office:value-type="float" office:value="27097.75" calcext:value-type="float">
            <text:p>27098</text:p>
          </table:table-cell>
          <table:table-cell office:value-type="float" office:value="27062.57" calcext:value-type="float">
            <text:p>27063</text:p>
          </table:table-cell>
          <table:table-cell office:value-type="float" office:value="27030.25" calcext:value-type="float">
            <text:p>27030</text:p>
          </table:table-cell>
          <table:table-cell table:style-name="ce13" office:value-type="float" office:value="27027.27" calcext:value-type="float">
            <text:p>27027.27</text:p>
          </table:table-cell>
          <table:table-cell table:style-name="ce13" office:value-type="float" office:value="27027.1" calcext:value-type="float">
            <text:p>27027.1</text:p>
          </table:table-cell>
          <table:table-cell table:style-name="ce13" office:value-type="float" office:value="27029.92" calcext:value-type="float">
            <text:p>27029.92</text:p>
          </table:table-cell>
          <table:table-cell table:style-name="ce13" office:value-type="float" office:value="27057.12" calcext:value-type="float">
            <text:p>27057.12</text:p>
          </table:table-cell>
          <table:table-cell table:style-name="ce13" office:value-type="float" office:value="27040.55" calcext:value-type="float">
            <text:p>27040.55</text:p>
          </table:table-cell>
          <table:table-cell table:style-name="Default"/>
          <table:table-cell table:style-name="ce4"/>
          <table:table-cell table:style-name="ce4" table:formula="of:=AVERAGE([.E15:.K15])" office:value-type="float" office:value="27039.2542857143" calcext:value-type="float">
            <text:p>27039</text:p>
          </table:table-cell>
          <table:table-cell table:style-name="ce4" table:formula="of:=MIN([.E15:.K15])" office:value-type="float" office:value="27027.1" calcext:value-type="float">
            <text:p>27027</text:p>
          </table:table-cell>
          <table:table-cell table:style-name="ce4" table:formula="of:=MAX([.E15:.K15])" office:value-type="float" office:value="27062.57" calcext:value-type="float">
            <text:p>27063</text:p>
          </table:table-cell>
          <table:table-cell table:style-name="ce4" table:formula="of:=[.P15]-[.O15]" office:value-type="float" office:value="35.4700000000012" calcext:value-type="float">
            <text:p>35</text:p>
          </table:table-cell>
          <table:table-cell table:style-name="ce4" table:formula="of:=[.N15]-[.B15]" office:value-type="float" office:value="-22.3244642857135" calcext:value-type="float">
            <text:p>-22</text:p>
          </table:table-cell>
        </table:table-row>
        <table:table-row table:style-name="ro4">
          <table:table-cell table:style-name="ce7" office:value-type="string" calcext:value-type="string">
            <text:p>PCB4_SX</text:p>
          </table:table-cell>
          <table:table-cell table:style-name="ce8" office:value-type="float" office:value="32120.34" calcext:value-type="float">
            <text:p>32120</text:p>
          </table:table-cell>
          <table:table-cell table:style-name="ce10" office:value-type="float" office:value="32081.17" calcext:value-type="float">
            <text:p>32081</text:p>
          </table:table-cell>
          <table:table-cell office:value-type="float" office:value="32078.96" calcext:value-type="float">
            <text:p>32079</text:p>
          </table:table-cell>
          <table:table-cell office:value-type="float" office:value="32110.61" calcext:value-type="float">
            <text:p>32111</text:p>
          </table:table-cell>
          <table:table-cell office:value-type="float" office:value="32132.22" calcext:value-type="float">
            <text:p>32132</text:p>
          </table:table-cell>
          <table:table-cell table:style-name="ce13" office:value-type="float" office:value="32131.29" calcext:value-type="float">
            <text:p>32131.29</text:p>
          </table:table-cell>
          <table:table-cell table:style-name="ce13" office:value-type="float" office:value="32133.73" calcext:value-type="float">
            <text:p>32133.73</text:p>
          </table:table-cell>
          <table:table-cell table:style-name="ce13" office:value-type="float" office:value="32131.75" calcext:value-type="float">
            <text:p>32131.75</text:p>
          </table:table-cell>
          <table:table-cell table:style-name="ce13" office:value-type="float" office:value="32113.26" calcext:value-type="float">
            <text:p>32113.26</text:p>
          </table:table-cell>
          <table:table-cell table:style-name="ce13" office:value-type="float" office:value="32127.59" calcext:value-type="float">
            <text:p>32127.59</text:p>
          </table:table-cell>
          <table:table-cell table:style-name="Default"/>
          <table:table-cell table:style-name="ce4"/>
          <table:table-cell table:style-name="ce4" table:formula="of:=AVERAGE([.E16:.K16])" office:value-type="float" office:value="32125.7785714286" calcext:value-type="float">
            <text:p>32126</text:p>
          </table:table-cell>
          <table:table-cell table:style-name="ce4" table:formula="of:=MIN([.E16:.K16])" office:value-type="float" office:value="32110.61" calcext:value-type="float">
            <text:p>32111</text:p>
          </table:table-cell>
          <table:table-cell table:style-name="ce4" table:formula="of:=MAX([.E16:.K16])" office:value-type="float" office:value="32133.73" calcext:value-type="float">
            <text:p>32134</text:p>
          </table:table-cell>
          <table:table-cell table:style-name="ce4" table:formula="of:=[.P16]-[.O16]" office:value-type="float" office:value="23.119999999999" calcext:value-type="float">
            <text:p>23</text:p>
          </table:table-cell>
          <table:table-cell table:style-name="ce4" table:formula="of:=[.N16]-[.B16]" office:value-type="float" office:value="5.43857142857451" calcext:value-type="float">
            <text:p>5</text:p>
          </table:table-cell>
        </table:table-row>
        <table:table-row table:style-name="ro4">
          <table:table-cell table:style-name="ce7" office:value-type="string" calcext:value-type="string">
            <text:p>PCB4_DX</text:p>
          </table:table-cell>
          <table:table-cell table:style-name="ce8" office:value-type="float" office:value="26562.97" calcext:value-type="float">
            <text:p>26563</text:p>
          </table:table-cell>
          <table:table-cell table:style-name="ce10" office:value-type="float" office:value="26580.97" calcext:value-type="float">
            <text:p>26581</text:p>
          </table:table-cell>
          <table:table-cell office:value-type="float" office:value="26589.15" calcext:value-type="float">
            <text:p>26589</text:p>
          </table:table-cell>
          <table:table-cell office:value-type="float" office:value="26560.34" calcext:value-type="float">
            <text:p>26560</text:p>
          </table:table-cell>
          <table:table-cell office:value-type="float" office:value="26535.96" calcext:value-type="float">
            <text:p>26536</text:p>
          </table:table-cell>
          <table:table-cell table:style-name="ce13" office:value-type="float" office:value="26530.61" calcext:value-type="float">
            <text:p>26530.61</text:p>
          </table:table-cell>
          <table:table-cell table:style-name="ce13" office:value-type="float" office:value="26528.5" calcext:value-type="float">
            <text:p>26528.5</text:p>
          </table:table-cell>
          <table:table-cell table:style-name="ce13" office:value-type="float" office:value="26531.18" calcext:value-type="float">
            <text:p>26531.18</text:p>
          </table:table-cell>
          <table:table-cell table:style-name="ce13" office:value-type="float" office:value="26562.23" calcext:value-type="float">
            <text:p>26562.23</text:p>
          </table:table-cell>
          <table:table-cell table:style-name="ce13" office:value-type="float" office:value="26546.57" calcext:value-type="float">
            <text:p>26546.57</text:p>
          </table:table-cell>
          <table:table-cell table:style-name="Default"/>
          <table:table-cell table:style-name="ce4"/>
          <table:table-cell table:style-name="ce4" table:formula="of:=AVERAGE([.E17:.K17])" office:value-type="float" office:value="26542.1985714286" calcext:value-type="float">
            <text:p>26542</text:p>
          </table:table-cell>
          <table:table-cell table:style-name="ce4" table:formula="of:=MIN([.E17:.K17])" office:value-type="float" office:value="26528.5" calcext:value-type="float">
            <text:p>26529</text:p>
          </table:table-cell>
          <table:table-cell table:style-name="ce4" table:formula="of:=MAX([.E17:.K17])" office:value-type="float" office:value="26562.23" calcext:value-type="float">
            <text:p>26562</text:p>
          </table:table-cell>
          <table:table-cell table:style-name="ce4" table:formula="of:=[.P17]-[.O17]" office:value-type="float" office:value="33.7299999999996" calcext:value-type="float">
            <text:p>34</text:p>
          </table:table-cell>
          <table:table-cell table:style-name="ce4" table:formula="of:=[.N17]-[.B17]" office:value-type="float" office:value="-20.771428571421" calcext:value-type="float">
            <text:p>-21</text:p>
          </table:table-cell>
        </table:table-row>
        <table:table-row table:style-name="ro4">
          <table:table-cell table:style-name="ce7" office:value-type="string" calcext:value-type="string">
            <text:p>PCB3_SX</text:p>
          </table:table-cell>
          <table:table-cell table:style-name="ce8" office:value-type="float" office:value="70470.69375" calcext:value-type="float">
            <text:p>70471</text:p>
          </table:table-cell>
          <table:table-cell table:style-name="ce10" office:value-type="float" office:value="70441.98" calcext:value-type="float">
            <text:p>70442</text:p>
          </table:table-cell>
          <table:table-cell office:value-type="float" office:value="70441.89" calcext:value-type="float">
            <text:p>70442</text:p>
          </table:table-cell>
          <table:table-cell office:value-type="float" office:value="70462.43" calcext:value-type="float">
            <text:p>70462</text:p>
          </table:table-cell>
          <table:table-cell office:value-type="float" office:value="70472.88" calcext:value-type="float">
            <text:p>70473</text:p>
          </table:table-cell>
          <table:table-cell table:style-name="ce13" office:value-type="float" office:value="70473.52" calcext:value-type="float">
            <text:p>70473.52</text:p>
          </table:table-cell>
          <table:table-cell table:style-name="ce13" office:value-type="float" office:value="70474.21" calcext:value-type="float">
            <text:p>70474.21</text:p>
          </table:table-cell>
          <table:table-cell table:style-name="ce13" office:value-type="float" office:value="70472.55" calcext:value-type="float">
            <text:p>70472.55</text:p>
          </table:table-cell>
          <table:table-cell table:style-name="ce13" office:value-type="float" office:value="70463.67" calcext:value-type="float">
            <text:p>70463.67</text:p>
          </table:table-cell>
          <table:table-cell table:style-name="ce13" office:value-type="float" office:value="70470.76" calcext:value-type="float">
            <text:p>70470.76</text:p>
          </table:table-cell>
          <table:table-cell table:style-name="Default"/>
          <table:table-cell table:style-name="ce4"/>
          <table:table-cell table:style-name="ce4" table:formula="of:=AVERAGE([.E18:.K18])" office:value-type="float" office:value="70470.0028571429" calcext:value-type="float">
            <text:p>70470</text:p>
          </table:table-cell>
          <table:table-cell table:style-name="ce4" table:formula="of:=MIN([.E18:.K18])" office:value-type="float" office:value="70462.43" calcext:value-type="float">
            <text:p>70462</text:p>
          </table:table-cell>
          <table:table-cell table:style-name="ce4" table:formula="of:=MAX([.E18:.K18])" office:value-type="float" office:value="70474.21" calcext:value-type="float">
            <text:p>70474</text:p>
          </table:table-cell>
          <table:table-cell table:style-name="ce4" table:formula="of:=[.P18]-[.O18]" office:value-type="float" office:value="11.7800000000134" calcext:value-type="float">
            <text:p>12</text:p>
          </table:table-cell>
          <table:table-cell table:style-name="ce4" table:formula="of:=[.N18]-[.B18]" office:value-type="float" office:value="-0.690892857135623" calcext:value-type="float">
            <text:p>-1</text:p>
          </table:table-cell>
        </table:table-row>
        <table:table-row table:style-name="ro4">
          <table:table-cell table:style-name="ce7" office:value-type="string" calcext:value-type="string">
            <text:p>PCB3_DX</text:p>
          </table:table-cell>
          <table:table-cell table:style-name="ce8" office:value-type="float" office:value="86510.9525" calcext:value-type="float">
            <text:p>86511</text:p>
          </table:table-cell>
          <table:table-cell table:style-name="ce10" office:value-type="float" office:value="86525.12" calcext:value-type="float">
            <text:p>86525</text:p>
          </table:table-cell>
          <table:table-cell office:value-type="float" office:value="86530.05" calcext:value-type="float">
            <text:p>86530</text:p>
          </table:table-cell>
          <table:table-cell office:value-type="float" office:value="86504.68" calcext:value-type="float">
            <text:p>86505</text:p>
          </table:table-cell>
          <table:table-cell office:value-type="float" office:value="86492.74" calcext:value-type="float">
            <text:p>86493</text:p>
          </table:table-cell>
          <table:table-cell table:style-name="ce13" office:value-type="float" office:value="86496.39" calcext:value-type="float">
            <text:p>86496.39</text:p>
          </table:table-cell>
          <table:table-cell table:style-name="ce13" office:value-type="float" office:value="86495.75" calcext:value-type="float">
            <text:p>86495.75</text:p>
          </table:table-cell>
          <table:table-cell table:style-name="ce13" office:value-type="float" office:value="86494.9" calcext:value-type="float">
            <text:p>86494.9</text:p>
          </table:table-cell>
          <table:table-cell table:style-name="ce13" office:value-type="float" office:value="86510.84" calcext:value-type="float">
            <text:p>86510.84</text:p>
          </table:table-cell>
          <table:table-cell table:style-name="ce13" office:value-type="float" office:value="86505.75" calcext:value-type="float">
            <text:p>86505.75</text:p>
          </table:table-cell>
          <table:table-cell table:style-name="Default"/>
          <table:table-cell table:style-name="ce4"/>
          <table:table-cell table:style-name="ce4" table:formula="of:=AVERAGE([.E19:.K19])" office:value-type="float" office:value="86500.15" calcext:value-type="float">
            <text:p>86500</text:p>
          </table:table-cell>
          <table:table-cell table:style-name="ce4" table:formula="of:=MIN([.E19:.K19])" office:value-type="float" office:value="86492.74" calcext:value-type="float">
            <text:p>86493</text:p>
          </table:table-cell>
          <table:table-cell table:style-name="ce4" table:formula="of:=MAX([.E19:.K19])" office:value-type="float" office:value="86510.84" calcext:value-type="float">
            <text:p>86511</text:p>
          </table:table-cell>
          <table:table-cell table:style-name="ce4" table:formula="of:=[.P19]-[.O19]" office:value-type="float" office:value="18.0999999999913" calcext:value-type="float">
            <text:p>18</text:p>
          </table:table-cell>
          <table:table-cell table:style-name="ce4" table:formula="of:=[.N19]-[.B19]" office:value-type="float" office:value="-10.8024999999907" calcext:value-type="float">
            <text:p>-11</text:p>
          </table:table-cell>
        </table:table-row>
        <table:table-row table:style-name="ro4">
          <table:table-cell table:style-name="ce7" office:value-type="string" calcext:value-type="string">
            <text:p>PCB2_SX</text:p>
          </table:table-cell>
          <table:table-cell table:style-name="ce8" office:value-type="float" office:value="50140.9225" calcext:value-type="float">
            <text:p>50141</text:p>
          </table:table-cell>
          <table:table-cell table:style-name="ce10" office:value-type="float" office:value="50129.32" calcext:value-type="float">
            <text:p>50129</text:p>
          </table:table-cell>
          <table:table-cell office:value-type="float" office:value="50132.54" calcext:value-type="float">
            <text:p>50133</text:p>
          </table:table-cell>
          <table:table-cell office:value-type="float" office:value="50143.23" calcext:value-type="float">
            <text:p>50143</text:p>
          </table:table-cell>
          <table:table-cell office:value-type="float" office:value="50142.47" calcext:value-type="float">
            <text:p>50142</text:p>
          </table:table-cell>
          <table:table-cell table:style-name="ce13" office:value-type="float" office:value="50144.77" calcext:value-type="float">
            <text:p>50144.77</text:p>
          </table:table-cell>
          <table:table-cell table:style-name="ce13" office:value-type="float" office:value="50145.42" calcext:value-type="float">
            <text:p>50145.42</text:p>
          </table:table-cell>
          <table:table-cell table:style-name="ce13" office:value-type="float" office:value="50141.58" calcext:value-type="float">
            <text:p>50141.58</text:p>
          </table:table-cell>
          <table:table-cell table:style-name="ce13" office:value-type="float" office:value="50144.37" calcext:value-type="float">
            <text:p>50144.37</text:p>
          </table:table-cell>
          <table:table-cell table:style-name="ce13" office:value-type="float" office:value="50146.33" calcext:value-type="float">
            <text:p>50146.33</text:p>
          </table:table-cell>
          <table:table-cell table:style-name="Default"/>
          <table:table-cell table:style-name="ce4"/>
          <table:table-cell table:style-name="ce4" table:formula="of:=AVERAGE([.E20:.K20])" office:value-type="float" office:value="50144.0242857143" calcext:value-type="float">
            <text:p>50144</text:p>
          </table:table-cell>
          <table:table-cell table:style-name="ce4" table:formula="of:=MIN([.E20:.K20])" office:value-type="float" office:value="50141.58" calcext:value-type="float">
            <text:p>50142</text:p>
          </table:table-cell>
          <table:table-cell table:style-name="ce4" table:formula="of:=MAX([.E20:.K20])" office:value-type="float" office:value="50146.33" calcext:value-type="float">
            <text:p>50146</text:p>
          </table:table-cell>
          <table:table-cell table:style-name="ce4" table:formula="of:=[.P20]-[.O20]" office:value-type="float" office:value="4.75" calcext:value-type="float">
            <text:p>5</text:p>
          </table:table-cell>
          <table:table-cell table:style-name="ce4" table:formula="of:=[.N20]-[.B20]" office:value-type="float" office:value="3.10178571427969" calcext:value-type="float">
            <text:p>3</text:p>
          </table:table-cell>
        </table:table-row>
        <table:table-row table:style-name="ro4">
          <table:table-cell table:style-name="ce7" office:value-type="string" calcext:value-type="string">
            <text:p>PCB2_DX</text:p>
          </table:table-cell>
          <table:table-cell table:style-name="ce8" office:value-type="float" office:value="46954.3425" calcext:value-type="float">
            <text:p>46954</text:p>
          </table:table-cell>
          <table:table-cell table:style-name="ce10" office:value-type="float" office:value="46962.48" calcext:value-type="float">
            <text:p>46962</text:p>
          </table:table-cell>
          <table:table-cell office:value-type="float" office:value="46971.81" calcext:value-type="float">
            <text:p>46972</text:p>
          </table:table-cell>
          <table:table-cell office:value-type="float" office:value="46957.82" calcext:value-type="float">
            <text:p>46958</text:p>
          </table:table-cell>
          <table:table-cell office:value-type="float" office:value="46951.3" calcext:value-type="float">
            <text:p>46951</text:p>
          </table:table-cell>
          <table:table-cell table:style-name="ce13" office:value-type="float" office:value="46954.77" calcext:value-type="float">
            <text:p>46954.77</text:p>
          </table:table-cell>
          <table:table-cell table:style-name="ce13" office:value-type="float" office:value="46953.88" calcext:value-type="float">
            <text:p>46953.88</text:p>
          </table:table-cell>
          <table:table-cell table:style-name="ce13" office:value-type="float" office:value="46951.61" calcext:value-type="float">
            <text:p>46951.61</text:p>
          </table:table-cell>
          <table:table-cell table:style-name="ce13" office:value-type="float" office:value="46967.11" calcext:value-type="float">
            <text:p>46967.11</text:p>
          </table:table-cell>
          <table:table-cell table:style-name="ce13" office:value-type="float" office:value="46965.75" calcext:value-type="float">
            <text:p>46965.75</text:p>
          </table:table-cell>
          <table:table-cell table:style-name="Default"/>
          <table:table-cell table:style-name="ce4"/>
          <table:table-cell table:style-name="ce4" table:formula="of:=AVERAGE([.E21:.K21])" office:value-type="float" office:value="46957.4628571429" calcext:value-type="float">
            <text:p>46957</text:p>
          </table:table-cell>
          <table:table-cell table:style-name="ce4" table:formula="of:=MIN([.E21:.K21])" office:value-type="float" office:value="46951.3" calcext:value-type="float">
            <text:p>46951</text:p>
          </table:table-cell>
          <table:table-cell table:style-name="ce4" table:formula="of:=MAX([.E21:.K21])" office:value-type="float" office:value="46967.11" calcext:value-type="float">
            <text:p>46967</text:p>
          </table:table-cell>
          <table:table-cell table:style-name="ce4" table:formula="of:=[.P21]-[.O21]" office:value-type="float" office:value="15.8099999999977" calcext:value-type="float">
            <text:p>16</text:p>
          </table:table-cell>
          <table:table-cell table:style-name="ce4" table:formula="of:=[.N21]-[.B21]" office:value-type="float" office:value="3.12035714285594" calcext:value-type="float">
            <text:p>3</text:p>
          </table:table-cell>
        </table:table-row>
        <table:table-row table:style-name="ro4">
          <table:table-cell table:style-name="ce7" office:value-type="string" calcext:value-type="string">
            <text:p>PCB1_SX</text:p>
          </table:table-cell>
          <table:table-cell table:style-name="ce8" office:value-type="float" office:value="31629.2175" calcext:value-type="float">
            <text:p>31629</text:p>
          </table:table-cell>
          <table:table-cell table:style-name="ce10" office:value-type="float" office:value="31635.64" calcext:value-type="float">
            <text:p>31636</text:p>
          </table:table-cell>
          <table:table-cell office:value-type="float" office:value="31636.06" calcext:value-type="float">
            <text:p>31636</text:p>
          </table:table-cell>
          <table:table-cell office:value-type="float" office:value="31634.83" calcext:value-type="float">
            <text:p>31635</text:p>
          </table:table-cell>
          <table:table-cell office:value-type="float" office:value="31636.45" calcext:value-type="float">
            <text:p>31636</text:p>
          </table:table-cell>
          <table:table-cell table:style-name="ce13" office:value-type="float" office:value="31635.75" calcext:value-type="float">
            <text:p>31635.75</text:p>
          </table:table-cell>
          <table:table-cell table:style-name="ce13" office:value-type="float" office:value="31635.94" calcext:value-type="float">
            <text:p>31635.94</text:p>
          </table:table-cell>
          <table:table-cell table:style-name="ce13" office:value-type="float" office:value="31635.03" calcext:value-type="float">
            <text:p>31635.03</text:p>
          </table:table-cell>
          <table:table-cell table:style-name="ce13" office:value-type="float" office:value="31633.6" calcext:value-type="float">
            <text:p>31633.6</text:p>
          </table:table-cell>
          <table:table-cell table:style-name="ce13" office:value-type="float" office:value="31633.75" calcext:value-type="float">
            <text:p>31633.75</text:p>
          </table:table-cell>
          <table:table-cell table:style-name="Default"/>
          <table:table-cell table:style-name="ce4"/>
          <table:table-cell table:style-name="ce4" table:formula="of:=AVERAGE([.E22:.K22])" office:value-type="float" office:value="31635.05" calcext:value-type="float">
            <text:p>31635</text:p>
          </table:table-cell>
          <table:table-cell table:style-name="ce4" table:formula="of:=MIN([.E22:.K22])" office:value-type="float" office:value="31633.6" calcext:value-type="float">
            <text:p>31634</text:p>
          </table:table-cell>
          <table:table-cell table:style-name="ce4" table:formula="of:=MAX([.E22:.K22])" office:value-type="float" office:value="31636.45" calcext:value-type="float">
            <text:p>31636</text:p>
          </table:table-cell>
          <table:table-cell table:style-name="ce4" table:formula="of:=[.P22]-[.O22]" office:value-type="float" office:value="2.85000000000218" calcext:value-type="float">
            <text:p>3</text:p>
          </table:table-cell>
          <table:table-cell table:style-name="ce4" table:formula="of:=[.N22]-[.B22]" office:value-type="float" office:value="5.8324999999968" calcext:value-type="float">
            <text:p>6</text:p>
          </table:table-cell>
        </table:table-row>
        <table:table-row table:style-name="ro4">
          <table:table-cell table:style-name="ce7" office:value-type="string" calcext:value-type="string">
            <text:p>PCB1_DX</text:p>
          </table:table-cell>
          <table:table-cell table:style-name="ce8" office:value-type="float" office:value="31271.00625" calcext:value-type="float">
            <text:p>31271</text:p>
          </table:table-cell>
          <table:table-cell table:style-name="ce10" office:value-type="float" office:value="31258.53" calcext:value-type="float">
            <text:p>31259</text:p>
          </table:table-cell>
          <table:table-cell office:value-type="float" office:value="31262.23" calcext:value-type="float">
            <text:p>31262</text:p>
          </table:table-cell>
          <table:table-cell office:value-type="float" office:value="31268.26" calcext:value-type="float">
            <text:p>31268</text:p>
          </table:table-cell>
          <table:table-cell office:value-type="float" office:value="31266.78" calcext:value-type="float">
            <text:p>31267</text:p>
          </table:table-cell>
          <table:table-cell table:style-name="ce13" office:value-type="float" office:value="31269.44" calcext:value-type="float">
            <text:p>31269.44</text:p>
          </table:table-cell>
          <table:table-cell table:style-name="ce13" office:value-type="float" office:value="31267.16" calcext:value-type="float">
            <text:p>31267.16</text:p>
          </table:table-cell>
          <table:table-cell table:style-name="ce13" office:value-type="float" office:value="31266.14" calcext:value-type="float">
            <text:p>31266.14</text:p>
          </table:table-cell>
          <table:table-cell table:style-name="ce13" office:value-type="float" office:value="31273.27" calcext:value-type="float">
            <text:p>31273.27</text:p>
          </table:table-cell>
          <table:table-cell table:style-name="ce13" office:value-type="float" office:value="31270.59" calcext:value-type="float">
            <text:p>31270.59</text:p>
          </table:table-cell>
          <table:table-cell table:style-name="Default"/>
          <table:table-cell table:style-name="ce4"/>
          <table:table-cell table:style-name="ce4" table:formula="of:=AVERAGE([.E23:.K23])" office:value-type="float" office:value="31268.8057142857" calcext:value-type="float">
            <text:p>31269</text:p>
          </table:table-cell>
          <table:table-cell table:style-name="ce4" table:formula="of:=MIN([.E23:.K23])" office:value-type="float" office:value="31266.14" calcext:value-type="float">
            <text:p>31266</text:p>
          </table:table-cell>
          <table:table-cell table:style-name="ce4" table:formula="of:=MAX([.E23:.K23])" office:value-type="float" office:value="31273.27" calcext:value-type="float">
            <text:p>31273</text:p>
          </table:table-cell>
          <table:table-cell table:style-name="ce4" table:formula="of:=[.P23]-[.O23]" office:value-type="float" office:value="7.13000000000102" calcext:value-type="float">
            <text:p>7</text:p>
          </table:table-cell>
          <table:table-cell table:style-name="ce4" table:formula="of:=[.N23]-[.B23]" office:value-type="float" office:value="-2.20053571428434" calcext:value-type="float">
            <text:p>-2</text:p>
          </table:table-cell>
        </table:table-row>
        <table:table-row table:style-name="ro4" table:number-rows-repeated="2">
          <table:table-cell table:number-columns-repeated="2"/>
          <table:table-cell table:style-name="Default" table:number-columns-repeated="10"/>
          <table:table-cell table:number-columns-repeated="6"/>
        </table:table-row>
        <table:table-row table:style-name="ro4">
          <table:table-cell table:number-columns-repeated="2"/>
          <table:table-cell table:formula="of:=[.C2]-[.$B2]" office:value-type="float" office:value="2.07874999999331" calcext:value-type="float">
            <text:p>2</text:p>
          </table:table-cell>
          <table:table-cell table:style-name="ce4" table:formula="of:=[.D2]-[.$B2]" office:value-type="float" office:value="0.958749999990687" calcext:value-type="float">
            <text:p>1</text:p>
          </table:table-cell>
          <table:table-cell table:style-name="ce4" table:formula="of:=[.E2]-[.$B2]" office:value-type="float" office:value="19.9987499999916" calcext:value-type="float">
            <text:p>20</text:p>
          </table:table-cell>
          <table:table-cell table:style-name="ce4" table:formula="of:=[.F2]-[.$B2]" office:value-type="float" office:value="8.23874999998952" calcext:value-type="float">
            <text:p>8</text:p>
          </table:table-cell>
          <table:table-cell table:formula="of:=[.G2]-[.$B2]" office:value-type="float" office:value="4.38874999999098" calcext:value-type="float">
            <text:p>4</text:p>
          </table:table-cell>
          <table:table-cell table:formula="of:=[.H2]-[.$B2]" office:value-type="float" office:value="5.5287499999904" calcext:value-type="float">
            <text:p>6</text:p>
          </table:table-cell>
          <table:table-cell table:formula="of:=[.I2]-[.$B2]" office:value-type="float" office:value="4.61874999999418" calcext:value-type="float">
            <text:p>5</text:p>
          </table:table-cell>
          <table:table-cell table:formula="of:=[.J2]-[.$B2]" office:value-type="float" office:value="11.4687499999927" calcext:value-type="float">
            <text:p>11</text:p>
          </table:table-cell>
          <table:table-cell table:formula="of:=[.K2]-[.$B2]" office:value-type="float" office:value="6.23874999998952" calcext:value-type="float">
            <text:p>6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3]-[.$B3]" office:value-type="float" office:value="39.5825000000041" calcext:value-type="float">
            <text:p>40</text:p>
          </table:table-cell>
          <table:table-cell table:style-name="ce4" table:formula="of:=[.D3]-[.$B3]" office:value-type="float" office:value="35.6725000000006" calcext:value-type="float">
            <text:p>36</text:p>
          </table:table-cell>
          <table:table-cell table:style-name="ce4" table:formula="of:=[.E3]-[.$B3]" office:value-type="float" office:value="5.04249999999593" calcext:value-type="float">
            <text:p>5</text:p>
          </table:table-cell>
          <table:table-cell table:style-name="ce4" table:formula="of:=[.F3]-[.$B3]" office:value-type="float" office:value="-7.75749999999243" calcext:value-type="float">
            <text:p>-8</text:p>
          </table:table-cell>
          <table:table-cell table:formula="of:=[.G3]-[.$B3]" office:value-type="float" office:value="-5.82749999999942" calcext:value-type="float">
            <text:p>-6</text:p>
          </table:table-cell>
          <table:table-cell table:formula="of:=[.H3]-[.$B3]" office:value-type="float" office:value="-13.7174999999988" calcext:value-type="float">
            <text:p>-14</text:p>
          </table:table-cell>
          <table:table-cell table:formula="of:=[.I3]-[.$B3]" office:value-type="float" office:value="-10.3374999999942" calcext:value-type="float">
            <text:p>-10</text:p>
          </table:table-cell>
          <table:table-cell table:formula="of:=[.J3]-[.$B3]" office:value-type="float" office:value="-11.3475000000035" calcext:value-type="float">
            <text:p>-11</text:p>
          </table:table-cell>
          <table:table-cell table:formula="of:=[.K3]-[.$B3]" office:value-type="float" office:value="-10.2975000000006" calcext:value-type="float">
            <text:p>-10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4]-[.$B4]" office:value-type="float" office:value="2.24250000000029" calcext:value-type="float">
            <text:p>2</text:p>
          </table:table-cell>
          <table:table-cell table:style-name="ce4" table:formula="of:=[.D4]-[.$B4]" office:value-type="float" office:value="-3.03749999999854" calcext:value-type="float">
            <text:p>-3</text:p>
          </table:table-cell>
          <table:table-cell table:style-name="ce4" table:formula="of:=[.E4]-[.$B4]" office:value-type="float" office:value="15.9325000000026" calcext:value-type="float">
            <text:p>16</text:p>
          </table:table-cell>
          <table:table-cell table:style-name="ce4" table:formula="of:=[.F4]-[.$B4]" office:value-type="float" office:value="2.45250000000669" calcext:value-type="float">
            <text:p>2</text:p>
          </table:table-cell>
          <table:table-cell table:formula="of:=[.G4]-[.$B4]" office:value-type="float" office:value="6.43250000000262" calcext:value-type="float">
            <text:p>6</text:p>
          </table:table-cell>
          <table:table-cell table:formula="of:=[.H4]-[.$B4]" office:value-type="float" office:value="8.33250000000407" calcext:value-type="float">
            <text:p>8</text:p>
          </table:table-cell>
          <table:table-cell table:formula="of:=[.I4]-[.$B4]" office:value-type="float" office:value="3.91250000000582" calcext:value-type="float">
            <text:p>4</text:p>
          </table:table-cell>
          <table:table-cell table:formula="of:=[.J4]-[.$B4]" office:value-type="float" office:value="8.40250000000378" calcext:value-type="float">
            <text:p>8</text:p>
          </table:table-cell>
          <table:table-cell table:formula="of:=[.K4]-[.$B4]" office:value-type="float" office:value="2.73250000000553" calcext:value-type="float">
            <text:p>3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5]-[.$B5]" office:value-type="float" office:value="38.3812499999985" calcext:value-type="float">
            <text:p>38</text:p>
          </table:table-cell>
          <table:table-cell table:style-name="ce4" table:formula="of:=[.D5]-[.$B5]" office:value-type="float" office:value="41.3812499999986" calcext:value-type="float">
            <text:p>41</text:p>
          </table:table-cell>
          <table:table-cell table:style-name="ce4" table:formula="of:=[.E5]-[.$B5]" office:value-type="float" office:value="-1.2087500000016" calcext:value-type="float">
            <text:p>-1</text:p>
          </table:table-cell>
          <table:table-cell table:style-name="ce4" table:formula="of:=[.F5]-[.$B5]" office:value-type="float" office:value="-8.29875000000175" calcext:value-type="float">
            <text:p>-8</text:p>
          </table:table-cell>
          <table:table-cell table:formula="of:=[.G5]-[.$B5]" office:value-type="float" office:value="-10.6787499999991" calcext:value-type="float">
            <text:p>-11</text:p>
          </table:table-cell>
          <table:table-cell table:formula="of:=[.H5]-[.$B5]" office:value-type="float" office:value="-14.5287500000013" calcext:value-type="float">
            <text:p>-15</text:p>
          </table:table-cell>
          <table:table-cell table:formula="of:=[.I5]-[.$B5]" office:value-type="float" office:value="-11.3587499999994" calcext:value-type="float">
            <text:p>-11</text:p>
          </table:table-cell>
          <table:table-cell table:formula="of:=[.J5]-[.$B5]" office:value-type="float" office:value="-4.80875000000015" calcext:value-type="float">
            <text:p>-5</text:p>
          </table:table-cell>
          <table:table-cell table:formula="of:=[.K5]-[.$B5]" office:value-type="float" office:value="-7.55875000000015" calcext:value-type="float">
            <text:p>-8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6]-[.$B6]" office:value-type="float" office:value="-4.02750000000015" calcext:value-type="float">
            <text:p>-4</text:p>
          </table:table-cell>
          <table:table-cell table:style-name="ce4" table:formula="of:=[.D6]-[.$B6]" office:value-type="float" office:value="-4.47749999999724" calcext:value-type="float">
            <text:p>-4</text:p>
          </table:table-cell>
          <table:table-cell table:style-name="ce4" table:formula="of:=[.E6]-[.$B6]" office:value-type="float" office:value="9.37250000000131" calcext:value-type="float">
            <text:p>9</text:p>
          </table:table-cell>
          <table:table-cell table:style-name="ce4" table:formula="of:=[.F6]-[.$B6]" office:value-type="float" office:value="0.942500000001019" calcext:value-type="float">
            <text:p>1</text:p>
          </table:table-cell>
          <table:table-cell table:formula="of:=[.G6]-[.$B6]" office:value-type="float" office:value="1.41250000000218" calcext:value-type="float">
            <text:p>1</text:p>
          </table:table-cell>
          <table:table-cell table:formula="of:=[.H6]-[.$B6]" office:value-type="float" office:value="3.73250000000189" calcext:value-type="float">
            <text:p>4</text:p>
          </table:table-cell>
          <table:table-cell table:formula="of:=[.I6]-[.$B6]" office:value-type="float" office:value="0.792499999999563" calcext:value-type="float">
            <text:p>1</text:p>
          </table:table-cell>
          <table:table-cell table:formula="of:=[.J6]-[.$B6]" office:value-type="float" office:value="5.45250000000306" calcext:value-type="float">
            <text:p>5</text:p>
          </table:table-cell>
          <table:table-cell table:formula="of:=[.K6]-[.$B6]" office:value-type="float" office:value="2.92250000000058" calcext:value-type="float">
            <text:p>3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7]-[.$B7]" office:value-type="float" office:value="36.0237500000003" calcext:value-type="float">
            <text:p>36</text:p>
          </table:table-cell>
          <table:table-cell table:style-name="ce4" table:formula="of:=[.D7]-[.$B7]" office:value-type="float" office:value="34.9637500000008" calcext:value-type="float">
            <text:p>35</text:p>
          </table:table-cell>
          <table:table-cell table:style-name="ce4" table:formula="of:=[.E7]-[.$B7]" office:value-type="float" office:value="-0.876249999999345" calcext:value-type="float">
            <text:p>-1</text:p>
          </table:table-cell>
          <table:table-cell table:style-name="ce4" table:formula="of:=[.F7]-[.$B7]" office:value-type="float" office:value="-3.58625000000029" calcext:value-type="float">
            <text:p>-4</text:p>
          </table:table-cell>
          <table:table-cell table:formula="of:=[.G7]-[.$B7]" office:value-type="float" office:value="-3.16625000000022" calcext:value-type="float">
            <text:p>-3</text:p>
          </table:table-cell>
          <table:table-cell table:formula="of:=[.H7]-[.$B7]" office:value-type="float" office:value="-6.95624999999927" calcext:value-type="float">
            <text:p>-7</text:p>
          </table:table-cell>
          <table:table-cell table:formula="of:=[.I7]-[.$B7]" office:value-type="float" office:value="-3.42625000000044" calcext:value-type="float">
            <text:p>-3</text:p>
          </table:table-cell>
          <table:table-cell table:formula="of:=[.J7]-[.$B7]" office:value-type="float" office:value="-3.63624999999956" calcext:value-type="float">
            <text:p>-4</text:p>
          </table:table-cell>
          <table:table-cell table:formula="of:=[.K7]-[.$B7]" office:value-type="float" office:value="-6.39624999999978" calcext:value-type="float">
            <text:p>-6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8]-[.$B8]" office:value-type="float" office:value="-5.13624999999956" calcext:value-type="float">
            <text:p>-5</text:p>
          </table:table-cell>
          <table:table-cell table:style-name="ce4" table:formula="of:=[.D8]-[.$B8]" office:value-type="float" office:value="-5.67625000000044" calcext:value-type="float">
            <text:p>-6</text:p>
          </table:table-cell>
          <table:table-cell table:style-name="ce4" table:formula="of:=[.E8]-[.$B8]" office:value-type="float" office:value="9.36375000000044" calcext:value-type="float">
            <text:p>9</text:p>
          </table:table-cell>
          <table:table-cell table:style-name="ce4" table:formula="of:=[.F8]-[.$B8]" office:value-type="float" office:value="3.20375000000058" calcext:value-type="float">
            <text:p>3</text:p>
          </table:table-cell>
          <table:table-cell table:formula="of:=[.G8]-[.$B8]" office:value-type="float" office:value="2.26375000000189" calcext:value-type="float">
            <text:p>2</text:p>
          </table:table-cell>
          <table:table-cell table:formula="of:=[.H8]-[.$B8]" office:value-type="float" office:value="4.75374999999985" calcext:value-type="float">
            <text:p>5</text:p>
          </table:table-cell>
          <table:table-cell table:formula="of:=[.I8]-[.$B8]" office:value-type="float" office:value="2.14374999999927" calcext:value-type="float">
            <text:p>2</text:p>
          </table:table-cell>
          <table:table-cell table:formula="of:=[.J8]-[.$B8]" office:value-type="float" office:value="5.49375000000146" calcext:value-type="float">
            <text:p>5</text:p>
          </table:table-cell>
          <table:table-cell table:formula="of:=[.K8]-[.$B8]" office:value-type="float" office:value="3.70375000000058" calcext:value-type="float">
            <text:p>4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9]-[.$B9]" office:value-type="float" office:value="30.0899999999965" calcext:value-type="float">
            <text:p>30</text:p>
          </table:table-cell>
          <table:table-cell table:style-name="ce4" table:formula="of:=[.D9]-[.$B9]" office:value-type="float" office:value="31.1100000000006" calcext:value-type="float">
            <text:p>31</text:p>
          </table:table-cell>
          <table:table-cell table:style-name="ce4" table:formula="of:=[.E9]-[.$B9]" office:value-type="float" office:value="-3.25" calcext:value-type="float">
            <text:p>-3</text:p>
          </table:table-cell>
          <table:table-cell table:style-name="ce4" table:formula="of:=[.F9]-[.$B9]" office:value-type="float" office:value="-5.19000000000233" calcext:value-type="float">
            <text:p>-5</text:p>
          </table:table-cell>
          <table:table-cell table:formula="of:=[.G9]-[.$B9]" office:value-type="float" office:value="-4.75999999999476" calcext:value-type="float">
            <text:p>-5</text:p>
          </table:table-cell>
          <table:table-cell table:formula="of:=[.H9]-[.$B9]" office:value-type="float" office:value="-7.42999999999302" calcext:value-type="float">
            <text:p>-7</text:p>
          </table:table-cell>
          <table:table-cell table:formula="of:=[.I9]-[.$B9]" office:value-type="float" office:value="-4.22000000000116" calcext:value-type="float">
            <text:p>-4</text:p>
          </table:table-cell>
          <table:table-cell table:formula="of:=[.J9]-[.$B9]" office:value-type="float" office:value="-5.13999999999942" calcext:value-type="float">
            <text:p>-5</text:p>
          </table:table-cell>
          <table:table-cell table:formula="of:=[.K9]-[.$B9]" office:value-type="float" office:value="-4.72999999999593" calcext:value-type="float">
            <text:p>-5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10]-[.$B10]" office:value-type="float" office:value="-16.8462500000169" calcext:value-type="float">
            <text:p>-17</text:p>
          </table:table-cell>
          <table:table-cell table:style-name="ce4" table:formula="of:=[.D10]-[.$B10]" office:value-type="float" office:value="-15.5362500000047" calcext:value-type="float">
            <text:p>-16</text:p>
          </table:table-cell>
          <table:table-cell table:style-name="ce4" table:formula="of:=[.E10]-[.$B10]" office:value-type="float" office:value="-1.07625000001281" calcext:value-type="float">
            <text:p>-1</text:p>
          </table:table-cell>
          <table:table-cell table:style-name="ce4" table:formula="of:=[.F10]-[.$B10]" office:value-type="float" office:value="-6.29625000001397" calcext:value-type="float">
            <text:p>-6</text:p>
          </table:table-cell>
          <table:table-cell table:formula="of:=[.G10]-[.$B10]" office:value-type="float" office:value="-4.10625000001164" calcext:value-type="float">
            <text:p>-4</text:p>
          </table:table-cell>
          <table:table-cell table:formula="of:=[.H10]-[.$B10]" office:value-type="float" office:value="-3.15625000001455" calcext:value-type="float">
            <text:p>-3</text:p>
          </table:table-cell>
          <table:table-cell table:formula="of:=[.I10]-[.$B10]" office:value-type="float" office:value="-5.00625000000582" calcext:value-type="float">
            <text:p>-5</text:p>
          </table:table-cell>
          <table:table-cell table:formula="of:=[.J10]-[.$B10]" office:value-type="float" office:value="-3.30625000000873" calcext:value-type="float">
            <text:p>-3</text:p>
          </table:table-cell>
          <table:table-cell table:formula="of:=[.K10]-[.$B10]" office:value-type="float" office:value="-4.51625000001513" calcext:value-type="float">
            <text:p>-5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11]-[.$B11]" office:value-type="float" office:value="27.7712499999998" calcext:value-type="float">
            <text:p>28</text:p>
          </table:table-cell>
          <table:table-cell table:style-name="ce4" table:formula="of:=[.D11]-[.$B11]" office:value-type="float" office:value="29.9312499999996" calcext:value-type="float">
            <text:p>30</text:p>
          </table:table-cell>
          <table:table-cell table:style-name="ce4" table:formula="of:=[.E11]-[.$B11]" office:value-type="float" office:value="-0.618750000001455" calcext:value-type="float">
            <text:p>-1</text:p>
          </table:table-cell>
          <table:table-cell table:style-name="ce4" table:formula="of:=[.F11]-[.$B11]" office:value-type="float" office:value="-2.0887500000008" calcext:value-type="float">
            <text:p>-2</text:p>
          </table:table-cell>
          <table:table-cell table:formula="of:=[.G11]-[.$B11]" office:value-type="float" office:value="-1.21875" calcext:value-type="float">
            <text:p>-1</text:p>
          </table:table-cell>
          <table:table-cell table:formula="of:=[.H11]-[.$B11]" office:value-type="float" office:value="-3.69875000000138" calcext:value-type="float">
            <text:p>-4</text:p>
          </table:table-cell>
          <table:table-cell table:formula="of:=[.I11]-[.$B11]" office:value-type="float" office:value="-2.75875000000087" calcext:value-type="float">
            <text:p>-3</text:p>
          </table:table-cell>
          <table:table-cell table:formula="of:=[.J11]-[.$B11]" office:value-type="float" office:value="0.571249999999054" calcext:value-type="float">
            <text:p>1</text:p>
          </table:table-cell>
          <table:table-cell table:formula="of:=[.K11]-[.$B11]" office:value-type="float" office:value="-1.88875000000007" calcext:value-type="float">
            <text:p>-2</text:p>
          </table:table-cell>
          <table:table-cell table:number-columns-repeated="7"/>
        </table:table-row>
        <table:table-row table:style-name="ro4" table:number-rows-repeated="2">
          <table:table-cell table:number-columns-repeated="3"/>
          <table:table-cell table:style-name="ce4" table:number-columns-repeated="3"/>
          <table:table-cell table:number-columns-repeated="12"/>
        </table:table-row>
        <table:table-row table:style-name="ro4">
          <table:table-cell table:number-columns-repeated="2"/>
          <table:table-cell table:formula="of:=[.C14]-[.$B14]" office:value-type="float" office:value="-51.1687499999971" calcext:value-type="float">
            <text:p>-51</text:p>
          </table:table-cell>
          <table:table-cell table:style-name="ce4" table:formula="of:=[.D14]-[.$B14]" office:value-type="float" office:value="-53.4087499999951" calcext:value-type="float">
            <text:p>-53</text:p>
          </table:table-cell>
          <table:table-cell table:style-name="ce4" table:formula="of:=[.E14]-[.$B14]" office:value-type="float" office:value="-3.39874999999301" calcext:value-type="float">
            <text:p>-3</text:p>
          </table:table-cell>
          <table:table-cell table:style-name="ce4" table:formula="of:=[.F14]-[.$B14]" office:value-type="float" office:value="23.5212500000052" calcext:value-type="float">
            <text:p>24</text:p>
          </table:table-cell>
          <table:table-cell table:formula="of:=[.G14]-[.$B14]" office:value-type="float" office:value="22.3712500000038" calcext:value-type="float">
            <text:p>22</text:p>
          </table:table-cell>
          <table:table-cell table:formula="of:=[.H14]-[.$B14]" office:value-type="float" office:value="22.8412500000049" calcext:value-type="float">
            <text:p>23</text:p>
          </table:table-cell>
          <table:table-cell table:formula="of:=[.I14]-[.$B14]" office:value-type="float" office:value="21.4212500000067" calcext:value-type="float">
            <text:p>21</text:p>
          </table:table-cell>
          <table:table-cell table:formula="of:=[.J14]-[.$B14]" office:value-type="float" office:value="0.461250000007567" calcext:value-type="float">
            <text:p>0</text:p>
          </table:table-cell>
          <table:table-cell table:formula="of:=[.K14]-[.$B14]" office:value-type="float" office:value="14.3812500000058" calcext:value-type="float">
            <text:p>14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15]-[.$B15]" office:value-type="float" office:value="35.9612500000003" calcext:value-type="float">
            <text:p>36</text:p>
          </table:table-cell>
          <table:table-cell table:style-name="ce4" table:formula="of:=[.D15]-[.$B15]" office:value-type="float" office:value="36.1712499999994" calcext:value-type="float">
            <text:p>36</text:p>
          </table:table-cell>
          <table:table-cell table:style-name="ce4" table:formula="of:=[.E15]-[.$B15]" office:value-type="float" office:value="0.991249999999127" calcext:value-type="float">
            <text:p>1</text:p>
          </table:table-cell>
          <table:table-cell table:style-name="ce4" table:formula="of:=[.F15]-[.$B15]" office:value-type="float" office:value="-31.3287500000006" calcext:value-type="float">
            <text:p>-31</text:p>
          </table:table-cell>
          <table:table-cell table:formula="of:=[.G15]-[.$B15]" office:value-type="float" office:value="-34.3087500000001" calcext:value-type="float">
            <text:p>-34</text:p>
          </table:table-cell>
          <table:table-cell table:formula="of:=[.H15]-[.$B15]" office:value-type="float" office:value="-34.478750000002" calcext:value-type="float">
            <text:p>-34</text:p>
          </table:table-cell>
          <table:table-cell table:formula="of:=[.I15]-[.$B15]" office:value-type="float" office:value="-31.6587500000023" calcext:value-type="float">
            <text:p>-32</text:p>
          </table:table-cell>
          <table:table-cell table:formula="of:=[.J15]-[.$B15]" office:value-type="float" office:value="-4.4587500000016" calcext:value-type="float">
            <text:p>-4</text:p>
          </table:table-cell>
          <table:table-cell table:formula="of:=[.K15]-[.$B15]" office:value-type="float" office:value="-21.0287500000013" calcext:value-type="float">
            <text:p>-21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16]-[.$B16]" office:value-type="float" office:value="-39.1700000000019" calcext:value-type="float">
            <text:p>-39</text:p>
          </table:table-cell>
          <table:table-cell table:style-name="ce4" table:formula="of:=[.D16]-[.$B16]" office:value-type="float" office:value="-41.380000000001" calcext:value-type="float">
            <text:p>-41</text:p>
          </table:table-cell>
          <table:table-cell table:style-name="ce4" table:formula="of:=[.E16]-[.$B16]" office:value-type="float" office:value="-9.72999999999956" calcext:value-type="float">
            <text:p>-10</text:p>
          </table:table-cell>
          <table:table-cell table:style-name="ce4" table:formula="of:=[.F16]-[.$B16]" office:value-type="float" office:value="11.880000000001" calcext:value-type="float">
            <text:p>12</text:p>
          </table:table-cell>
          <table:table-cell table:formula="of:=[.G16]-[.$B16]" office:value-type="float" office:value="10.9500000000007" calcext:value-type="float">
            <text:p>11</text:p>
          </table:table-cell>
          <table:table-cell table:formula="of:=[.H16]-[.$B16]" office:value-type="float" office:value="13.3899999999994" calcext:value-type="float">
            <text:p>13</text:p>
          </table:table-cell>
          <table:table-cell table:formula="of:=[.I16]-[.$B16]" office:value-type="float" office:value="11.4099999999999" calcext:value-type="float">
            <text:p>11</text:p>
          </table:table-cell>
          <table:table-cell table:formula="of:=[.J16]-[.$B16]" office:value-type="float" office:value="-7.08000000000175" calcext:value-type="float">
            <text:p>-7</text:p>
          </table:table-cell>
          <table:table-cell table:formula="of:=[.K16]-[.$B16]" office:value-type="float" office:value="7.25" calcext:value-type="float">
            <text:p>7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17]-[.$B17]" office:value-type="float" office:value="18.0000000000073" calcext:value-type="float">
            <text:p>18</text:p>
          </table:table-cell>
          <table:table-cell table:style-name="ce4" table:formula="of:=[.D17]-[.$B17]" office:value-type="float" office:value="26.1800000000076" calcext:value-type="float">
            <text:p>26</text:p>
          </table:table-cell>
          <table:table-cell table:style-name="ce4" table:formula="of:=[.E17]-[.$B17]" office:value-type="float" office:value="-2.62999999999374" calcext:value-type="float">
            <text:p>-3</text:p>
          </table:table-cell>
          <table:table-cell table:style-name="ce4" table:formula="of:=[.F17]-[.$B17]" office:value-type="float" office:value="-27.0099999999948" calcext:value-type="float">
            <text:p>-27</text:p>
          </table:table-cell>
          <table:table-cell table:formula="of:=[.G17]-[.$B17]" office:value-type="float" office:value="-32.3599999999933" calcext:value-type="float">
            <text:p>-32</text:p>
          </table:table-cell>
          <table:table-cell table:formula="of:=[.H17]-[.$B17]" office:value-type="float" office:value="-34.4699999999939" calcext:value-type="float">
            <text:p>-34</text:p>
          </table:table-cell>
          <table:table-cell table:formula="of:=[.I17]-[.$B17]" office:value-type="float" office:value="-31.7899999999936" calcext:value-type="float">
            <text:p>-32</text:p>
          </table:table-cell>
          <table:table-cell table:formula="of:=[.J17]-[.$B17]" office:value-type="float" office:value="-0.739999999994325" calcext:value-type="float">
            <text:p>-1</text:p>
          </table:table-cell>
          <table:table-cell table:formula="of:=[.K17]-[.$B17]" office:value-type="float" office:value="-16.3999999999942" calcext:value-type="float">
            <text:p>-16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18]-[.$B18]" office:value-type="float" office:value="-28.7137499999953" calcext:value-type="float">
            <text:p>-29</text:p>
          </table:table-cell>
          <table:table-cell table:style-name="ce4" table:formula="of:=[.D18]-[.$B18]" office:value-type="float" office:value="-28.8037499999918" calcext:value-type="float">
            <text:p>-29</text:p>
          </table:table-cell>
          <table:table-cell table:style-name="ce4" table:formula="of:=[.E18]-[.$B18]" office:value-type="float" office:value="-8.26374999999825" calcext:value-type="float">
            <text:p>-8</text:p>
          </table:table-cell>
          <table:table-cell table:style-name="ce4" table:formula="of:=[.F18]-[.$B18]" office:value-type="float" office:value="2.18625000001339" calcext:value-type="float">
            <text:p>2</text:p>
          </table:table-cell>
          <table:table-cell table:formula="of:=[.G18]-[.$B18]" office:value-type="float" office:value="2.82625000001281" calcext:value-type="float">
            <text:p>3</text:p>
          </table:table-cell>
          <table:table-cell table:formula="of:=[.H18]-[.$B18]" office:value-type="float" office:value="3.51625000001513" calcext:value-type="float">
            <text:p>4</text:p>
          </table:table-cell>
          <table:table-cell table:formula="of:=[.I18]-[.$B18]" office:value-type="float" office:value="1.85625000001164" calcext:value-type="float">
            <text:p>2</text:p>
          </table:table-cell>
          <table:table-cell table:formula="of:=[.J18]-[.$B18]" office:value-type="float" office:value="-7.02374999999302" calcext:value-type="float">
            <text:p>-7</text:p>
          </table:table-cell>
          <table:table-cell table:formula="of:=[.K18]-[.$B18]" office:value-type="float" office:value="0.0662500000034925" calcext:value-type="float">
            <text:p>0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19]-[.$B19]" office:value-type="float" office:value="14.1674999999959" calcext:value-type="float">
            <text:p>14</text:p>
          </table:table-cell>
          <table:table-cell table:style-name="ce4" table:formula="of:=[.D19]-[.$B19]" office:value-type="float" office:value="19.0975000000035" calcext:value-type="float">
            <text:p>19</text:p>
          </table:table-cell>
          <table:table-cell table:style-name="ce4" table:formula="of:=[.E19]-[.$B19]" office:value-type="float" office:value="-6.2725000000064" calcext:value-type="float">
            <text:p>-6</text:p>
          </table:table-cell>
          <table:table-cell table:style-name="ce4" table:formula="of:=[.F19]-[.$B19]" office:value-type="float" office:value="-18.2124999999942" calcext:value-type="float">
            <text:p>-18</text:p>
          </table:table-cell>
          <table:table-cell table:formula="of:=[.G19]-[.$B19]" office:value-type="float" office:value="-14.5625" calcext:value-type="float">
            <text:p>-15</text:p>
          </table:table-cell>
          <table:table-cell table:formula="of:=[.H19]-[.$B19]" office:value-type="float" office:value="-15.2024999999994" calcext:value-type="float">
            <text:p>-15</text:p>
          </table:table-cell>
          <table:table-cell table:formula="of:=[.I19]-[.$B19]" office:value-type="float" office:value="-16.0525000000052" calcext:value-type="float">
            <text:p>-16</text:p>
          </table:table-cell>
          <table:table-cell table:formula="of:=[.J19]-[.$B19]" office:value-type="float" office:value="-0.11250000000291" calcext:value-type="float">
            <text:p>0</text:p>
          </table:table-cell>
          <table:table-cell table:formula="of:=[.K19]-[.$B19]" office:value-type="float" office:value="-5.20249999999942" calcext:value-type="float">
            <text:p>-5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20]-[.$B20]" office:value-type="float" office:value="-11.6025000000009" calcext:value-type="float">
            <text:p>-12</text:p>
          </table:table-cell>
          <table:table-cell table:style-name="ce4" table:formula="of:=[.D20]-[.$B20]" office:value-type="float" office:value="-8.38249999999971" calcext:value-type="float">
            <text:p>-8</text:p>
          </table:table-cell>
          <table:table-cell table:style-name="ce4" table:formula="of:=[.E20]-[.$B20]" office:value-type="float" office:value="2.30750000000262" calcext:value-type="float">
            <text:p>2</text:p>
          </table:table-cell>
          <table:table-cell table:style-name="ce4" table:formula="of:=[.F20]-[.$B20]" office:value-type="float" office:value="1.54750000000058" calcext:value-type="float">
            <text:p>2</text:p>
          </table:table-cell>
          <table:table-cell table:formula="of:=[.G20]-[.$B20]" office:value-type="float" office:value="3.84749999999622" calcext:value-type="float">
            <text:p>4</text:p>
          </table:table-cell>
          <table:table-cell table:formula="of:=[.H20]-[.$B20]" office:value-type="float" office:value="4.49749999999767" calcext:value-type="float">
            <text:p>4</text:p>
          </table:table-cell>
          <table:table-cell table:formula="of:=[.I20]-[.$B20]" office:value-type="float" office:value="0.657500000001164" calcext:value-type="float">
            <text:p>1</text:p>
          </table:table-cell>
          <table:table-cell table:formula="of:=[.J20]-[.$B20]" office:value-type="float" office:value="3.44750000000204" calcext:value-type="float">
            <text:p>3</text:p>
          </table:table-cell>
          <table:table-cell table:formula="of:=[.K20]-[.$B20]" office:value-type="float" office:value="5.40750000000116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21]-[.$B21]" office:value-type="float" office:value="8.13750000000437" calcext:value-type="float">
            <text:p>8</text:p>
          </table:table-cell>
          <table:table-cell table:style-name="ce4" table:formula="of:=[.D21]-[.$B21]" office:value-type="float" office:value="17.4674999999988" calcext:value-type="float">
            <text:p>17</text:p>
          </table:table-cell>
          <table:table-cell table:style-name="ce4" table:formula="of:=[.E21]-[.$B21]" office:value-type="float" office:value="3.47750000000087" calcext:value-type="float">
            <text:p>3</text:p>
          </table:table-cell>
          <table:table-cell table:style-name="ce4" table:formula="of:=[.F21]-[.$B21]" office:value-type="float" office:value="-3.04249999999593" calcext:value-type="float">
            <text:p>-3</text:p>
          </table:table-cell>
          <table:table-cell table:formula="of:=[.G21]-[.$B21]" office:value-type="float" office:value="0.427499999997963" calcext:value-type="float">
            <text:p>0</text:p>
          </table:table-cell>
          <table:table-cell table:formula="of:=[.H21]-[.$B21]" office:value-type="float" office:value="-0.462500000001455" calcext:value-type="float">
            <text:p>0</text:p>
          </table:table-cell>
          <table:table-cell table:formula="of:=[.I21]-[.$B21]" office:value-type="float" office:value="-2.73249999999825" calcext:value-type="float">
            <text:p>-3</text:p>
          </table:table-cell>
          <table:table-cell table:formula="of:=[.J21]-[.$B21]" office:value-type="float" office:value="12.7675000000017" calcext:value-type="float">
            <text:p>13</text:p>
          </table:table-cell>
          <table:table-cell table:formula="of:=[.K21]-[.$B21]" office:value-type="float" office:value="11.4075000000012" calcext:value-type="float">
            <text:p>11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22]-[.$B22]" office:value-type="float" office:value="6.42250000000058" calcext:value-type="float">
            <text:p>6</text:p>
          </table:table-cell>
          <table:table-cell table:style-name="ce4" table:formula="of:=[.D22]-[.$B22]" office:value-type="float" office:value="6.84250000000247" calcext:value-type="float">
            <text:p>7</text:p>
          </table:table-cell>
          <table:table-cell table:style-name="ce4" table:formula="of:=[.E22]-[.$B22]" office:value-type="float" office:value="5.61250000000291" calcext:value-type="float">
            <text:p>6</text:p>
          </table:table-cell>
          <table:table-cell table:style-name="ce4" table:formula="of:=[.F22]-[.$B22]" office:value-type="float" office:value="7.23250000000189" calcext:value-type="float">
            <text:p>7</text:p>
          </table:table-cell>
          <table:table-cell table:formula="of:=[.G22]-[.$B22]" office:value-type="float" office:value="6.53250000000116" calcext:value-type="float">
            <text:p>7</text:p>
          </table:table-cell>
          <table:table-cell table:formula="of:=[.H22]-[.$B22]" office:value-type="float" office:value="6.72249999999985" calcext:value-type="float">
            <text:p>7</text:p>
          </table:table-cell>
          <table:table-cell table:formula="of:=[.I22]-[.$B22]" office:value-type="float" office:value="5.8125" calcext:value-type="float">
            <text:p>6</text:p>
          </table:table-cell>
          <table:table-cell table:formula="of:=[.J22]-[.$B22]" office:value-type="float" office:value="4.38249999999971" calcext:value-type="float">
            <text:p>4</text:p>
          </table:table-cell>
          <table:table-cell table:formula="of:=[.K22]-[.$B22]" office:value-type="float" office:value="4.53250000000116" calcext:value-type="float">
            <text:p>5</text:p>
          </table:table-cell>
          <table:table-cell table:number-columns-repeated="7"/>
        </table:table-row>
        <table:table-row table:style-name="ro4">
          <table:table-cell table:number-columns-repeated="2"/>
          <table:table-cell table:formula="of:=[.C23]-[.$B23]" office:value-type="float" office:value="-12.4762500000033" calcext:value-type="float">
            <text:p>-12</text:p>
          </table:table-cell>
          <table:table-cell table:style-name="ce4" table:formula="of:=[.D23]-[.$B23]" office:value-type="float" office:value="-8.77625000000262" calcext:value-type="float">
            <text:p>-9</text:p>
          </table:table-cell>
          <table:table-cell table:style-name="ce4" table:formula="of:=[.E23]-[.$B23]" office:value-type="float" office:value="-2.74625000000378" calcext:value-type="float">
            <text:p>-3</text:p>
          </table:table-cell>
          <table:table-cell table:style-name="ce4" table:formula="of:=[.F23]-[.$B23]" office:value-type="float" office:value="-4.22625000000335" calcext:value-type="float">
            <text:p>-4</text:p>
          </table:table-cell>
          <table:table-cell table:formula="of:=[.G23]-[.$B23]" office:value-type="float" office:value="-1.56625000000349" calcext:value-type="float">
            <text:p>-2</text:p>
          </table:table-cell>
          <table:table-cell table:formula="of:=[.H23]-[.$B23]" office:value-type="float" office:value="-3.84625000000233" calcext:value-type="float">
            <text:p>-4</text:p>
          </table:table-cell>
          <table:table-cell table:formula="of:=[.I23]-[.$B23]" office:value-type="float" office:value="-4.86625000000277" calcext:value-type="float">
            <text:p>-5</text:p>
          </table:table-cell>
          <table:table-cell table:formula="of:=[.J23]-[.$B23]" office:value-type="float" office:value="2.26374999999825" calcext:value-type="float">
            <text:p>2</text:p>
          </table:table-cell>
          <table:table-cell table:formula="of:=[.K23]-[.$B23]" office:value-type="float" office:value="-0.416250000002037" calcext:value-type="float">
            <text:p>0</text:p>
          </table:table-cell>
          <table:table-cell table:number-columns-repeated="7"/>
        </table:table-row>
        <table:table-row table:style-name="ro4">
          <table:table-cell table:number-columns-repeated="3"/>
          <table:table-cell table:style-name="Default" table:number-columns-repeated="9"/>
          <table:table-cell table:number-columns-repeated="6"/>
        </table:table-row>
      </table:table>
      <table:table table:name="table_20190715" table:style-name="ta1">
        <table:table-column table:style-name="co2" table:number-columns-repeated="2" table:default-cell-style-name="Default"/>
        <table:table-column table:style-name="co2" table:number-columns-repeated="9" table:default-cell-style-name="ce22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02" table:default-cell-style-name="Default"/>
        <table:table-row table:style-name="ro5">
          <table:table-cell table:style-name="ce24" office:value-type="string" calcext:value-type="string">
            <text:p>X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support mounting</text:p>
          </table:table-cell>
          <table:table-cell table:style-name="ce33"/>
          <table:table-cell table:style-name="ce35"/>
          <table:table-cell table:style-name="ce36" table:number-columns-repeated="2"/>
          <table:table-cell table:style-name="ce36" office:value-type="string" calcext:value-type="string">
            <text:p>no jig movement</text:p>
          </table:table-cell>
          <table:table-cell table:style-name="ce36" office:value-type="string" calcext:value-type="string">
            <text:p>Re-mount supports</text:p>
          </table:table-cell>
          <table:table-cell table:style-name="ce36" table:number-columns-repeated="2"/>
          <table:table-cell table:style-name="ce23"/>
          <table:table-cell table:style-name="ce23" office:value-type="string" calcext:value-type="string">
            <text:p>av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ax-min</text:p>
          </table:table-cell>
          <table:table-cell table:style-name="ce23" office:value-type="string" calcext:value-type="string">
            <text:p>new mean -old mean</text:p>
          </table:table-cell>
          <table:table-cell table:style-name="ce23" table:number-columns-repeated="1002"/>
        </table:table-row>
        <table:table-row table:style-name="ro4">
          <table:table-cell table:style-name="ce25" office:value-type="string" calcext:value-type="string">
            <text:p>PCB5_SX</text:p>
          </table:table-cell>
          <table:table-cell table:style-name="ce34" office:value-type="float" office:value="50189.4438571429" calcext:value-type="float">
            <text:p>50189</text:p>
          </table:table-cell>
          <table:table-cell table:style-name="ce31" office:value-type="float" office:value="50144.47" calcext:value-type="float">
            <text:p>50144.47</text:p>
          </table:table-cell>
          <table:table-cell table:style-name="ce31" office:value-type="float" office:value="50147.77" calcext:value-type="float">
            <text:p>50147.77</text:p>
          </table:table-cell>
          <table:table-cell table:style-name="ce31" office:value-type="float" office:value="50146.63" calcext:value-type="float">
            <text:p>50146.63</text:p>
          </table:table-cell>
          <table:table-cell table:style-name="ce31" office:value-type="float" office:value="50135.38" calcext:value-type="float">
            <text:p>50135.38</text:p>
          </table:table-cell>
          <table:table-cell table:style-name="ce31" office:value-type="float" office:value="50136.3" calcext:value-type="float">
            <text:p>50136.3</text:p>
          </table:table-cell>
          <table:table-cell office:value-type="float" office:value="50124.57" calcext:value-type="float">
            <text:p>50125</text:p>
          </table:table-cell>
          <table:table-cell table:style-name="Default" office:value-type="float" office:value="50129.96" calcext:value-type="float">
            <text:p>50129.96</text:p>
          </table:table-cell>
          <table:table-cell table:style-name="Default" office:value-type="float" office:value="50134.49" calcext:value-type="float">
            <text:p>50134.49</text:p>
          </table:table-cell>
          <table:table-cell table:style-name="Default" office:value-type="float" office:value="50125.79" calcext:value-type="float">
            <text:p>50125.79</text:p>
          </table:table-cell>
          <table:table-cell table:style-name="ce22"/>
          <table:table-cell table:style-name="ce22" table:formula="of:=AVERAGE([.C2:.K2])" office:value-type="float" office:value="50136.1511111111" calcext:value-type="float">
            <text:p>50136</text:p>
          </table:table-cell>
          <table:table-cell table:style-name="ce22" table:formula="of:=MIN([.C2:.K2])" office:value-type="float" office:value="50124.57" calcext:value-type="float">
            <text:p>50125</text:p>
          </table:table-cell>
          <table:table-cell table:style-name="ce22" table:formula="of:=MAX([.C2:.K2])" office:value-type="float" office:value="50147.77" calcext:value-type="float">
            <text:p>50148</text:p>
          </table:table-cell>
          <table:table-cell table:style-name="ce22" table:formula="of:=[.O2]-[.N2]" office:value-type="float" office:value="23.1999999999971" calcext:value-type="float">
            <text:p>23</text:p>
          </table:table-cell>
          <table:table-cell table:style-name="ce22" table:formula="of:=[.M2]-[.B2]" office:value-type="float" office:value="-53.2927460317442" calcext:value-type="float">
            <text:p>-53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5_DX</text:p>
          </table:table-cell>
          <table:table-cell table:style-name="ce34" office:value-type="float" office:value="89565.9618571429" calcext:value-type="float">
            <text:p>89566</text:p>
          </table:table-cell>
          <table:table-cell table:style-name="ce31" office:value-type="float" office:value="89610.95" calcext:value-type="float">
            <text:p>89610.95</text:p>
          </table:table-cell>
          <table:table-cell table:style-name="ce31" office:value-type="float" office:value="89616.24" calcext:value-type="float">
            <text:p>89616.24</text:p>
          </table:table-cell>
          <table:table-cell table:style-name="ce31" office:value-type="float" office:value="89620.74" calcext:value-type="float">
            <text:p>89620.74</text:p>
          </table:table-cell>
          <table:table-cell table:style-name="ce31" office:value-type="float" office:value="89629.2" calcext:value-type="float">
            <text:p>89629.2</text:p>
          </table:table-cell>
          <table:table-cell table:style-name="ce31" office:value-type="float" office:value="89621.91" calcext:value-type="float">
            <text:p>89621.91</text:p>
          </table:table-cell>
          <table:table-cell office:value-type="float" office:value="89631.04" calcext:value-type="float">
            <text:p>89631</text:p>
          </table:table-cell>
          <table:table-cell table:style-name="Default" office:value-type="float" office:value="89628.2" calcext:value-type="float">
            <text:p>89628.2</text:p>
          </table:table-cell>
          <table:table-cell table:style-name="Default" office:value-type="float" office:value="89629.72" calcext:value-type="float">
            <text:p>89629.72</text:p>
          </table:table-cell>
          <table:table-cell table:style-name="Default" office:value-type="float" office:value="89623.3" calcext:value-type="float">
            <text:p>89623.3</text:p>
          </table:table-cell>
          <table:table-cell table:style-name="ce22"/>
          <table:table-cell table:style-name="ce22" table:formula="of:=AVERAGE([.C3:.K3])" office:value-type="float" office:value="89623.4777777778" calcext:value-type="float">
            <text:p>89623</text:p>
          </table:table-cell>
          <table:table-cell table:style-name="ce22" table:formula="of:=MIN([.C3:.K3])" office:value-type="float" office:value="89610.95" calcext:value-type="float">
            <text:p>89611</text:p>
          </table:table-cell>
          <table:table-cell table:style-name="ce22" table:formula="of:=MAX([.C3:.K3])" office:value-type="float" office:value="89631.04" calcext:value-type="float">
            <text:p>89631</text:p>
          </table:table-cell>
          <table:table-cell table:style-name="ce22" table:formula="of:=[.O3]-[.N3]" office:value-type="float" office:value="20.0899999999965" calcext:value-type="float">
            <text:p>20</text:p>
          </table:table-cell>
          <table:table-cell table:style-name="ce22" table:formula="of:=[.M3]-[.B3]" office:value-type="float" office:value="57.5159206349053" calcext:value-type="float">
            <text:p>58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4_SX</text:p>
          </table:table-cell>
          <table:table-cell table:style-name="ce34" office:value-type="float" office:value="49356.0378571429" calcext:value-type="float">
            <text:p>49356</text:p>
          </table:table-cell>
          <table:table-cell table:style-name="ce31" office:value-type="float" office:value="49329.61" calcext:value-type="float">
            <text:p>49329.61</text:p>
          </table:table-cell>
          <table:table-cell table:style-name="ce31" office:value-type="float" office:value="49330.82" calcext:value-type="float">
            <text:p>49330.82</text:p>
          </table:table-cell>
          <table:table-cell table:style-name="ce31" office:value-type="float" office:value="49329.31" calcext:value-type="float">
            <text:p>49329.31</text:p>
          </table:table-cell>
          <table:table-cell table:style-name="ce31" office:value-type="float" office:value="49317.93" calcext:value-type="float">
            <text:p>49317.93</text:p>
          </table:table-cell>
          <table:table-cell table:style-name="ce31" office:value-type="float" office:value="49319.71" calcext:value-type="float">
            <text:p>49319.71</text:p>
          </table:table-cell>
          <table:table-cell office:value-type="float" office:value="49313.13" calcext:value-type="float">
            <text:p>49313</text:p>
          </table:table-cell>
          <table:table-cell table:style-name="Default" office:value-type="float" office:value="49313.76" calcext:value-type="float">
            <text:p>49313.76</text:p>
          </table:table-cell>
          <table:table-cell table:style-name="Default" office:value-type="float" office:value="49321.41" calcext:value-type="float">
            <text:p>49321.41</text:p>
          </table:table-cell>
          <table:table-cell table:style-name="Default" office:value-type="float" office:value="49313.21" calcext:value-type="float">
            <text:p>49313.21</text:p>
          </table:table-cell>
          <table:table-cell table:style-name="ce22"/>
          <table:table-cell table:style-name="ce22" table:formula="of:=AVERAGE([.C4:.K4])" office:value-type="float" office:value="49320.9877777778" calcext:value-type="float">
            <text:p>49321</text:p>
          </table:table-cell>
          <table:table-cell table:style-name="ce22" table:formula="of:=MIN([.C4:.K4])" office:value-type="float" office:value="49313.13" calcext:value-type="float">
            <text:p>49313</text:p>
          </table:table-cell>
          <table:table-cell table:style-name="ce22" table:formula="of:=MAX([.C4:.K4])" office:value-type="float" office:value="49330.82" calcext:value-type="float">
            <text:p>49331</text:p>
          </table:table-cell>
          <table:table-cell table:style-name="ce22" table:formula="of:=[.O4]-[.N4]" office:value-type="float" office:value="17.6900000000023" calcext:value-type="float">
            <text:p>18</text:p>
          </table:table-cell>
          <table:table-cell table:style-name="ce22" table:formula="of:=[.M4]-[.B4]" office:value-type="float" office:value="-35.050079365079" calcext:value-type="float">
            <text:p>-35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4_DX</text:p>
          </table:table-cell>
          <table:table-cell table:style-name="ce34" office:value-type="float" office:value="29506.454" calcext:value-type="float">
            <text:p>29506</text:p>
          </table:table-cell>
          <table:table-cell table:style-name="ce31" office:value-type="float" office:value="29537.84" calcext:value-type="float">
            <text:p>29537.84</text:p>
          </table:table-cell>
          <table:table-cell table:style-name="ce31" office:value-type="float" office:value="29541.12" calcext:value-type="float">
            <text:p>29541.12</text:p>
          </table:table-cell>
          <table:table-cell table:style-name="ce31" office:value-type="float" office:value="29546.2" calcext:value-type="float">
            <text:p>29546.2</text:p>
          </table:table-cell>
          <table:table-cell table:style-name="ce31" office:value-type="float" office:value="29553.61" calcext:value-type="float">
            <text:p>29553.61</text:p>
          </table:table-cell>
          <table:table-cell table:style-name="ce31" office:value-type="float" office:value="29547.86" calcext:value-type="float">
            <text:p>29547.86</text:p>
          </table:table-cell>
          <table:table-cell office:value-type="float" office:value="29553.84" calcext:value-type="float">
            <text:p>29554</text:p>
          </table:table-cell>
          <table:table-cell table:style-name="Default" office:value-type="float" office:value="29551.16" calcext:value-type="float">
            <text:p>29551.16</text:p>
          </table:table-cell>
          <table:table-cell table:style-name="Default" office:value-type="float" office:value="29553.02" calcext:value-type="float">
            <text:p>29553.02</text:p>
          </table:table-cell>
          <table:table-cell table:style-name="Default" office:value-type="float" office:value="29549.06" calcext:value-type="float">
            <text:p>29549.06</text:p>
          </table:table-cell>
          <table:table-cell table:style-name="ce22"/>
          <table:table-cell table:style-name="ce22" table:formula="of:=AVERAGE([.C5:.K5])" office:value-type="float" office:value="29548.19" calcext:value-type="float">
            <text:p>29548</text:p>
          </table:table-cell>
          <table:table-cell table:style-name="ce22" table:formula="of:=MIN([.C5:.K5])" office:value-type="float" office:value="29537.84" calcext:value-type="float">
            <text:p>29538</text:p>
          </table:table-cell>
          <table:table-cell table:style-name="ce22" table:formula="of:=MAX([.C5:.K5])" office:value-type="float" office:value="29553.84" calcext:value-type="float">
            <text:p>29554</text:p>
          </table:table-cell>
          <table:table-cell table:style-name="ce22" table:formula="of:=[.O5]-[.N5]" office:value-type="float" office:value="16" calcext:value-type="float">
            <text:p>16</text:p>
          </table:table-cell>
          <table:table-cell table:style-name="ce22" table:formula="of:=[.M5]-[.B5]" office:value-type="float" office:value="41.7360000000044" calcext:value-type="float">
            <text:p>42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3_SX</text:p>
          </table:table-cell>
          <table:table-cell table:style-name="ce34" office:value-type="float" office:value="30890.3227142857" calcext:value-type="float">
            <text:p>30890</text:p>
          </table:table-cell>
          <table:table-cell table:style-name="ce31" office:value-type="float" office:value="30872.84" calcext:value-type="float">
            <text:p>30872.84</text:p>
          </table:table-cell>
          <table:table-cell table:style-name="ce31" office:value-type="float" office:value="30873.68" calcext:value-type="float">
            <text:p>30873.68</text:p>
          </table:table-cell>
          <table:table-cell table:style-name="ce31" office:value-type="float" office:value="30873.13" calcext:value-type="float">
            <text:p>30873.13</text:p>
          </table:table-cell>
          <table:table-cell table:style-name="ce31" office:value-type="float" office:value="30856.53" calcext:value-type="float">
            <text:p>30856.53</text:p>
          </table:table-cell>
          <table:table-cell table:style-name="ce31" office:value-type="float" office:value="30860.09" calcext:value-type="float">
            <text:p>30860.09</text:p>
          </table:table-cell>
          <table:table-cell office:value-type="float" office:value="30859.23" calcext:value-type="float">
            <text:p>30859</text:p>
          </table:table-cell>
          <table:table-cell table:style-name="Default" office:value-type="float" office:value="30858.45" calcext:value-type="float">
            <text:p>30858.45</text:p>
          </table:table-cell>
          <table:table-cell table:style-name="Default" office:value-type="float" office:value="30866.05" calcext:value-type="float">
            <text:p>30866.05</text:p>
          </table:table-cell>
          <table:table-cell table:style-name="Default" office:value-type="float" office:value="30858.71" calcext:value-type="float">
            <text:p>30858.71</text:p>
          </table:table-cell>
          <table:table-cell table:style-name="ce22"/>
          <table:table-cell table:style-name="ce22" table:formula="of:=AVERAGE([.C6:.K6])" office:value-type="float" office:value="30864.3011111111" calcext:value-type="float">
            <text:p>30864</text:p>
          </table:table-cell>
          <table:table-cell table:style-name="ce22" table:formula="of:=MIN([.C6:.K6])" office:value-type="float" office:value="30856.53" calcext:value-type="float">
            <text:p>30857</text:p>
          </table:table-cell>
          <table:table-cell table:style-name="ce22" table:formula="of:=MAX([.C6:.K6])" office:value-type="float" office:value="30873.68" calcext:value-type="float">
            <text:p>30874</text:p>
          </table:table-cell>
          <table:table-cell table:style-name="ce22" table:formula="of:=[.O6]-[.N6]" office:value-type="float" office:value="17.1500000000015" calcext:value-type="float">
            <text:p>17</text:p>
          </table:table-cell>
          <table:table-cell table:style-name="ce22" table:formula="of:=[.M6]-[.B6]" office:value-type="float" office:value="-26.0216031746022" calcext:value-type="float">
            <text:p>-26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3_DX</text:p>
          </table:table-cell>
          <table:table-cell table:style-name="ce34" office:value-type="float" office:value="11861.4354285714" calcext:value-type="float">
            <text:p>11861</text:p>
          </table:table-cell>
          <table:table-cell table:style-name="ce31" office:value-type="float" office:value="11884.23" calcext:value-type="float">
            <text:p>11884.23</text:p>
          </table:table-cell>
          <table:table-cell table:style-name="ce31" office:value-type="float" office:value="11888.35" calcext:value-type="float">
            <text:p>11888.35</text:p>
          </table:table-cell>
          <table:table-cell table:style-name="ce31" office:value-type="float" office:value="11891.84" calcext:value-type="float">
            <text:p>11891.84</text:p>
          </table:table-cell>
          <table:table-cell table:style-name="ce31" office:value-type="float" office:value="11898.64" calcext:value-type="float">
            <text:p>11898.64</text:p>
          </table:table-cell>
          <table:table-cell table:style-name="ce31" office:value-type="float" office:value="11894.03" calcext:value-type="float">
            <text:p>11894.03</text:p>
          </table:table-cell>
          <table:table-cell office:value-type="float" office:value="11897.93" calcext:value-type="float">
            <text:p>11898</text:p>
          </table:table-cell>
          <table:table-cell table:style-name="Default" office:value-type="float" office:value="11894.9" calcext:value-type="float">
            <text:p>11894.9</text:p>
          </table:table-cell>
          <table:table-cell table:style-name="Default" office:value-type="float" office:value="11895.64" calcext:value-type="float">
            <text:p>11895.64</text:p>
          </table:table-cell>
          <table:table-cell table:style-name="Default" office:value-type="float" office:value="11893.76" calcext:value-type="float">
            <text:p>11893.76</text:p>
          </table:table-cell>
          <table:table-cell table:style-name="ce22"/>
          <table:table-cell table:style-name="ce22" table:formula="of:=AVERAGE([.C7:.K7])" office:value-type="float" office:value="11893.2577777778" calcext:value-type="float">
            <text:p>11893</text:p>
          </table:table-cell>
          <table:table-cell table:style-name="ce22" table:formula="of:=MIN([.C7:.K7])" office:value-type="float" office:value="11884.23" calcext:value-type="float">
            <text:p>11884</text:p>
          </table:table-cell>
          <table:table-cell table:style-name="ce22" table:formula="of:=MAX([.C7:.K7])" office:value-type="float" office:value="11898.64" calcext:value-type="float">
            <text:p>11899</text:p>
          </table:table-cell>
          <table:table-cell table:style-name="ce22" table:formula="of:=[.O7]-[.N7]" office:value-type="float" office:value="14.4099999999999" calcext:value-type="float">
            <text:p>14</text:p>
          </table:table-cell>
          <table:table-cell table:style-name="ce22" table:formula="of:=[.M7]-[.B7]" office:value-type="float" office:value="31.8223492063462" calcext:value-type="float">
            <text:p>32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2_SX</text:p>
          </table:table-cell>
          <table:table-cell table:style-name="ce34" office:value-type="float" office:value="29982.252" calcext:value-type="float">
            <text:p>29982</text:p>
          </table:table-cell>
          <table:table-cell table:style-name="ce31" office:value-type="float" office:value="29972.01" calcext:value-type="float">
            <text:p>29972.01</text:p>
          </table:table-cell>
          <table:table-cell table:style-name="ce31" office:value-type="float" office:value="29974.58" calcext:value-type="float">
            <text:p>29974.58</text:p>
          </table:table-cell>
          <table:table-cell table:style-name="ce31" office:value-type="float" office:value="29971.39" calcext:value-type="float">
            <text:p>29971.39</text:p>
          </table:table-cell>
          <table:table-cell table:style-name="ce31" office:value-type="float" office:value="29961.04" calcext:value-type="float">
            <text:p>29961.04</text:p>
          </table:table-cell>
          <table:table-cell table:style-name="ce31" office:value-type="float" office:value="29963.47" calcext:value-type="float">
            <text:p>29963.47</text:p>
          </table:table-cell>
          <table:table-cell office:value-type="float" office:value="29962.88" calcext:value-type="float">
            <text:p>29963</text:p>
          </table:table-cell>
          <table:table-cell table:style-name="Default" office:value-type="float" office:value="29964.39" calcext:value-type="float">
            <text:p>29964.39</text:p>
          </table:table-cell>
          <table:table-cell table:style-name="Default" office:value-type="float" office:value="29967.68" calcext:value-type="float">
            <text:p>29967.68</text:p>
          </table:table-cell>
          <table:table-cell table:style-name="Default" office:value-type="float" office:value="29963.67" calcext:value-type="float">
            <text:p>29963.67</text:p>
          </table:table-cell>
          <table:table-cell table:style-name="ce22"/>
          <table:table-cell table:style-name="ce22" table:formula="of:=AVERAGE([.C8:.K8])" office:value-type="float" office:value="29966.79" calcext:value-type="float">
            <text:p>29967</text:p>
          </table:table-cell>
          <table:table-cell table:style-name="ce22" table:formula="of:=MIN([.C8:.K8])" office:value-type="float" office:value="29961.04" calcext:value-type="float">
            <text:p>29961</text:p>
          </table:table-cell>
          <table:table-cell table:style-name="ce22" table:formula="of:=MAX([.C8:.K8])" office:value-type="float" office:value="29974.58" calcext:value-type="float">
            <text:p>29975</text:p>
          </table:table-cell>
          <table:table-cell table:style-name="ce22" table:formula="of:=[.O8]-[.N8]" office:value-type="float" office:value="13.5400000000009" calcext:value-type="float">
            <text:p>14</text:p>
          </table:table-cell>
          <table:table-cell table:style-name="ce22" table:formula="of:=[.M8]-[.B8]" office:value-type="float" office:value="-15.4620000000032" calcext:value-type="float">
            <text:p>-15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2_DX</text:p>
          </table:table-cell>
          <table:table-cell table:style-name="ce34" office:value-type="float" office:value="91298.8611428571" calcext:value-type="float">
            <text:p>91299</text:p>
          </table:table-cell>
          <table:table-cell table:style-name="ce31" office:value-type="float" office:value="91310.65" calcext:value-type="float">
            <text:p>91310.65</text:p>
          </table:table-cell>
          <table:table-cell table:style-name="ce31" office:value-type="float" office:value="91314.87" calcext:value-type="float">
            <text:p>91314.87</text:p>
          </table:table-cell>
          <table:table-cell table:style-name="ce31" office:value-type="float" office:value="91317.34" calcext:value-type="float">
            <text:p>91317.34</text:p>
          </table:table-cell>
          <table:table-cell table:style-name="ce31" office:value-type="float" office:value="91324.91" calcext:value-type="float">
            <text:p>91324.91</text:p>
          </table:table-cell>
          <table:table-cell table:style-name="ce31" office:value-type="float" office:value="91321.22" calcext:value-type="float">
            <text:p>91321.22</text:p>
          </table:table-cell>
          <table:table-cell office:value-type="float" office:value="91321.31" calcext:value-type="float">
            <text:p>91321</text:p>
          </table:table-cell>
          <table:table-cell table:style-name="Default" office:value-type="float" office:value="91318.69" calcext:value-type="float">
            <text:p>91318.69</text:p>
          </table:table-cell>
          <table:table-cell table:style-name="Default" office:value-type="float" office:value="91318.44" calcext:value-type="float">
            <text:p>91318.44</text:p>
          </table:table-cell>
          <table:table-cell table:style-name="Default" office:value-type="float" office:value="91319.25" calcext:value-type="float">
            <text:p>91319.25</text:p>
          </table:table-cell>
          <table:table-cell table:style-name="ce22"/>
          <table:table-cell table:style-name="ce22" table:formula="of:=AVERAGE([.C9:.K9])" office:value-type="float" office:value="91318.52" calcext:value-type="float">
            <text:p>91319</text:p>
          </table:table-cell>
          <table:table-cell table:style-name="ce22" table:formula="of:=MIN([.C9:.K9])" office:value-type="float" office:value="91310.65" calcext:value-type="float">
            <text:p>91311</text:p>
          </table:table-cell>
          <table:table-cell table:style-name="ce22" table:formula="of:=MAX([.C9:.K9])" office:value-type="float" office:value="91324.91" calcext:value-type="float">
            <text:p>91325</text:p>
          </table:table-cell>
          <table:table-cell table:style-name="ce22" table:formula="of:=[.O9]-[.N9]" office:value-type="float" office:value="14.2600000000093" calcext:value-type="float">
            <text:p>14</text:p>
          </table:table-cell>
          <table:table-cell table:style-name="ce22" table:formula="of:=[.M9]-[.B9]" office:value-type="float" office:value="19.6588571428583" calcext:value-type="float">
            <text:p>20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1_SX</text:p>
          </table:table-cell>
          <table:table-cell table:style-name="ce34" office:value-type="float" office:value="69152.0171428572" calcext:value-type="float">
            <text:p>69152</text:p>
          </table:table-cell>
          <table:table-cell table:style-name="ce31" office:value-type="float" office:value="69160.03" calcext:value-type="float">
            <text:p>69160.03</text:p>
          </table:table-cell>
          <table:table-cell table:style-name="ce31" office:value-type="float" office:value="69153.6" calcext:value-type="float">
            <text:p>69153.6</text:p>
          </table:table-cell>
          <table:table-cell table:style-name="ce31" office:value-type="float" office:value="69154.3" calcext:value-type="float">
            <text:p>69154.3</text:p>
          </table:table-cell>
          <table:table-cell table:style-name="ce31" office:value-type="float" office:value="69150.58" calcext:value-type="float">
            <text:p>69150.58</text:p>
          </table:table-cell>
          <table:table-cell table:style-name="ce31" office:value-type="float" office:value="69151.09" calcext:value-type="float">
            <text:p>69151.09</text:p>
          </table:table-cell>
          <table:table-cell office:value-type="float" office:value="69154.48" calcext:value-type="float">
            <text:p>69154</text:p>
          </table:table-cell>
          <table:table-cell table:style-name="Default" office:value-type="float" office:value="69154.55" calcext:value-type="float">
            <text:p>69154.55</text:p>
          </table:table-cell>
          <table:table-cell table:style-name="Default" office:value-type="float" office:value="69157.79" calcext:value-type="float">
            <text:p>69157.79</text:p>
          </table:table-cell>
          <table:table-cell table:style-name="Default" office:value-type="float" office:value="69154.98" calcext:value-type="float">
            <text:p>69154.98</text:p>
          </table:table-cell>
          <table:table-cell table:style-name="ce22"/>
          <table:table-cell table:style-name="ce22" table:formula="of:=AVERAGE([.C10:.K10])" office:value-type="float" office:value="69154.6" calcext:value-type="float">
            <text:p>69155</text:p>
          </table:table-cell>
          <table:table-cell table:style-name="ce22" table:formula="of:=MIN([.C10:.K10])" office:value-type="float" office:value="69150.58" calcext:value-type="float">
            <text:p>69151</text:p>
          </table:table-cell>
          <table:table-cell table:style-name="ce22" table:formula="of:=MAX([.C10:.K10])" office:value-type="float" office:value="69160.03" calcext:value-type="float">
            <text:p>69160</text:p>
          </table:table-cell>
          <table:table-cell table:style-name="ce22" table:formula="of:=[.O10]-[.N10]" office:value-type="float" office:value="9.44999999999709" calcext:value-type="float">
            <text:p>9</text:p>
          </table:table-cell>
          <table:table-cell table:style-name="ce22" table:formula="of:=[.M10]-[.B10]" office:value-type="float" office:value="2.58285714285739" calcext:value-type="float">
            <text:p>3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1_DX</text:p>
          </table:table-cell>
          <table:table-cell table:style-name="ce34" office:value-type="float" office:value="9409.43742857143" calcext:value-type="float">
            <text:p>9409</text:p>
          </table:table-cell>
          <table:table-cell table:style-name="ce31" office:value-type="float" office:value="9403.8" calcext:value-type="float">
            <text:p>9403.8</text:p>
          </table:table-cell>
          <table:table-cell table:style-name="ce31" office:value-type="float" office:value="9414.03" calcext:value-type="float">
            <text:p>9414.03</text:p>
          </table:table-cell>
          <table:table-cell table:style-name="ce31" office:value-type="float" office:value="9413.56" calcext:value-type="float">
            <text:p>9413.56</text:p>
          </table:table-cell>
          <table:table-cell table:style-name="ce31" office:value-type="float" office:value="9415.43" calcext:value-type="float">
            <text:p>9415.43</text:p>
          </table:table-cell>
          <table:table-cell table:style-name="ce31" office:value-type="float" office:value="9412.89" calcext:value-type="float">
            <text:p>9412.89</text:p>
          </table:table-cell>
          <table:table-cell office:value-type="float" office:value="9411.19" calcext:value-type="float">
            <text:p>9411</text:p>
          </table:table-cell>
          <table:table-cell table:style-name="Default" office:value-type="float" office:value="9409.79" calcext:value-type="float">
            <text:p>9409.79</text:p>
          </table:table-cell>
          <table:table-cell table:style-name="Default" office:value-type="float" office:value="9408.96" calcext:value-type="float">
            <text:p>9408.96</text:p>
          </table:table-cell>
          <table:table-cell table:style-name="Default" office:value-type="float" office:value="9408.76" calcext:value-type="float">
            <text:p>9408.76</text:p>
          </table:table-cell>
          <table:table-cell table:style-name="ce22"/>
          <table:table-cell table:style-name="ce22" table:formula="of:=AVERAGE([.C11:.K11])" office:value-type="float" office:value="9410.93444444445" calcext:value-type="float">
            <text:p>9411</text:p>
          </table:table-cell>
          <table:table-cell table:style-name="ce22" table:formula="of:=MIN([.C11:.K11])" office:value-type="float" office:value="9403.8" calcext:value-type="float">
            <text:p>9404</text:p>
          </table:table-cell>
          <table:table-cell table:style-name="ce22" table:formula="of:=MAX([.C11:.K11])" office:value-type="float" office:value="9415.43" calcext:value-type="float">
            <text:p>9415</text:p>
          </table:table-cell>
          <table:table-cell table:style-name="ce22" table:formula="of:=[.O11]-[.N11]" office:value-type="float" office:value="11.630000000001" calcext:value-type="float">
            <text:p>12</text:p>
          </table:table-cell>
          <table:table-cell table:style-name="ce22" table:formula="of:=[.M11]-[.B11]" office:value-type="float" office:value="1.4970158730157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5"/>
          <table:table-cell table:style-name="ce34"/>
          <table:table-cell table:style-name="ce30" table:number-columns-repeated="7"/>
          <table:table-cell table:number-columns-repeated="2"/>
          <table:table-cell table:style-name="ce22" table:number-columns-repeated="6"/>
          <table:table-cell table:number-columns-repeated="1002"/>
        </table:table-row>
        <table:table-row table:style-name="ro4">
          <table:table-cell table:style-name="ce25" office:value-type="string" calcext:value-type="string">
            <text:p>Y</text:p>
          </table:table-cell>
          <table:table-cell table:style-name="ce34"/>
          <table:table-cell table:style-name="ce30" table:number-columns-repeated="7"/>
          <table:table-cell table:number-columns-repeated="2"/>
          <table:table-cell table:style-name="ce22" table:number-columns-repeated="6"/>
          <table:table-cell table:number-columns-repeated="1002"/>
        </table:table-row>
        <table:table-row table:style-name="ro4">
          <table:table-cell table:style-name="ce25" office:value-type="string" calcext:value-type="string">
            <text:p>PCB5_SX</text:p>
          </table:table-cell>
          <table:table-cell table:style-name="ce34" office:value-type="float" office:value="53652.0685714286" calcext:value-type="float">
            <text:p>53652</text:p>
          </table:table-cell>
          <table:table-cell table:style-name="ce31" office:value-type="float" office:value="53632.44" calcext:value-type="float">
            <text:p>53632.44</text:p>
          </table:table-cell>
          <table:table-cell table:style-name="ce31" office:value-type="float" office:value="53633.24" calcext:value-type="float">
            <text:p>53633.24</text:p>
          </table:table-cell>
          <table:table-cell table:style-name="ce31" office:value-type="float" office:value="53625.1" calcext:value-type="float">
            <text:p>53625.1</text:p>
          </table:table-cell>
          <table:table-cell table:style-name="ce31" office:value-type="float" office:value="53629.87" calcext:value-type="float">
            <text:p>53629.87</text:p>
          </table:table-cell>
          <table:table-cell table:style-name="ce31" office:value-type="float" office:value="53638.33" calcext:value-type="float">
            <text:p>53638.33</text:p>
          </table:table-cell>
          <table:table-cell table:style-name="Default" office:value-type="float" office:value="53628.34" calcext:value-type="float">
            <text:p>53628.34</text:p>
          </table:table-cell>
          <table:table-cell table:style-name="Default" office:value-type="float" office:value="53639.09" calcext:value-type="float">
            <text:p>53639.09</text:p>
          </table:table-cell>
          <table:table-cell table:style-name="Default" office:value-type="float" office:value="53616.19" calcext:value-type="float">
            <text:p>53616.19</text:p>
          </table:table-cell>
          <table:table-cell table:style-name="Default" office:value-type="float" office:value="53645.43" calcext:value-type="float">
            <text:p>53645.43</text:p>
          </table:table-cell>
          <table:table-cell table:style-name="ce22"/>
          <table:table-cell table:style-name="ce22" table:formula="of:=AVERAGE([.C14:.K14])" office:value-type="float" office:value="53632.0033333333" calcext:value-type="float">
            <text:p>53632</text:p>
          </table:table-cell>
          <table:table-cell table:style-name="ce22" table:formula="of:=MIN([.C14:.K14])" office:value-type="float" office:value="53616.19" calcext:value-type="float">
            <text:p>53616</text:p>
          </table:table-cell>
          <table:table-cell table:style-name="ce22" table:formula="of:=MAX([.C14:.K14])" office:value-type="float" office:value="53645.43" calcext:value-type="float">
            <text:p>53645</text:p>
          </table:table-cell>
          <table:table-cell table:style-name="ce22" table:formula="of:=[.O14]-[.N14]" office:value-type="float" office:value="29.239999999998" calcext:value-type="float">
            <text:p>29</text:p>
          </table:table-cell>
          <table:table-cell table:style-name="ce22" table:formula="of:=[.M14]-[.B14]" office:value-type="float" office:value="-20.0652380952451" calcext:value-type="float">
            <text:p>-20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5_DX</text:p>
          </table:table-cell>
          <table:table-cell table:style-name="ce34" office:value-type="float" office:value="26801.5582857143" calcext:value-type="float">
            <text:p>26802</text:p>
          </table:table-cell>
          <table:table-cell table:style-name="ce31" office:value-type="float" office:value="26790.16" calcext:value-type="float">
            <text:p>26790.16</text:p>
          </table:table-cell>
          <table:table-cell table:style-name="ce31" office:value-type="float" office:value="26806.91" calcext:value-type="float">
            <text:p>26806.91</text:p>
          </table:table-cell>
          <table:table-cell table:style-name="ce31" office:value-type="float" office:value="26809.94" calcext:value-type="float">
            <text:p>26809.94</text:p>
          </table:table-cell>
          <table:table-cell table:style-name="ce31" office:value-type="float" office:value="26803.63" calcext:value-type="float">
            <text:p>26803.63</text:p>
          </table:table-cell>
          <table:table-cell table:style-name="ce31" office:value-type="float" office:value="26793.49" calcext:value-type="float">
            <text:p>26793.49</text:p>
          </table:table-cell>
          <table:table-cell table:style-name="Default" office:value-type="float" office:value="26790.07" calcext:value-type="float">
            <text:p>26790.07</text:p>
          </table:table-cell>
          <table:table-cell table:style-name="Default" office:value-type="float" office:value="26786.21" calcext:value-type="float">
            <text:p>26786.21</text:p>
          </table:table-cell>
          <table:table-cell table:style-name="Default" office:value-type="float" office:value="26800.68" calcext:value-type="float">
            <text:p>26800.68</text:p>
          </table:table-cell>
          <table:table-cell table:style-name="Default" office:value-type="float" office:value="26774.39" calcext:value-type="float">
            <text:p>26774.39</text:p>
          </table:table-cell>
          <table:table-cell table:style-name="ce22"/>
          <table:table-cell table:style-name="ce22" table:formula="of:=AVERAGE([.C15:.K15])" office:value-type="float" office:value="26795.0533333333" calcext:value-type="float">
            <text:p>26795</text:p>
          </table:table-cell>
          <table:table-cell table:style-name="ce22" table:formula="of:=MIN([.C15:.K15])" office:value-type="float" office:value="26774.39" calcext:value-type="float">
            <text:p>26774</text:p>
          </table:table-cell>
          <table:table-cell table:style-name="ce22" table:formula="of:=MAX([.C15:.K15])" office:value-type="float" office:value="26809.94" calcext:value-type="float">
            <text:p>26810</text:p>
          </table:table-cell>
          <table:table-cell table:style-name="ce22" table:formula="of:=[.O15]-[.N15]" office:value-type="float" office:value="35.5499999999993" calcext:value-type="float">
            <text:p>36</text:p>
          </table:table-cell>
          <table:table-cell table:style-name="ce22" table:formula="of:=[.M15]-[.B15]" office:value-type="float" office:value="-6.50495238095755" calcext:value-type="float">
            <text:p>-7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4_SX</text:p>
          </table:table-cell>
          <table:table-cell table:style-name="ce34" office:value-type="float" office:value="32128.133" calcext:value-type="float">
            <text:p>32128</text:p>
          </table:table-cell>
          <table:table-cell table:style-name="ce31" office:value-type="float" office:value="32107.49" calcext:value-type="float">
            <text:p>32107.49</text:p>
          </table:table-cell>
          <table:table-cell table:style-name="ce31" office:value-type="float" office:value="32108.79" calcext:value-type="float">
            <text:p>32108.79</text:p>
          </table:table-cell>
          <table:table-cell table:style-name="ce31" office:value-type="float" office:value="32103.29" calcext:value-type="float">
            <text:p>32103.29</text:p>
          </table:table-cell>
          <table:table-cell table:style-name="ce31" office:value-type="float" office:value="32109.48" calcext:value-type="float">
            <text:p>32109.48</text:p>
          </table:table-cell>
          <table:table-cell table:style-name="ce31" office:value-type="float" office:value="32114.72" calcext:value-type="float">
            <text:p>32114.72</text:p>
          </table:table-cell>
          <table:table-cell table:style-name="Default" office:value-type="float" office:value="32109.39" calcext:value-type="float">
            <text:p>32109.39</text:p>
          </table:table-cell>
          <table:table-cell table:style-name="Default" office:value-type="float" office:value="32113.64" calcext:value-type="float">
            <text:p>32113.64</text:p>
          </table:table-cell>
          <table:table-cell table:style-name="Default" office:value-type="float" office:value="32092.95" calcext:value-type="float">
            <text:p>32092.95</text:p>
          </table:table-cell>
          <table:table-cell table:style-name="Default" office:value-type="float" office:value="32118.31" calcext:value-type="float">
            <text:p>32118.31</text:p>
          </table:table-cell>
          <table:table-cell table:style-name="ce22"/>
          <table:table-cell table:style-name="ce22" table:formula="of:=AVERAGE([.C16:.K16])" office:value-type="float" office:value="32108.6733333333" calcext:value-type="float">
            <text:p>32109</text:p>
          </table:table-cell>
          <table:table-cell table:style-name="ce22" table:formula="of:=MIN([.C16:.K16])" office:value-type="float" office:value="32092.95" calcext:value-type="float">
            <text:p>32093</text:p>
          </table:table-cell>
          <table:table-cell table:style-name="ce22" table:formula="of:=MAX([.C16:.K16])" office:value-type="float" office:value="32118.31" calcext:value-type="float">
            <text:p>32118</text:p>
          </table:table-cell>
          <table:table-cell table:style-name="ce22" table:formula="of:=[.O16]-[.N16]" office:value-type="float" office:value="25.3600000000006" calcext:value-type="float">
            <text:p>25</text:p>
          </table:table-cell>
          <table:table-cell table:style-name="ce22" table:formula="of:=[.M16]-[.B16]" office:value-type="float" office:value="-19.4596666666657" calcext:value-type="float">
            <text:p>-19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4_DX</text:p>
          </table:table-cell>
          <table:table-cell table:style-name="ce34" office:value-type="float" office:value="26610.0964285714" calcext:value-type="float">
            <text:p>26610</text:p>
          </table:table-cell>
          <table:table-cell table:style-name="ce31" office:value-type="float" office:value="26604.03" calcext:value-type="float">
            <text:p>26604.03</text:p>
          </table:table-cell>
          <table:table-cell table:style-name="ce31" office:value-type="float" office:value="26609.69" calcext:value-type="float">
            <text:p>26609.69</text:p>
          </table:table-cell>
          <table:table-cell table:style-name="ce31" office:value-type="float" office:value="26613.57" calcext:value-type="float">
            <text:p>26613.57</text:p>
          </table:table-cell>
          <table:table-cell table:style-name="ce31" office:value-type="float" office:value="26608.03" calcext:value-type="float">
            <text:p>26608.03</text:p>
          </table:table-cell>
          <table:table-cell table:style-name="ce31" office:value-type="float" office:value="26603.31" calcext:value-type="float">
            <text:p>26603.31</text:p>
          </table:table-cell>
          <table:table-cell table:style-name="Default" office:value-type="float" office:value="26602.65" calcext:value-type="float">
            <text:p>26602.65</text:p>
          </table:table-cell>
          <table:table-cell table:style-name="Default" office:value-type="float" office:value="26596.08" calcext:value-type="float">
            <text:p>26596.08</text:p>
          </table:table-cell>
          <table:table-cell table:style-name="Default" office:value-type="float" office:value="26611" calcext:value-type="float">
            <text:p>26611</text:p>
          </table:table-cell>
          <table:table-cell table:style-name="Default" office:value-type="float" office:value="26592.04" calcext:value-type="float">
            <text:p>26592.04</text:p>
          </table:table-cell>
          <table:table-cell table:style-name="ce22"/>
          <table:table-cell table:style-name="ce22" table:formula="of:=AVERAGE([.C17:.K17])" office:value-type="float" office:value="26604.4888888889" calcext:value-type="float">
            <text:p>26604</text:p>
          </table:table-cell>
          <table:table-cell table:style-name="ce22" table:formula="of:=MIN([.C17:.K17])" office:value-type="float" office:value="26592.04" calcext:value-type="float">
            <text:p>26592</text:p>
          </table:table-cell>
          <table:table-cell table:style-name="ce22" table:formula="of:=MAX([.C17:.K17])" office:value-type="float" office:value="26613.57" calcext:value-type="float">
            <text:p>26614</text:p>
          </table:table-cell>
          <table:table-cell table:style-name="ce22" table:formula="of:=[.O17]-[.N17]" office:value-type="float" office:value="21.5299999999988" calcext:value-type="float">
            <text:p>22</text:p>
          </table:table-cell>
          <table:table-cell table:style-name="ce22" table:formula="of:=[.M17]-[.B17]" office:value-type="float" office:value="-5.60753968253266" calcext:value-type="float">
            <text:p>-6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3_SX</text:p>
          </table:table-cell>
          <table:table-cell table:style-name="ce34" office:value-type="float" office:value="70347.2662857143" calcext:value-type="float">
            <text:p>70347</text:p>
          </table:table-cell>
          <table:table-cell table:style-name="ce31" office:value-type="float" office:value="70319.37" calcext:value-type="float">
            <text:p>70319.37</text:p>
          </table:table-cell>
          <table:table-cell table:style-name="ce31" office:value-type="float" office:value="70321.25" calcext:value-type="float">
            <text:p>70321.25</text:p>
          </table:table-cell>
          <table:table-cell table:style-name="ce31" office:value-type="float" office:value="70318.7" calcext:value-type="float">
            <text:p>70318.7</text:p>
          </table:table-cell>
          <table:table-cell table:style-name="ce31" office:value-type="float" office:value="70328.41" calcext:value-type="float">
            <text:p>70328.41</text:p>
          </table:table-cell>
          <table:table-cell table:style-name="ce31" office:value-type="float" office:value="70327.11" calcext:value-type="float">
            <text:p>70327.11</text:p>
          </table:table-cell>
          <table:table-cell table:style-name="Default" office:value-type="float" office:value="70322.94" calcext:value-type="float">
            <text:p>70322.94</text:p>
          </table:table-cell>
          <table:table-cell table:style-name="Default" office:value-type="float" office:value="70321.49" calcext:value-type="float">
            <text:p>70321.49</text:p>
          </table:table-cell>
          <table:table-cell table:style-name="Default" office:value-type="float" office:value="70307.02" calcext:value-type="float">
            <text:p>70307.02</text:p>
          </table:table-cell>
          <table:table-cell table:style-name="Default" office:value-type="float" office:value="70323.96" calcext:value-type="float">
            <text:p>70323.96</text:p>
          </table:table-cell>
          <table:table-cell table:style-name="ce22"/>
          <table:table-cell table:style-name="ce22" table:formula="of:=AVERAGE([.C18:.K18])" office:value-type="float" office:value="70321.1388888889" calcext:value-type="float">
            <text:p>70321</text:p>
          </table:table-cell>
          <table:table-cell table:style-name="ce22" table:formula="of:=MIN([.C18:.K18])" office:value-type="float" office:value="70307.02" calcext:value-type="float">
            <text:p>70307</text:p>
          </table:table-cell>
          <table:table-cell table:style-name="ce22" table:formula="of:=MAX([.C18:.K18])" office:value-type="float" office:value="70328.41" calcext:value-type="float">
            <text:p>70328</text:p>
          </table:table-cell>
          <table:table-cell table:style-name="ce22" table:formula="of:=[.O18]-[.N18]" office:value-type="float" office:value="21.3899999999994" calcext:value-type="float">
            <text:p>21</text:p>
          </table:table-cell>
          <table:table-cell table:style-name="ce22" table:formula="of:=[.M18]-[.B18]" office:value-type="float" office:value="-26.12739682541" calcext:value-type="float">
            <text:p>-26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3_DX</text:p>
          </table:table-cell>
          <table:table-cell table:style-name="ce34" office:value-type="float" office:value="86478.6477142857" calcext:value-type="float">
            <text:p>86479</text:p>
          </table:table-cell>
          <table:table-cell table:style-name="ce31" office:value-type="float" office:value="86476.02" calcext:value-type="float">
            <text:p>86476.02</text:p>
          </table:table-cell>
          <table:table-cell table:style-name="ce31" office:value-type="float" office:value="86479.46" calcext:value-type="float">
            <text:p>86479.46</text:p>
          </table:table-cell>
          <table:table-cell table:style-name="ce31" office:value-type="float" office:value="86480.24" calcext:value-type="float">
            <text:p>86480.24</text:p>
          </table:table-cell>
          <table:table-cell table:style-name="ce31" office:value-type="float" office:value="86477.76" calcext:value-type="float">
            <text:p>86477.76</text:p>
          </table:table-cell>
          <table:table-cell table:style-name="ce31" office:value-type="float" office:value="86476.55" calcext:value-type="float">
            <text:p>86476.55</text:p>
          </table:table-cell>
          <table:table-cell table:style-name="Default" office:value-type="float" office:value="86478.44" calcext:value-type="float">
            <text:p>86478.44</text:p>
          </table:table-cell>
          <table:table-cell table:style-name="Default" office:value-type="float" office:value="86472.35" calcext:value-type="float">
            <text:p>86472.35</text:p>
          </table:table-cell>
          <table:table-cell table:style-name="Default" office:value-type="float" office:value="86480.84" calcext:value-type="float">
            <text:p>86480.84</text:p>
          </table:table-cell>
          <table:table-cell table:style-name="Default" office:value-type="float" office:value="86471.54" calcext:value-type="float">
            <text:p>86471.54</text:p>
          </table:table-cell>
          <table:table-cell table:style-name="ce22"/>
          <table:table-cell table:style-name="ce22" table:formula="of:=AVERAGE([.C19:.K19])" office:value-type="float" office:value="86477.0222222222" calcext:value-type="float">
            <text:p>86477</text:p>
          </table:table-cell>
          <table:table-cell table:style-name="ce22" table:formula="of:=MIN([.C19:.K19])" office:value-type="float" office:value="86471.54" calcext:value-type="float">
            <text:p>86472</text:p>
          </table:table-cell>
          <table:table-cell table:style-name="ce22" table:formula="of:=MAX([.C19:.K19])" office:value-type="float" office:value="86480.84" calcext:value-type="float">
            <text:p>86481</text:p>
          </table:table-cell>
          <table:table-cell table:style-name="ce22" table:formula="of:=[.O19]-[.N19]" office:value-type="float" office:value="9.30000000000291" calcext:value-type="float">
            <text:p>9</text:p>
          </table:table-cell>
          <table:table-cell table:style-name="ce22" table:formula="of:=[.M19]-[.B19]" office:value-type="float" office:value="-1.62549206348194" calcext:value-type="float">
            <text:p>-2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2_SX</text:p>
          </table:table-cell>
          <table:table-cell table:style-name="ce34" office:value-type="float" office:value="49868.2601428571" calcext:value-type="float">
            <text:p>49868</text:p>
          </table:table-cell>
          <table:table-cell table:style-name="ce31" office:value-type="float" office:value="49862.51" calcext:value-type="float">
            <text:p>49862.51</text:p>
          </table:table-cell>
          <table:table-cell table:style-name="ce31" office:value-type="float" office:value="49853.42" calcext:value-type="float">
            <text:p>49853.42</text:p>
          </table:table-cell>
          <table:table-cell table:style-name="ce31" office:value-type="float" office:value="49859.2" calcext:value-type="float">
            <text:p>49859.2</text:p>
          </table:table-cell>
          <table:table-cell table:style-name="ce31" office:value-type="float" office:value="49867.14" calcext:value-type="float">
            <text:p>49867.14</text:p>
          </table:table-cell>
          <table:table-cell table:style-name="ce31" office:value-type="float" office:value="49867.03" calcext:value-type="float">
            <text:p>49867.03</text:p>
          </table:table-cell>
          <table:table-cell table:style-name="Default" office:value-type="float" office:value="49857.38" calcext:value-type="float">
            <text:p>49857.38</text:p>
          </table:table-cell>
          <table:table-cell table:style-name="Default" office:value-type="float" office:value="49854.02" calcext:value-type="float">
            <text:p>49854.02</text:p>
          </table:table-cell>
          <table:table-cell table:style-name="Default" office:value-type="float" office:value="49853.22" calcext:value-type="float">
            <text:p>49853.22</text:p>
          </table:table-cell>
          <table:table-cell table:style-name="Default" office:value-type="float" office:value="49858.77" calcext:value-type="float">
            <text:p>49858.77</text:p>
          </table:table-cell>
          <table:table-cell table:style-name="ce22"/>
          <table:table-cell table:style-name="ce22" table:formula="of:=AVERAGE([.C20:.K20])" office:value-type="float" office:value="49859.1877777778" calcext:value-type="float">
            <text:p>49859</text:p>
          </table:table-cell>
          <table:table-cell table:style-name="ce22" table:formula="of:=MIN([.C20:.K20])" office:value-type="float" office:value="49853.22" calcext:value-type="float">
            <text:p>49853</text:p>
          </table:table-cell>
          <table:table-cell table:style-name="ce22" table:formula="of:=MAX([.C20:.K20])" office:value-type="float" office:value="49867.14" calcext:value-type="float">
            <text:p>49867</text:p>
          </table:table-cell>
          <table:table-cell table:style-name="ce22" table:formula="of:=[.O20]-[.N20]" office:value-type="float" office:value="13.9199999999983" calcext:value-type="float">
            <text:p>14</text:p>
          </table:table-cell>
          <table:table-cell table:style-name="ce22" table:formula="of:=[.M20]-[.B20]" office:value-type="float" office:value="-9.07236507935886" calcext:value-type="float">
            <text:p>-9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2_DX</text:p>
          </table:table-cell>
          <table:table-cell table:style-name="ce34" office:value-type="float" office:value="47151.9444285714" calcext:value-type="float">
            <text:p>47152</text:p>
          </table:table-cell>
          <table:table-cell table:style-name="ce31" office:value-type="float" office:value="47148.53" calcext:value-type="float">
            <text:p>47148.53</text:p>
          </table:table-cell>
          <table:table-cell table:style-name="ce31" office:value-type="float" office:value="47154.98" calcext:value-type="float">
            <text:p>47154.98</text:p>
          </table:table-cell>
          <table:table-cell table:style-name="ce31" office:value-type="float" office:value="47151.17" calcext:value-type="float">
            <text:p>47151.17</text:p>
          </table:table-cell>
          <table:table-cell table:style-name="ce31" office:value-type="float" office:value="47153.45" calcext:value-type="float">
            <text:p>47153.45</text:p>
          </table:table-cell>
          <table:table-cell table:style-name="ce31" office:value-type="float" office:value="47155.41" calcext:value-type="float">
            <text:p>47155.41</text:p>
          </table:table-cell>
          <table:table-cell table:style-name="Default" office:value-type="float" office:value="47157.81" calcext:value-type="float">
            <text:p>47157.81</text:p>
          </table:table-cell>
          <table:table-cell table:style-name="Default" office:value-type="float" office:value="47152.51" calcext:value-type="float">
            <text:p>47152.51</text:p>
          </table:table-cell>
          <table:table-cell table:style-name="Default" office:value-type="float" office:value="47150.68" calcext:value-type="float">
            <text:p>47150.68</text:p>
          </table:table-cell>
          <table:table-cell table:style-name="Default" office:value-type="float" office:value="47152.18" calcext:value-type="float">
            <text:p>47152.18</text:p>
          </table:table-cell>
          <table:table-cell table:style-name="ce22"/>
          <table:table-cell table:style-name="ce22" table:formula="of:=AVERAGE([.C21:.K21])" office:value-type="float" office:value="47152.9688888889" calcext:value-type="float">
            <text:p>47153</text:p>
          </table:table-cell>
          <table:table-cell table:style-name="ce22" table:formula="of:=MIN([.C21:.K21])" office:value-type="float" office:value="47148.53" calcext:value-type="float">
            <text:p>47149</text:p>
          </table:table-cell>
          <table:table-cell table:style-name="ce22" table:formula="of:=MAX([.C21:.K21])" office:value-type="float" office:value="47157.81" calcext:value-type="float">
            <text:p>47158</text:p>
          </table:table-cell>
          <table:table-cell table:style-name="ce22" table:formula="of:=[.O21]-[.N21]" office:value-type="float" office:value="9.27999999999884" calcext:value-type="float">
            <text:p>9</text:p>
          </table:table-cell>
          <table:table-cell table:style-name="ce22" table:formula="of:=[.M21]-[.B21]" office:value-type="float" office:value="1.02446031745785" calcext:value-type="float">
            <text:p>1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1_SX</text:p>
          </table:table-cell>
          <table:table-cell table:style-name="ce34" office:value-type="float" office:value="31323.5205714286" calcext:value-type="float">
            <text:p>31324</text:p>
          </table:table-cell>
          <table:table-cell table:style-name="ce31" office:value-type="float" office:value="31298.91" calcext:value-type="float">
            <text:p>31298.91</text:p>
          </table:table-cell>
          <table:table-cell table:style-name="ce31" office:value-type="float" office:value="31296.41" calcext:value-type="float">
            <text:p>31296.41</text:p>
          </table:table-cell>
          <table:table-cell table:style-name="ce31" office:value-type="float" office:value="31298.69" calcext:value-type="float">
            <text:p>31298.69</text:p>
          </table:table-cell>
          <table:table-cell table:style-name="ce31" office:value-type="float" office:value="31304.31" calcext:value-type="float">
            <text:p>31304.31</text:p>
          </table:table-cell>
          <table:table-cell table:style-name="ce31" office:value-type="float" office:value="31305.31" calcext:value-type="float">
            <text:p>31305.31</text:p>
          </table:table-cell>
          <table:table-cell table:style-name="Default" office:value-type="float" office:value="31289.29" calcext:value-type="float">
            <text:p>31289.29</text:p>
          </table:table-cell>
          <table:table-cell table:style-name="Default" office:value-type="float" office:value="31296.89" calcext:value-type="float">
            <text:p>31296.89</text:p>
          </table:table-cell>
          <table:table-cell table:style-name="Default" office:value-type="float" office:value="31294.26" calcext:value-type="float">
            <text:p>31294.26</text:p>
          </table:table-cell>
          <table:table-cell table:style-name="Default" office:value-type="float" office:value="31302.27" calcext:value-type="float">
            <text:p>31302.27</text:p>
          </table:table-cell>
          <table:table-cell table:style-name="ce22"/>
          <table:table-cell table:style-name="ce22" table:formula="of:=AVERAGE([.C22:.K22])" office:value-type="float" office:value="31298.4822222222" calcext:value-type="float">
            <text:p>31298</text:p>
          </table:table-cell>
          <table:table-cell table:style-name="ce22" table:formula="of:=MIN([.C22:.K22])" office:value-type="float" office:value="31289.29" calcext:value-type="float">
            <text:p>31289</text:p>
          </table:table-cell>
          <table:table-cell table:style-name="ce22" table:formula="of:=MAX([.C22:.K22])" office:value-type="float" office:value="31305.31" calcext:value-type="float">
            <text:p>31305</text:p>
          </table:table-cell>
          <table:table-cell table:style-name="ce22" table:formula="of:=[.O22]-[.N22]" office:value-type="float" office:value="16.0200000000004" calcext:value-type="float">
            <text:p>16</text:p>
          </table:table-cell>
          <table:table-cell table:style-name="ce22" table:formula="of:=[.M22]-[.B22]" office:value-type="float" office:value="-25.0383492063484" calcext:value-type="float">
            <text:p>-25</text:p>
          </table:table-cell>
          <table:table-cell table:number-columns-repeated="1002"/>
        </table:table-row>
        <table:table-row table:style-name="ro4">
          <table:table-cell table:style-name="ce25" office:value-type="string" calcext:value-type="string">
            <text:p>PCB1_DX</text:p>
          </table:table-cell>
          <table:table-cell table:style-name="ce34" office:value-type="float" office:value="31803.9274285714" calcext:value-type="float">
            <text:p>31804</text:p>
          </table:table-cell>
          <table:table-cell table:style-name="ce31" office:value-type="float" office:value="31809.94" calcext:value-type="float">
            <text:p>31809.94</text:p>
          </table:table-cell>
          <table:table-cell table:style-name="ce31" office:value-type="float" office:value="31812.3" calcext:value-type="float">
            <text:p>31812.3</text:p>
          </table:table-cell>
          <table:table-cell table:style-name="ce31" office:value-type="float" office:value="31810.09" calcext:value-type="float">
            <text:p>31810.09</text:p>
          </table:table-cell>
          <table:table-cell table:style-name="ce31" office:value-type="float" office:value="31808.83" calcext:value-type="float">
            <text:p>31808.83</text:p>
          </table:table-cell>
          <table:table-cell table:style-name="ce31" office:value-type="float" office:value="31809.15" calcext:value-type="float">
            <text:p>31809.15</text:p>
          </table:table-cell>
          <table:table-cell table:style-name="Default" office:value-type="float" office:value="31810.98" calcext:value-type="float">
            <text:p>31810.98</text:p>
          </table:table-cell>
          <table:table-cell table:style-name="Default" office:value-type="float" office:value="31811.92" calcext:value-type="float">
            <text:p>31811.92</text:p>
          </table:table-cell>
          <table:table-cell table:style-name="Default" office:value-type="float" office:value="31811.04" calcext:value-type="float">
            <text:p>31811.04</text:p>
          </table:table-cell>
          <table:table-cell table:style-name="Default" office:value-type="float" office:value="31811.83" calcext:value-type="float">
            <text:p>31811.83</text:p>
          </table:table-cell>
          <table:table-cell table:style-name="ce22"/>
          <table:table-cell table:style-name="ce22" table:formula="of:=AVERAGE([.C23:.K23])" office:value-type="float" office:value="31810.6755555556" calcext:value-type="float">
            <text:p>31811</text:p>
          </table:table-cell>
          <table:table-cell table:style-name="ce22" table:formula="of:=MIN([.C23:.K23])" office:value-type="float" office:value="31808.83" calcext:value-type="float">
            <text:p>31809</text:p>
          </table:table-cell>
          <table:table-cell table:style-name="ce22" table:formula="of:=MAX([.C23:.K23])" office:value-type="float" office:value="31812.3" calcext:value-type="float">
            <text:p>31812</text:p>
          </table:table-cell>
          <table:table-cell table:style-name="ce22" table:formula="of:=[.O23]-[.N23]" office:value-type="float" office:value="3.46999999999753" calcext:value-type="float">
            <text:p>3</text:p>
          </table:table-cell>
          <table:table-cell table:style-name="ce22" table:formula="of:=[.M23]-[.B23]" office:value-type="float" office:value="6.74812698413007" calcext:value-type="float">
            <text:p>7</text:p>
          </table:table-cell>
          <table:table-cell table:number-columns-repeated="1002"/>
        </table:table-row>
        <table:table-row table:style-name="ro4" table:number-rows-repeated="2">
          <table:table-cell table:number-columns-repeated="2"/>
          <table:table-cell table:style-name="Default" table:number-columns-repeated="9"/>
          <table:table-cell table:number-columns-repeated="1008"/>
        </table:table-row>
        <table:table-row table:style-name="ro4">
          <table:table-cell office:value-type="string" calcext:value-type="string">
            <text:p>diff wrt mean</text:p>
          </table:table-cell>
          <table:table-cell office:value-type="string" calcext:value-type="string">
            <text:p>x</text:p>
          </table:table-cell>
          <table:table-cell table:formula="of:=[.C2]-[.$M2]" office:value-type="float" office:value="8.3188888888908" calcext:value-type="float">
            <text:p>8</text:p>
          </table:table-cell>
          <table:table-cell table:formula="of:=[.D2]-[.$M2]" office:value-type="float" office:value="11.6188888888864" calcext:value-type="float">
            <text:p>12</text:p>
          </table:table-cell>
          <table:table-cell table:formula="of:=[.E2]-[.$M2]" office:value-type="float" office:value="10.478888888887" calcext:value-type="float">
            <text:p>10</text:p>
          </table:table-cell>
          <table:table-cell table:formula="of:=[.F2]-[.$M2]" office:value-type="float" office:value="-0.771111111112987" calcext:value-type="float">
            <text:p>-1</text:p>
          </table:table-cell>
          <table:table-cell table:formula="of:=[.G2]-[.$M2]" office:value-type="float" office:value="0.148888888892543" calcext:value-type="float">
            <text:p>0</text:p>
          </table:table-cell>
          <table:table-cell table:formula="of:=[.H2]-[.$M2]" office:value-type="float" office:value="-11.5811111111107" calcext:value-type="float">
            <text:p>-12</text:p>
          </table:table-cell>
          <table:table-cell table:formula="of:=[.I2]-[.$M2]" office:value-type="float" office:value="-6.19111111111124" calcext:value-type="float">
            <text:p>-6</text:p>
          </table:table-cell>
          <table:table-cell table:formula="of:=[.J2]-[.$M2]" office:value-type="float" office:value="-1.6611111111124" calcext:value-type="float">
            <text:p>-2</text:p>
          </table:table-cell>
          <table:table-cell table:formula="of:=[.K2]-[.$M2]" office:value-type="float" office:value="-10.3611111111095" calcext:value-type="float">
            <text:p>-1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3]-[.$M3]" office:value-type="float" office:value="-12.5277777777665" calcext:value-type="float">
            <text:p>-13</text:p>
          </table:table-cell>
          <table:table-cell table:formula="of:=[.D3]-[.$M3]" office:value-type="float" office:value="-7.23777777775831" calcext:value-type="float">
            <text:p>-7</text:p>
          </table:table-cell>
          <table:table-cell table:formula="of:=[.E3]-[.$M3]" office:value-type="float" office:value="-2.73777777775831" calcext:value-type="float">
            <text:p>-3</text:p>
          </table:table-cell>
          <table:table-cell table:formula="of:=[.F3]-[.$M3]" office:value-type="float" office:value="5.72222222223354" calcext:value-type="float">
            <text:p>6</text:p>
          </table:table-cell>
          <table:table-cell table:formula="of:=[.G3]-[.$M3]" office:value-type="float" office:value="-1.56777777776006" calcext:value-type="float">
            <text:p>-2</text:p>
          </table:table-cell>
          <table:table-cell table:formula="of:=[.H3]-[.$M3]" office:value-type="float" office:value="7.56222222223005" calcext:value-type="float">
            <text:p>8</text:p>
          </table:table-cell>
          <table:table-cell table:formula="of:=[.I3]-[.$M3]" office:value-type="float" office:value="4.72222222223354" calcext:value-type="float">
            <text:p>5</text:p>
          </table:table-cell>
          <table:table-cell table:formula="of:=[.J3]-[.$M3]" office:value-type="float" office:value="6.24222222223762" calcext:value-type="float">
            <text:p>6</text:p>
          </table:table-cell>
          <table:table-cell table:formula="of:=[.K3]-[.$M3]" office:value-type="float" office:value="-0.177777777760639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4]-[.$M4]" office:value-type="float" office:value="8.62222222222772" calcext:value-type="float">
            <text:p>9</text:p>
          </table:table-cell>
          <table:table-cell table:formula="of:=[.D4]-[.$M4]" office:value-type="float" office:value="9.83222222222685" calcext:value-type="float">
            <text:p>10</text:p>
          </table:table-cell>
          <table:table-cell table:formula="of:=[.E4]-[.$M4]" office:value-type="float" office:value="8.32222222222481" calcext:value-type="float">
            <text:p>8</text:p>
          </table:table-cell>
          <table:table-cell table:formula="of:=[.F4]-[.$M4]" office:value-type="float" office:value="-3.05777777777257" calcext:value-type="float">
            <text:p>-3</text:p>
          </table:table-cell>
          <table:table-cell table:formula="of:=[.G4]-[.$M4]" office:value-type="float" office:value="-1.27777777777374" calcext:value-type="float">
            <text:p>-1</text:p>
          </table:table-cell>
          <table:table-cell table:formula="of:=[.H4]-[.$M4]" office:value-type="float" office:value="-7.85777777777548" calcext:value-type="float">
            <text:p>-8</text:p>
          </table:table-cell>
          <table:table-cell table:formula="of:=[.I4]-[.$M4]" office:value-type="float" office:value="-7.22777777777083" calcext:value-type="float">
            <text:p>-7</text:p>
          </table:table-cell>
          <table:table-cell table:formula="of:=[.J4]-[.$M4]" office:value-type="float" office:value="0.42222222223063" calcext:value-type="float">
            <text:p>0</text:p>
          </table:table-cell>
          <table:table-cell table:formula="of:=[.K4]-[.$M4]" office:value-type="float" office:value="-7.77777777777374" calcext:value-type="float">
            <text:p>-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5]-[.$M5]" office:value-type="float" office:value="-10.3500000000022" calcext:value-type="float">
            <text:p>-10</text:p>
          </table:table-cell>
          <table:table-cell table:formula="of:=[.D5]-[.$M5]" office:value-type="float" office:value="-7.07000000000335" calcext:value-type="float">
            <text:p>-7</text:p>
          </table:table-cell>
          <table:table-cell table:formula="of:=[.E5]-[.$M5]" office:value-type="float" office:value="-1.9900000000016" calcext:value-type="float">
            <text:p>-2</text:p>
          </table:table-cell>
          <table:table-cell table:formula="of:=[.F5]-[.$M5]" office:value-type="float" office:value="5.41999999999825" calcext:value-type="float">
            <text:p>5</text:p>
          </table:table-cell>
          <table:table-cell table:formula="of:=[.G5]-[.$M5]" office:value-type="float" office:value="-0.330000000001746" calcext:value-type="float">
            <text:p>0</text:p>
          </table:table-cell>
          <table:table-cell table:formula="of:=[.H5]-[.$M5]" office:value-type="float" office:value="5.64999999999782" calcext:value-type="float">
            <text:p>6</text:p>
          </table:table-cell>
          <table:table-cell table:formula="of:=[.I5]-[.$M5]" office:value-type="float" office:value="2.96999999999753" calcext:value-type="float">
            <text:p>3</text:p>
          </table:table-cell>
          <table:table-cell table:formula="of:=[.J5]-[.$M5]" office:value-type="float" office:value="4.82999999999811" calcext:value-type="float">
            <text:p>5</text:p>
          </table:table-cell>
          <table:table-cell table:formula="of:=[.K5]-[.$M5]" office:value-type="float" office:value="0.869999999998981" calcext:value-type="float">
            <text:p>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6]-[.$M6]" office:value-type="float" office:value="8.53888888888832" calcext:value-type="float">
            <text:p>9</text:p>
          </table:table-cell>
          <table:table-cell table:formula="of:=[.D6]-[.$M6]" office:value-type="float" office:value="9.37888888888847" calcext:value-type="float">
            <text:p>9</text:p>
          </table:table-cell>
          <table:table-cell table:formula="of:=[.E6]-[.$M6]" office:value-type="float" office:value="8.8288888888892" calcext:value-type="float">
            <text:p>9</text:p>
          </table:table-cell>
          <table:table-cell table:formula="of:=[.F6]-[.$M6]" office:value-type="float" office:value="-7.77111111111299" calcext:value-type="float">
            <text:p>-8</text:p>
          </table:table-cell>
          <table:table-cell table:formula="of:=[.G6]-[.$M6]" office:value-type="float" office:value="-4.21111111111168" calcext:value-type="float">
            <text:p>-4</text:p>
          </table:table-cell>
          <table:table-cell table:formula="of:=[.H6]-[.$M6]" office:value-type="float" office:value="-5.07111111111226" calcext:value-type="float">
            <text:p>-5</text:p>
          </table:table-cell>
          <table:table-cell table:formula="of:=[.I6]-[.$M6]" office:value-type="float" office:value="-5.8511111111111" calcext:value-type="float">
            <text:p>-6</text:p>
          </table:table-cell>
          <table:table-cell table:formula="of:=[.J6]-[.$M6]" office:value-type="float" office:value="1.74888888888745" calcext:value-type="float">
            <text:p>2</text:p>
          </table:table-cell>
          <table:table-cell table:formula="of:=[.K6]-[.$M6]" office:value-type="float" office:value="-5.5911111111127" calcext:value-type="float">
            <text:p>-6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7]-[.$M7]" office:value-type="float" office:value="-9.02777777777737" calcext:value-type="float">
            <text:p>-9</text:p>
          </table:table-cell>
          <table:table-cell table:formula="of:=[.D7]-[.$M7]" office:value-type="float" office:value="-4.90777777777657" calcext:value-type="float">
            <text:p>-5</text:p>
          </table:table-cell>
          <table:table-cell table:formula="of:=[.E7]-[.$M7]" office:value-type="float" office:value="-1.41777777777679" calcext:value-type="float">
            <text:p>-1</text:p>
          </table:table-cell>
          <table:table-cell table:formula="of:=[.F7]-[.$M7]" office:value-type="float" office:value="5.38222222222248" calcext:value-type="float">
            <text:p>5</text:p>
          </table:table-cell>
          <table:table-cell table:formula="of:=[.G7]-[.$M7]" office:value-type="float" office:value="0.772222222223718" calcext:value-type="float">
            <text:p>1</text:p>
          </table:table-cell>
          <table:table-cell table:formula="of:=[.H7]-[.$M7]" office:value-type="float" office:value="4.67222222222335" calcext:value-type="float">
            <text:p>5</text:p>
          </table:table-cell>
          <table:table-cell table:formula="of:=[.I7]-[.$M7]" office:value-type="float" office:value="1.6422222222227" calcext:value-type="float">
            <text:p>2</text:p>
          </table:table-cell>
          <table:table-cell table:formula="of:=[.J7]-[.$M7]" office:value-type="float" office:value="2.38222222222248" calcext:value-type="float">
            <text:p>2</text:p>
          </table:table-cell>
          <table:table-cell table:formula="of:=[.K7]-[.$M7]" office:value-type="float" office:value="0.502222222223281" calcext:value-type="float">
            <text:p>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8]-[.$M8]" office:value-type="float" office:value="5.22000000000116" calcext:value-type="float">
            <text:p>5</text:p>
          </table:table-cell>
          <table:table-cell table:formula="of:=[.D8]-[.$M8]" office:value-type="float" office:value="7.79000000000451" calcext:value-type="float">
            <text:p>8</text:p>
          </table:table-cell>
          <table:table-cell table:formula="of:=[.E8]-[.$M8]" office:value-type="float" office:value="4.60000000000218" calcext:value-type="float">
            <text:p>5</text:p>
          </table:table-cell>
          <table:table-cell table:formula="of:=[.F8]-[.$M8]" office:value-type="float" office:value="-5.74999999999636" calcext:value-type="float">
            <text:p>-6</text:p>
          </table:table-cell>
          <table:table-cell table:formula="of:=[.G8]-[.$M8]" office:value-type="float" office:value="-3.31999999999607" calcext:value-type="float">
            <text:p>-3</text:p>
          </table:table-cell>
          <table:table-cell table:formula="of:=[.H8]-[.$M8]" office:value-type="float" office:value="-3.90999999999622" calcext:value-type="float">
            <text:p>-4</text:p>
          </table:table-cell>
          <table:table-cell table:formula="of:=[.I8]-[.$M8]" office:value-type="float" office:value="-2.39999999999782" calcext:value-type="float">
            <text:p>-2</text:p>
          </table:table-cell>
          <table:table-cell table:formula="of:=[.J8]-[.$M8]" office:value-type="float" office:value="0.890000000003056" calcext:value-type="float">
            <text:p>1</text:p>
          </table:table-cell>
          <table:table-cell table:formula="of:=[.K8]-[.$M8]" office:value-type="float" office:value="-3.11999999999898" calcext:value-type="float">
            <text:p>-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9]-[.$M9]" office:value-type="float" office:value="-7.8700000000099" calcext:value-type="float">
            <text:p>-8</text:p>
          </table:table-cell>
          <table:table-cell table:formula="of:=[.D9]-[.$M9]" office:value-type="float" office:value="-3.65000000000873" calcext:value-type="float">
            <text:p>-4</text:p>
          </table:table-cell>
          <table:table-cell table:formula="of:=[.E9]-[.$M9]" office:value-type="float" office:value="-1.18000000000757" calcext:value-type="float">
            <text:p>-1</text:p>
          </table:table-cell>
          <table:table-cell table:formula="of:=[.F9]-[.$M9]" office:value-type="float" office:value="6.38999999999942" calcext:value-type="float">
            <text:p>6</text:p>
          </table:table-cell>
          <table:table-cell table:formula="of:=[.G9]-[.$M9]" office:value-type="float" office:value="2.69999999999709" calcext:value-type="float">
            <text:p>3</text:p>
          </table:table-cell>
          <table:table-cell table:formula="of:=[.H9]-[.$M9]" office:value-type="float" office:value="2.7899999999936" calcext:value-type="float">
            <text:p>3</text:p>
          </table:table-cell>
          <table:table-cell table:formula="of:=[.I9]-[.$M9]" office:value-type="float" office:value="0.169999999998254" calcext:value-type="float">
            <text:p>0</text:p>
          </table:table-cell>
          <table:table-cell table:formula="of:=[.J9]-[.$M9]" office:value-type="float" office:value="-0.0800000000017462" calcext:value-type="float">
            <text:p>0</text:p>
          </table:table-cell>
          <table:table-cell table:formula="of:=[.K9]-[.$M9]" office:value-type="float" office:value="0.729999999995925" calcext:value-type="float">
            <text:p>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0]-[.$M10]" office:value-type="float" office:value="5.42999999999302" calcext:value-type="float">
            <text:p>5</text:p>
          </table:table-cell>
          <table:table-cell table:formula="of:=[.D10]-[.$M10]" office:value-type="float" office:value="-1" calcext:value-type="float">
            <text:p>-1</text:p>
          </table:table-cell>
          <table:table-cell table:formula="of:=[.E10]-[.$M10]" office:value-type="float" office:value="-0.30000000000291" calcext:value-type="float">
            <text:p>0</text:p>
          </table:table-cell>
          <table:table-cell table:formula="of:=[.F10]-[.$M10]" office:value-type="float" office:value="-4.02000000000407" calcext:value-type="float">
            <text:p>-4</text:p>
          </table:table-cell>
          <table:table-cell table:formula="of:=[.G10]-[.$M10]" office:value-type="float" office:value="-3.51000000000931" calcext:value-type="float">
            <text:p>-4</text:p>
          </table:table-cell>
          <table:table-cell table:formula="of:=[.H10]-[.$M10]" office:value-type="float" office:value="-0.120000000009895" calcext:value-type="float">
            <text:p>0</text:p>
          </table:table-cell>
          <table:table-cell table:formula="of:=[.I10]-[.$M10]" office:value-type="float" office:value="-0.0500000000029104" calcext:value-type="float">
            <text:p>0</text:p>
          </table:table-cell>
          <table:table-cell table:formula="of:=[.J10]-[.$M10]" office:value-type="float" office:value="3.18999999998778" calcext:value-type="float">
            <text:p>3</text:p>
          </table:table-cell>
          <table:table-cell table:formula="of:=[.K10]-[.$M10]" office:value-type="float" office:value="0.379999999990105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1]-[.$M11]" office:value-type="float" office:value="-7.13444444444576" calcext:value-type="float">
            <text:p>-7</text:p>
          </table:table-cell>
          <table:table-cell table:formula="of:=[.D11]-[.$M11]" office:value-type="float" office:value="3.09555555555562" calcext:value-type="float">
            <text:p>3</text:p>
          </table:table-cell>
          <table:table-cell table:formula="of:=[.E11]-[.$M11]" office:value-type="float" office:value="2.62555555555446" calcext:value-type="float">
            <text:p>3</text:p>
          </table:table-cell>
          <table:table-cell table:formula="of:=[.F11]-[.$M11]" office:value-type="float" office:value="4.49555555555526" calcext:value-type="float">
            <text:p>4</text:p>
          </table:table-cell>
          <table:table-cell table:formula="of:=[.G11]-[.$M11]" office:value-type="float" office:value="1.95555555555438" calcext:value-type="float">
            <text:p>2</text:p>
          </table:table-cell>
          <table:table-cell table:formula="of:=[.H11]-[.$M11]" office:value-type="float" office:value="0.255555555555475" calcext:value-type="float">
            <text:p>0</text:p>
          </table:table-cell>
          <table:table-cell table:formula="of:=[.I11]-[.$M11]" office:value-type="float" office:value="-1.14444444444416" calcext:value-type="float">
            <text:p>-1</text:p>
          </table:table-cell>
          <table:table-cell table:formula="of:=[.J11]-[.$M11]" office:value-type="float" office:value="-1.97444444444591" calcext:value-type="float">
            <text:p>-2</text:p>
          </table:table-cell>
          <table:table-cell table:formula="of:=[.K11]-[.$M11]" office:value-type="float" office:value="-2.17444444444482" calcext:value-type="float">
            <text:p>-2</text:p>
          </table:table-cell>
          <table:table-cell table:number-columns-repeated="1008"/>
        </table:table-row>
        <table:table-row table:style-name="ro4" table:number-rows-repeated="2">
          <table:table-cell table:number-columns-repeated="1019"/>
        </table:table-row>
        <table:table-row table:style-name="ro4">
          <table:table-cell/>
          <table:table-cell office:value-type="string" calcext:value-type="string">
            <text:p>y</text:p>
          </table:table-cell>
          <table:table-cell table:formula="of:=[.C14]-[.$M14]" office:value-type="float" office:value="0.436666666675592" calcext:value-type="float">
            <text:p>0</text:p>
          </table:table-cell>
          <table:table-cell table:formula="of:=[.D14]-[.$M14]" office:value-type="float" office:value="1.23666666667123" calcext:value-type="float">
            <text:p>1</text:p>
          </table:table-cell>
          <table:table-cell table:formula="of:=[.E14]-[.$M14]" office:value-type="float" office:value="-6.90333333332819" calcext:value-type="float">
            <text:p>-7</text:p>
          </table:table-cell>
          <table:table-cell table:formula="of:=[.F14]-[.$M14]" office:value-type="float" office:value="-2.13333333332412" calcext:value-type="float">
            <text:p>-2</text:p>
          </table:table-cell>
          <table:table-cell table:formula="of:=[.G14]-[.$M14]" office:value-type="float" office:value="6.32666666667501" calcext:value-type="float">
            <text:p>6</text:p>
          </table:table-cell>
          <table:table-cell table:formula="of:=[.H14]-[.$M14]" office:value-type="float" office:value="-3.66333333333023" calcext:value-type="float">
            <text:p>-4</text:p>
          </table:table-cell>
          <table:table-cell table:formula="of:=[.I14]-[.$M14]" office:value-type="float" office:value="7.08666666666977" calcext:value-type="float">
            <text:p>7</text:p>
          </table:table-cell>
          <table:table-cell table:formula="of:=[.J14]-[.$M14]" office:value-type="float" office:value="-15.8133333333244" calcext:value-type="float">
            <text:p>-16</text:p>
          </table:table-cell>
          <table:table-cell table:formula="of:=[.K14]-[.$M14]" office:value-type="float" office:value="13.4266666666736" calcext:value-type="float">
            <text:p>1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5]-[.$M15]" office:value-type="float" office:value="-4.89333333333343" calcext:value-type="float">
            <text:p>-5</text:p>
          </table:table-cell>
          <table:table-cell table:formula="of:=[.D15]-[.$M15]" office:value-type="float" office:value="11.8566666666666" calcext:value-type="float">
            <text:p>12</text:p>
          </table:table-cell>
          <table:table-cell table:formula="of:=[.E15]-[.$M15]" office:value-type="float" office:value="14.8866666666654" calcext:value-type="float">
            <text:p>15</text:p>
          </table:table-cell>
          <table:table-cell table:formula="of:=[.F15]-[.$M15]" office:value-type="float" office:value="8.57666666666773" calcext:value-type="float">
            <text:p>9</text:p>
          </table:table-cell>
          <table:table-cell table:formula="of:=[.G15]-[.$M15]" office:value-type="float" office:value="-1.56333333333168" calcext:value-type="float">
            <text:p>-2</text:p>
          </table:table-cell>
          <table:table-cell table:formula="of:=[.H15]-[.$M15]" office:value-type="float" office:value="-4.98333333333358" calcext:value-type="float">
            <text:p>-5</text:p>
          </table:table-cell>
          <table:table-cell table:formula="of:=[.I15]-[.$M15]" office:value-type="float" office:value="-8.84333333333416" calcext:value-type="float">
            <text:p>-9</text:p>
          </table:table-cell>
          <table:table-cell table:formula="of:=[.J15]-[.$M15]" office:value-type="float" office:value="5.62666666666701" calcext:value-type="float">
            <text:p>6</text:p>
          </table:table-cell>
          <table:table-cell table:formula="of:=[.K15]-[.$M15]" office:value-type="float" office:value="-20.6633333333339" calcext:value-type="float">
            <text:p>-2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6]-[.$M16]" office:value-type="float" office:value="-1.18333333333067" calcext:value-type="float">
            <text:p>-1</text:p>
          </table:table-cell>
          <table:table-cell table:formula="of:=[.D16]-[.$M16]" office:value-type="float" office:value="0.116666666668607" calcext:value-type="float">
            <text:p>0</text:p>
          </table:table-cell>
          <table:table-cell table:formula="of:=[.E16]-[.$M16]" office:value-type="float" office:value="-5.38333333333139" calcext:value-type="float">
            <text:p>-5</text:p>
          </table:table-cell>
          <table:table-cell table:formula="of:=[.F16]-[.$M16]" office:value-type="float" office:value="0.806666666667297" calcext:value-type="float">
            <text:p>1</text:p>
          </table:table-cell>
          <table:table-cell table:formula="of:=[.G16]-[.$M16]" office:value-type="float" office:value="6.0466666666689" calcext:value-type="float">
            <text:p>6</text:p>
          </table:table-cell>
          <table:table-cell table:formula="of:=[.H16]-[.$M16]" office:value-type="float" office:value="0.716666666667152" calcext:value-type="float">
            <text:p>1</text:p>
          </table:table-cell>
          <table:table-cell table:formula="of:=[.I16]-[.$M16]" office:value-type="float" office:value="4.96666666666715" calcext:value-type="float">
            <text:p>5</text:p>
          </table:table-cell>
          <table:table-cell table:formula="of:=[.J16]-[.$M16]" office:value-type="float" office:value="-15.7233333333315" calcext:value-type="float">
            <text:p>-16</text:p>
          </table:table-cell>
          <table:table-cell table:formula="of:=[.K16]-[.$M16]" office:value-type="float" office:value="9.63666666666904" calcext:value-type="float">
            <text:p>1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7]-[.$M17]" office:value-type="float" office:value="-0.458888888893853" calcext:value-type="float">
            <text:p>0</text:p>
          </table:table-cell>
          <table:table-cell table:formula="of:=[.D17]-[.$M17]" office:value-type="float" office:value="5.201111111106" calcext:value-type="float">
            <text:p>5</text:p>
          </table:table-cell>
          <table:table-cell table:formula="of:=[.E17]-[.$M17]" office:value-type="float" office:value="9.08111111110702" calcext:value-type="float">
            <text:p>9</text:p>
          </table:table-cell>
          <table:table-cell table:formula="of:=[.F17]-[.$M17]" office:value-type="float" office:value="3.54111111110615" calcext:value-type="float">
            <text:p>4</text:p>
          </table:table-cell>
          <table:table-cell table:formula="of:=[.G17]-[.$M17]" office:value-type="float" office:value="-1.17888888889138" calcext:value-type="float">
            <text:p>-1</text:p>
          </table:table-cell>
          <table:table-cell table:formula="of:=[.H17]-[.$M17]" office:value-type="float" office:value="-1.83888888889123" calcext:value-type="float">
            <text:p>-2</text:p>
          </table:table-cell>
          <table:table-cell table:formula="of:=[.I17]-[.$M17]" office:value-type="float" office:value="-8.40888888889094" calcext:value-type="float">
            <text:p>-8</text:p>
          </table:table-cell>
          <table:table-cell table:formula="of:=[.J17]-[.$M17]" office:value-type="float" office:value="6.51111111110731" calcext:value-type="float">
            <text:p>7</text:p>
          </table:table-cell>
          <table:table-cell table:formula="of:=[.K17]-[.$M17]" office:value-type="float" office:value="-12.4488888888918" calcext:value-type="float">
            <text:p>-12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8]-[.$M18]" office:value-type="float" office:value="-1.76888888889516" calcext:value-type="float">
            <text:p>-2</text:p>
          </table:table-cell>
          <table:table-cell table:formula="of:=[.D18]-[.$M18]" office:value-type="float" office:value="0.111111111109494" calcext:value-type="float">
            <text:p>0</text:p>
          </table:table-cell>
          <table:table-cell table:formula="of:=[.E18]-[.$M18]" office:value-type="float" office:value="-2.43888888889342" calcext:value-type="float">
            <text:p>-2</text:p>
          </table:table-cell>
          <table:table-cell table:formula="of:=[.F18]-[.$M18]" office:value-type="float" office:value="7.27111111111299" calcext:value-type="float">
            <text:p>7</text:p>
          </table:table-cell>
          <table:table-cell table:formula="of:=[.G18]-[.$M18]" office:value-type="float" office:value="5.97111111111008" calcext:value-type="float">
            <text:p>6</text:p>
          </table:table-cell>
          <table:table-cell table:formula="of:=[.H18]-[.$M18]" office:value-type="float" office:value="1.80111111111182" calcext:value-type="float">
            <text:p>2</text:p>
          </table:table-cell>
          <table:table-cell table:formula="of:=[.I18]-[.$M18]" office:value-type="float" office:value="0.351111111114733" calcext:value-type="float">
            <text:p>0</text:p>
          </table:table-cell>
          <table:table-cell table:formula="of:=[.J18]-[.$M18]" office:value-type="float" office:value="-14.1188888888864" calcext:value-type="float">
            <text:p>-14</text:p>
          </table:table-cell>
          <table:table-cell table:formula="of:=[.K18]-[.$M18]" office:value-type="float" office:value="2.8211111111159" calcext:value-type="float">
            <text:p>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9]-[.$M19]" office:value-type="float" office:value="-1.00222222223238" calcext:value-type="float">
            <text:p>-1</text:p>
          </table:table-cell>
          <table:table-cell table:formula="of:=[.D19]-[.$M19]" office:value-type="float" office:value="2.43777777776995" calcext:value-type="float">
            <text:p>2</text:p>
          </table:table-cell>
          <table:table-cell table:formula="of:=[.E19]-[.$M19]" office:value-type="float" office:value="3.21777777776879" calcext:value-type="float">
            <text:p>3</text:p>
          </table:table-cell>
          <table:table-cell table:formula="of:=[.F19]-[.$M19]" office:value-type="float" office:value="0.737777777758311" calcext:value-type="float">
            <text:p>1</text:p>
          </table:table-cell>
          <table:table-cell table:formula="of:=[.G19]-[.$M19]" office:value-type="float" office:value="-0.47222222223354" calcext:value-type="float">
            <text:p>0</text:p>
          </table:table-cell>
          <table:table-cell table:formula="of:=[.H19]-[.$M19]" office:value-type="float" office:value="1.41777777776588" calcext:value-type="float">
            <text:p>1</text:p>
          </table:table-cell>
          <table:table-cell table:formula="of:=[.I19]-[.$M19]" office:value-type="float" office:value="-4.67222222223063" calcext:value-type="float">
            <text:p>-5</text:p>
          </table:table-cell>
          <table:table-cell table:formula="of:=[.J19]-[.$M19]" office:value-type="float" office:value="3.81777777776006" calcext:value-type="float">
            <text:p>4</text:p>
          </table:table-cell>
          <table:table-cell table:formula="of:=[.K19]-[.$M19]" office:value-type="float" office:value="-5.48222222224285" calcext:value-type="float">
            <text:p>-5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0]-[.$M20]" office:value-type="float" office:value="3.32222222221753" calcext:value-type="float">
            <text:p>3</text:p>
          </table:table-cell>
          <table:table-cell table:formula="of:=[.D20]-[.$M20]" office:value-type="float" office:value="-5.76777777778625" calcext:value-type="float">
            <text:p>-6</text:p>
          </table:table-cell>
          <table:table-cell table:formula="of:=[.E20]-[.$M20]" office:value-type="float" office:value="0.0122222222125856" calcext:value-type="float">
            <text:p>0</text:p>
          </table:table-cell>
          <table:table-cell table:formula="of:=[.F20]-[.$M20]" office:value-type="float" office:value="7.95222222221491" calcext:value-type="float">
            <text:p>8</text:p>
          </table:table-cell>
          <table:table-cell table:formula="of:=[.G20]-[.$M20]" office:value-type="float" office:value="7.84222222221433" calcext:value-type="float">
            <text:p>8</text:p>
          </table:table-cell>
          <table:table-cell table:formula="of:=[.H20]-[.$M20]" office:value-type="float" office:value="-1.80777777778712" calcext:value-type="float">
            <text:p>-2</text:p>
          </table:table-cell>
          <table:table-cell table:formula="of:=[.I20]-[.$M20]" office:value-type="float" office:value="-5.16777777778771" calcext:value-type="float">
            <text:p>-5</text:p>
          </table:table-cell>
          <table:table-cell table:formula="of:=[.J20]-[.$M20]" office:value-type="float" office:value="-5.96777777778334" calcext:value-type="float">
            <text:p>-6</text:p>
          </table:table-cell>
          <table:table-cell table:formula="of:=[.K20]-[.$M20]" office:value-type="float" office:value="-0.417777777787705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1]-[.$M21]" office:value-type="float" office:value="-4.43888888888614" calcext:value-type="float">
            <text:p>-4</text:p>
          </table:table-cell>
          <table:table-cell table:formula="of:=[.D21]-[.$M21]" office:value-type="float" office:value="2.01111111111823" calcext:value-type="float">
            <text:p>2</text:p>
          </table:table-cell>
          <table:table-cell table:formula="of:=[.E21]-[.$M21]" office:value-type="float" office:value="-1.79888888888672" calcext:value-type="float">
            <text:p>-2</text:p>
          </table:table-cell>
          <table:table-cell table:formula="of:=[.F21]-[.$M21]" office:value-type="float" office:value="0.481111111112114" calcext:value-type="float">
            <text:p>0</text:p>
          </table:table-cell>
          <table:table-cell table:formula="of:=[.G21]-[.$M21]" office:value-type="float" office:value="2.44111111111852" calcext:value-type="float">
            <text:p>2</text:p>
          </table:table-cell>
          <table:table-cell table:formula="of:=[.H21]-[.$M21]" office:value-type="float" office:value="4.8411111111127" calcext:value-type="float">
            <text:p>5</text:p>
          </table:table-cell>
          <table:table-cell table:formula="of:=[.I21]-[.$M21]" office:value-type="float" office:value="-0.458888888882939" calcext:value-type="float">
            <text:p>0</text:p>
          </table:table-cell>
          <table:table-cell table:formula="of:=[.J21]-[.$M21]" office:value-type="float" office:value="-2.28888888888468" calcext:value-type="float">
            <text:p>-2</text:p>
          </table:table-cell>
          <table:table-cell table:formula="of:=[.K21]-[.$M21]" office:value-type="float" office:value="-0.788888888884685" calcext:value-type="float">
            <text:p>-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2]-[.$M22]" office:value-type="float" office:value="0.427777777775191" calcext:value-type="float">
            <text:p>0</text:p>
          </table:table-cell>
          <table:table-cell table:formula="of:=[.D22]-[.$M22]" office:value-type="float" office:value="-2.07222222222481" calcext:value-type="float">
            <text:p>-2</text:p>
          </table:table-cell>
          <table:table-cell table:formula="of:=[.E22]-[.$M22]" office:value-type="float" office:value="0.207777777774027" calcext:value-type="float">
            <text:p>0</text:p>
          </table:table-cell>
          <table:table-cell table:formula="of:=[.F22]-[.$M22]" office:value-type="float" office:value="5.82777777777665" calcext:value-type="float">
            <text:p>6</text:p>
          </table:table-cell>
          <table:table-cell table:formula="of:=[.G22]-[.$M22]" office:value-type="float" office:value="6.82777777777665" calcext:value-type="float">
            <text:p>7</text:p>
          </table:table-cell>
          <table:table-cell table:formula="of:=[.H22]-[.$M22]" office:value-type="float" office:value="-9.19222222222379" calcext:value-type="float">
            <text:p>-9</text:p>
          </table:table-cell>
          <table:table-cell table:formula="of:=[.I22]-[.$M22]" office:value-type="float" office:value="-1.59222222222525" calcext:value-type="float">
            <text:p>-2</text:p>
          </table:table-cell>
          <table:table-cell table:formula="of:=[.J22]-[.$M22]" office:value-type="float" office:value="-4.22222222222626" calcext:value-type="float">
            <text:p>-4</text:p>
          </table:table-cell>
          <table:table-cell table:formula="of:=[.K22]-[.$M22]" office:value-type="float" office:value="3.78777777777577" calcext:value-type="float">
            <text:p>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3]-[.$M23]" office:value-type="float" office:value="-0.735555555558676" calcext:value-type="float">
            <text:p>-1</text:p>
          </table:table-cell>
          <table:table-cell table:formula="of:=[.D23]-[.$M23]" office:value-type="float" office:value="1.62444444444191" calcext:value-type="float">
            <text:p>2</text:p>
          </table:table-cell>
          <table:table-cell table:formula="of:=[.E23]-[.$M23]" office:value-type="float" office:value="-0.585555555557221" calcext:value-type="float">
            <text:p>-1</text:p>
          </table:table-cell>
          <table:table-cell table:formula="of:=[.F23]-[.$M23]" office:value-type="float" office:value="-1.84555555555562" calcext:value-type="float">
            <text:p>-2</text:p>
          </table:table-cell>
          <table:table-cell table:formula="of:=[.G23]-[.$M23]" office:value-type="float" office:value="-1.52555555555591" calcext:value-type="float">
            <text:p>-2</text:p>
          </table:table-cell>
          <table:table-cell table:formula="of:=[.H23]-[.$M23]" office:value-type="float" office:value="0.304444444442197" calcext:value-type="float">
            <text:p>0</text:p>
          </table:table-cell>
          <table:table-cell table:formula="of:=[.I23]-[.$M23]" office:value-type="float" office:value="1.24444444444089" calcext:value-type="float">
            <text:p>1</text:p>
          </table:table-cell>
          <table:table-cell table:formula="of:=[.J23]-[.$M23]" office:value-type="float" office:value="0.364444444443507" calcext:value-type="float">
            <text:p>0</text:p>
          </table:table-cell>
          <table:table-cell table:formula="of:=[.K23]-[.$M23]" office:value-type="float" office:value="1.15444444444438" calcext:value-type="float">
            <text:p>1</text:p>
          </table:table-cell>
          <table:table-cell table:number-columns-repeated="1008"/>
        </table:table-row>
        <table:table-row table:style-name="ro4" table:number-rows-repeated="2">
          <table:table-cell table:number-columns-repeated="2"/>
          <table:table-cell table:style-name="Default" table:number-columns-repeated="5"/>
          <table:table-cell/>
          <table:table-cell table:style-name="Default" table:number-columns-repeated="3"/>
          <table:table-cell table:number-columns-repeated="1008"/>
        </table:table-row>
        <table:table-row table:style-name="ro4">
          <table:table-cell office:value-type="string" calcext:value-type="string">
            <text:p>wrt old average</text:p>
          </table:table-cell>
          <table:table-cell office:value-type="string" calcext:value-type="string">
            <text:p>x</text:p>
          </table:table-cell>
          <table:table-cell table:formula="of:=[.C2]-[.$B2]" office:value-type="float" office:value="-44.9738571428534" calcext:value-type="float">
            <text:p>-45</text:p>
          </table:table-cell>
          <table:table-cell table:formula="of:=[.D2]-[.$B2]" office:value-type="float" office:value="-41.6738571428577" calcext:value-type="float">
            <text:p>-42</text:p>
          </table:table-cell>
          <table:table-cell table:formula="of:=[.E2]-[.$B2]" office:value-type="float" office:value="-42.8138571428572" calcext:value-type="float">
            <text:p>-43</text:p>
          </table:table-cell>
          <table:table-cell table:formula="of:=[.F2]-[.$B2]" office:value-type="float" office:value="-54.0638571428572" calcext:value-type="float">
            <text:p>-54</text:p>
          </table:table-cell>
          <table:table-cell table:formula="of:=[.G2]-[.$B2]" office:value-type="float" office:value="-53.1438571428516" calcext:value-type="float">
            <text:p>-53</text:p>
          </table:table-cell>
          <table:table-cell table:formula="of:=[.H2]-[.$B2]" office:value-type="float" office:value="-64.8738571428548" calcext:value-type="float">
            <text:p>-65</text:p>
          </table:table-cell>
          <table:table-cell table:formula="of:=[.I2]-[.$B2]" office:value-type="float" office:value="-59.4838571428554" calcext:value-type="float">
            <text:p>-59</text:p>
          </table:table-cell>
          <table:table-cell table:formula="of:=[.J2]-[.$B2]" office:value-type="float" office:value="-54.9538571428566" calcext:value-type="float">
            <text:p>-55</text:p>
          </table:table-cell>
          <table:table-cell table:formula="of:=[.K2]-[.$B2]" office:value-type="float" office:value="-63.6538571428537" calcext:value-type="float">
            <text:p>-64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3]-[.$B3]" office:value-type="float" office:value="44.9881428571389" calcext:value-type="float">
            <text:p>45</text:p>
          </table:table-cell>
          <table:table-cell table:formula="of:=[.D3]-[.$B3]" office:value-type="float" office:value="50.278142857147" calcext:value-type="float">
            <text:p>50</text:p>
          </table:table-cell>
          <table:table-cell table:formula="of:=[.E3]-[.$B3]" office:value-type="float" office:value="54.778142857147" calcext:value-type="float">
            <text:p>55</text:p>
          </table:table-cell>
          <table:table-cell table:formula="of:=[.F3]-[.$B3]" office:value-type="float" office:value="63.2381428571389" calcext:value-type="float">
            <text:p>63</text:p>
          </table:table-cell>
          <table:table-cell table:formula="of:=[.G3]-[.$B3]" office:value-type="float" office:value="55.9481428571453" calcext:value-type="float">
            <text:p>56</text:p>
          </table:table-cell>
          <table:table-cell table:formula="of:=[.H3]-[.$B3]" office:value-type="float" office:value="65.0781428571354" calcext:value-type="float">
            <text:p>65</text:p>
          </table:table-cell>
          <table:table-cell table:formula="of:=[.I3]-[.$B3]" office:value-type="float" office:value="62.2381428571389" calcext:value-type="float">
            <text:p>62</text:p>
          </table:table-cell>
          <table:table-cell table:formula="of:=[.J3]-[.$B3]" office:value-type="float" office:value="63.758142857143" calcext:value-type="float">
            <text:p>64</text:p>
          </table:table-cell>
          <table:table-cell table:formula="of:=[.K3]-[.$B3]" office:value-type="float" office:value="57.3381428571447" calcext:value-type="float">
            <text:p>5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4]-[.$B4]" office:value-type="float" office:value="-26.4278571428513" calcext:value-type="float">
            <text:p>-26</text:p>
          </table:table-cell>
          <table:table-cell table:formula="of:=[.D4]-[.$B4]" office:value-type="float" office:value="-25.2178571428522" calcext:value-type="float">
            <text:p>-25</text:p>
          </table:table-cell>
          <table:table-cell table:formula="of:=[.E4]-[.$B4]" office:value-type="float" office:value="-26.7278571428542" calcext:value-type="float">
            <text:p>-27</text:p>
          </table:table-cell>
          <table:table-cell table:formula="of:=[.F4]-[.$B4]" office:value-type="float" office:value="-38.1078571428516" calcext:value-type="float">
            <text:p>-38</text:p>
          </table:table-cell>
          <table:table-cell table:formula="of:=[.G4]-[.$B4]" office:value-type="float" office:value="-36.3278571428527" calcext:value-type="float">
            <text:p>-36</text:p>
          </table:table-cell>
          <table:table-cell table:formula="of:=[.H4]-[.$B4]" office:value-type="float" office:value="-42.9078571428545" calcext:value-type="float">
            <text:p>-43</text:p>
          </table:table-cell>
          <table:table-cell table:formula="of:=[.I4]-[.$B4]" office:value-type="float" office:value="-42.2778571428498" calcext:value-type="float">
            <text:p>-42</text:p>
          </table:table-cell>
          <table:table-cell table:formula="of:=[.J4]-[.$B4]" office:value-type="float" office:value="-34.6278571428484" calcext:value-type="float">
            <text:p>-35</text:p>
          </table:table-cell>
          <table:table-cell table:formula="of:=[.K4]-[.$B4]" office:value-type="float" office:value="-42.8278571428527" calcext:value-type="float">
            <text:p>-4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5]-[.$B5]" office:value-type="float" office:value="31.3860000000022" calcext:value-type="float">
            <text:p>31</text:p>
          </table:table-cell>
          <table:table-cell table:formula="of:=[.D5]-[.$B5]" office:value-type="float" office:value="34.6660000000011" calcext:value-type="float">
            <text:p>35</text:p>
          </table:table-cell>
          <table:table-cell table:formula="of:=[.E5]-[.$B5]" office:value-type="float" office:value="39.7460000000028" calcext:value-type="float">
            <text:p>40</text:p>
          </table:table-cell>
          <table:table-cell table:formula="of:=[.F5]-[.$B5]" office:value-type="float" office:value="47.1560000000027" calcext:value-type="float">
            <text:p>47</text:p>
          </table:table-cell>
          <table:table-cell table:formula="of:=[.G5]-[.$B5]" office:value-type="float" office:value="41.4060000000027" calcext:value-type="float">
            <text:p>41</text:p>
          </table:table-cell>
          <table:table-cell table:formula="of:=[.H5]-[.$B5]" office:value-type="float" office:value="47.3860000000022" calcext:value-type="float">
            <text:p>47</text:p>
          </table:table-cell>
          <table:table-cell table:formula="of:=[.I5]-[.$B5]" office:value-type="float" office:value="44.7060000000019" calcext:value-type="float">
            <text:p>45</text:p>
          </table:table-cell>
          <table:table-cell table:formula="of:=[.J5]-[.$B5]" office:value-type="float" office:value="46.5660000000025" calcext:value-type="float">
            <text:p>47</text:p>
          </table:table-cell>
          <table:table-cell table:formula="of:=[.K5]-[.$B5]" office:value-type="float" office:value="42.6060000000034" calcext:value-type="float">
            <text:p>4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6]-[.$B6]" office:value-type="float" office:value="-17.4827142857139" calcext:value-type="float">
            <text:p>-17</text:p>
          </table:table-cell>
          <table:table-cell table:formula="of:=[.D6]-[.$B6]" office:value-type="float" office:value="-16.6427142857137" calcext:value-type="float">
            <text:p>-17</text:p>
          </table:table-cell>
          <table:table-cell table:formula="of:=[.E6]-[.$B6]" office:value-type="float" office:value="-17.192714285713" calcext:value-type="float">
            <text:p>-17</text:p>
          </table:table-cell>
          <table:table-cell table:formula="of:=[.F6]-[.$B6]" office:value-type="float" office:value="-33.7927142857152" calcext:value-type="float">
            <text:p>-34</text:p>
          </table:table-cell>
          <table:table-cell table:formula="of:=[.G6]-[.$B6]" office:value-type="float" office:value="-30.2327142857139" calcext:value-type="float">
            <text:p>-30</text:p>
          </table:table-cell>
          <table:table-cell table:formula="of:=[.H6]-[.$B6]" office:value-type="float" office:value="-31.0927142857145" calcext:value-type="float">
            <text:p>-31</text:p>
          </table:table-cell>
          <table:table-cell table:formula="of:=[.I6]-[.$B6]" office:value-type="float" office:value="-31.8727142857133" calcext:value-type="float">
            <text:p>-32</text:p>
          </table:table-cell>
          <table:table-cell table:formula="of:=[.J6]-[.$B6]" office:value-type="float" office:value="-24.2727142857148" calcext:value-type="float">
            <text:p>-24</text:p>
          </table:table-cell>
          <table:table-cell table:formula="of:=[.K6]-[.$B6]" office:value-type="float" office:value="-31.6127142857149" calcext:value-type="float">
            <text:p>-32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7]-[.$B7]" office:value-type="float" office:value="22.7945714285688" calcext:value-type="float">
            <text:p>23</text:p>
          </table:table-cell>
          <table:table-cell table:formula="of:=[.D7]-[.$B7]" office:value-type="float" office:value="26.9145714285696" calcext:value-type="float">
            <text:p>27</text:p>
          </table:table-cell>
          <table:table-cell table:formula="of:=[.E7]-[.$B7]" office:value-type="float" office:value="30.4045714285694" calcext:value-type="float">
            <text:p>30</text:p>
          </table:table-cell>
          <table:table-cell table:formula="of:=[.F7]-[.$B7]" office:value-type="float" office:value="37.2045714285687" calcext:value-type="float">
            <text:p>37</text:p>
          </table:table-cell>
          <table:table-cell table:formula="of:=[.G7]-[.$B7]" office:value-type="float" office:value="32.5945714285699" calcext:value-type="float">
            <text:p>33</text:p>
          </table:table-cell>
          <table:table-cell table:formula="of:=[.H7]-[.$B7]" office:value-type="float" office:value="36.4945714285695" calcext:value-type="float">
            <text:p>36</text:p>
          </table:table-cell>
          <table:table-cell table:formula="of:=[.I7]-[.$B7]" office:value-type="float" office:value="33.4645714285689" calcext:value-type="float">
            <text:p>33</text:p>
          </table:table-cell>
          <table:table-cell table:formula="of:=[.J7]-[.$B7]" office:value-type="float" office:value="34.2045714285687" calcext:value-type="float">
            <text:p>34</text:p>
          </table:table-cell>
          <table:table-cell table:formula="of:=[.K7]-[.$B7]" office:value-type="float" office:value="32.3245714285695" calcext:value-type="float">
            <text:p>32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8]-[.$B8]" office:value-type="float" office:value="-10.242000000002" calcext:value-type="float">
            <text:p>-10</text:p>
          </table:table-cell>
          <table:table-cell table:formula="of:=[.D8]-[.$B8]" office:value-type="float" office:value="-7.67199999999866" calcext:value-type="float">
            <text:p>-8</text:p>
          </table:table-cell>
          <table:table-cell table:formula="of:=[.E8]-[.$B8]" office:value-type="float" office:value="-10.862000000001" calcext:value-type="float">
            <text:p>-11</text:p>
          </table:table-cell>
          <table:table-cell table:formula="of:=[.F8]-[.$B8]" office:value-type="float" office:value="-21.2119999999995" calcext:value-type="float">
            <text:p>-21</text:p>
          </table:table-cell>
          <table:table-cell table:formula="of:=[.G8]-[.$B8]" office:value-type="float" office:value="-18.7819999999992" calcext:value-type="float">
            <text:p>-19</text:p>
          </table:table-cell>
          <table:table-cell table:formula="of:=[.H8]-[.$B8]" office:value-type="float" office:value="-19.3719999999994" calcext:value-type="float">
            <text:p>-19</text:p>
          </table:table-cell>
          <table:table-cell table:formula="of:=[.I8]-[.$B8]" office:value-type="float" office:value="-17.862000000001" calcext:value-type="float">
            <text:p>-18</text:p>
          </table:table-cell>
          <table:table-cell table:formula="of:=[.J8]-[.$B8]" office:value-type="float" office:value="-14.5720000000001" calcext:value-type="float">
            <text:p>-15</text:p>
          </table:table-cell>
          <table:table-cell table:formula="of:=[.K8]-[.$B8]" office:value-type="float" office:value="-18.5820000000022" calcext:value-type="float">
            <text:p>-1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9]-[.$B9]" office:value-type="float" office:value="11.7888571428484" calcext:value-type="float">
            <text:p>12</text:p>
          </table:table-cell>
          <table:table-cell table:formula="of:=[.D9]-[.$B9]" office:value-type="float" office:value="16.0088571428496" calcext:value-type="float">
            <text:p>16</text:p>
          </table:table-cell>
          <table:table-cell table:formula="of:=[.E9]-[.$B9]" office:value-type="float" office:value="18.4788571428508" calcext:value-type="float">
            <text:p>18</text:p>
          </table:table-cell>
          <table:table-cell table:formula="of:=[.F9]-[.$B9]" office:value-type="float" office:value="26.0488571428577" calcext:value-type="float">
            <text:p>26</text:p>
          </table:table-cell>
          <table:table-cell table:formula="of:=[.G9]-[.$B9]" office:value-type="float" office:value="22.3588571428554" calcext:value-type="float">
            <text:p>22</text:p>
          </table:table-cell>
          <table:table-cell table:formula="of:=[.H9]-[.$B9]" office:value-type="float" office:value="22.4488571428519" calcext:value-type="float">
            <text:p>22</text:p>
          </table:table-cell>
          <table:table-cell table:formula="of:=[.I9]-[.$B9]" office:value-type="float" office:value="19.8288571428566" calcext:value-type="float">
            <text:p>20</text:p>
          </table:table-cell>
          <table:table-cell table:formula="of:=[.J9]-[.$B9]" office:value-type="float" office:value="19.5788571428566" calcext:value-type="float">
            <text:p>20</text:p>
          </table:table-cell>
          <table:table-cell table:formula="of:=[.K9]-[.$B9]" office:value-type="float" office:value="20.3888571428542" calcext:value-type="float">
            <text:p>2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0]-[.$B10]" office:value-type="float" office:value="8.01285714285041" calcext:value-type="float">
            <text:p>8</text:p>
          </table:table-cell>
          <table:table-cell table:formula="of:=[.D10]-[.$B10]" office:value-type="float" office:value="1.58285714285739" calcext:value-type="float">
            <text:p>2</text:p>
          </table:table-cell>
          <table:table-cell table:formula="of:=[.E10]-[.$B10]" office:value-type="float" office:value="2.28285714285448" calcext:value-type="float">
            <text:p>2</text:p>
          </table:table-cell>
          <table:table-cell table:formula="of:=[.F10]-[.$B10]" office:value-type="float" office:value="-1.43714285714668" calcext:value-type="float">
            <text:p>-1</text:p>
          </table:table-cell>
          <table:table-cell table:formula="of:=[.G10]-[.$B10]" office:value-type="float" office:value="-0.927142857151921" calcext:value-type="float">
            <text:p>-1</text:p>
          </table:table-cell>
          <table:table-cell table:formula="of:=[.H10]-[.$B10]" office:value-type="float" office:value="2.4628571428475" calcext:value-type="float">
            <text:p>2</text:p>
          </table:table-cell>
          <table:table-cell table:formula="of:=[.I10]-[.$B10]" office:value-type="float" office:value="2.53285714285448" calcext:value-type="float">
            <text:p>3</text:p>
          </table:table-cell>
          <table:table-cell table:formula="of:=[.J10]-[.$B10]" office:value-type="float" office:value="5.77285714284517" calcext:value-type="float">
            <text:p>6</text:p>
          </table:table-cell>
          <table:table-cell table:formula="of:=[.K10]-[.$B10]" office:value-type="float" office:value="2.9628571428475" calcext:value-type="float">
            <text:p>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1]-[.$B11]" office:value-type="float" office:value="-5.63742857143006" calcext:value-type="float">
            <text:p>-6</text:p>
          </table:table-cell>
          <table:table-cell table:formula="of:=[.D11]-[.$B11]" office:value-type="float" office:value="4.59257142857132" calcext:value-type="float">
            <text:p>5</text:p>
          </table:table-cell>
          <table:table-cell table:formula="of:=[.E11]-[.$B11]" office:value-type="float" office:value="4.12257142857015" calcext:value-type="float">
            <text:p>4</text:p>
          </table:table-cell>
          <table:table-cell table:formula="of:=[.F11]-[.$B11]" office:value-type="float" office:value="5.99257142857095" calcext:value-type="float">
            <text:p>6</text:p>
          </table:table-cell>
          <table:table-cell table:formula="of:=[.G11]-[.$B11]" office:value-type="float" office:value="3.45257142857008" calcext:value-type="float">
            <text:p>3</text:p>
          </table:table-cell>
          <table:table-cell table:formula="of:=[.H11]-[.$B11]" office:value-type="float" office:value="1.75257142857117" calcext:value-type="float">
            <text:p>2</text:p>
          </table:table-cell>
          <table:table-cell table:formula="of:=[.I11]-[.$B11]" office:value-type="float" office:value="0.352571428571537" calcext:value-type="float">
            <text:p>0</text:p>
          </table:table-cell>
          <table:table-cell table:formula="of:=[.J11]-[.$B11]" office:value-type="float" office:value="-0.47742857143021" calcext:value-type="float">
            <text:p>0</text:p>
          </table:table-cell>
          <table:table-cell table:formula="of:=[.K11]-[.$B11]" office:value-type="float" office:value="-0.677428571429118" calcext:value-type="float">
            <text:p>-1</text:p>
          </table:table-cell>
          <table:table-cell table:number-columns-repeated="1008"/>
        </table:table-row>
        <table:table-row table:style-name="ro4" table:number-rows-repeated="2">
          <table:table-cell table:number-columns-repeated="1019"/>
        </table:table-row>
        <table:table-row table:style-name="ro4">
          <table:table-cell/>
          <table:table-cell office:value-type="string" calcext:value-type="string">
            <text:p>y</text:p>
          </table:table-cell>
          <table:table-cell table:formula="of:=[.C14]-[.$B14]" office:value-type="float" office:value="-19.6285714285696" calcext:value-type="float">
            <text:p>-20</text:p>
          </table:table-cell>
          <table:table-cell table:formula="of:=[.D14]-[.$B14]" office:value-type="float" office:value="-18.8285714285739" calcext:value-type="float">
            <text:p>-19</text:p>
          </table:table-cell>
          <table:table-cell table:formula="of:=[.E14]-[.$B14]" office:value-type="float" office:value="-26.9685714285733" calcext:value-type="float">
            <text:p>-27</text:p>
          </table:table-cell>
          <table:table-cell table:formula="of:=[.F14]-[.$B14]" office:value-type="float" office:value="-22.1985714285693" calcext:value-type="float">
            <text:p>-22</text:p>
          </table:table-cell>
          <table:table-cell table:formula="of:=[.G14]-[.$B14]" office:value-type="float" office:value="-13.7385714285701" calcext:value-type="float">
            <text:p>-14</text:p>
          </table:table-cell>
          <table:table-cell table:formula="of:=[.H14]-[.$B14]" office:value-type="float" office:value="-23.7285714285754" calcext:value-type="float">
            <text:p>-24</text:p>
          </table:table-cell>
          <table:table-cell table:formula="of:=[.I14]-[.$B14]" office:value-type="float" office:value="-12.9785714285754" calcext:value-type="float">
            <text:p>-13</text:p>
          </table:table-cell>
          <table:table-cell table:formula="of:=[.J14]-[.$B14]" office:value-type="float" office:value="-35.8785714285696" calcext:value-type="float">
            <text:p>-36</text:p>
          </table:table-cell>
          <table:table-cell table:formula="of:=[.K14]-[.$B14]" office:value-type="float" office:value="-6.6385714285716" calcext:value-type="float">
            <text:p>-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5]-[.$B15]" office:value-type="float" office:value="-11.398285714291" calcext:value-type="float">
            <text:p>-11</text:p>
          </table:table-cell>
          <table:table-cell table:formula="of:=[.D15]-[.$B15]" office:value-type="float" office:value="5.35171428570902" calcext:value-type="float">
            <text:p>5</text:p>
          </table:table-cell>
          <table:table-cell table:formula="of:=[.E15]-[.$B15]" office:value-type="float" office:value="8.38171428570786" calcext:value-type="float">
            <text:p>8</text:p>
          </table:table-cell>
          <table:table-cell table:formula="of:=[.F15]-[.$B15]" office:value-type="float" office:value="2.07171428571019" calcext:value-type="float">
            <text:p>2</text:p>
          </table:table-cell>
          <table:table-cell table:formula="of:=[.G15]-[.$B15]" office:value-type="float" office:value="-8.06828571428923" calcext:value-type="float">
            <text:p>-8</text:p>
          </table:table-cell>
          <table:table-cell table:formula="of:=[.H15]-[.$B15]" office:value-type="float" office:value="-11.4882857142911" calcext:value-type="float">
            <text:p>-11</text:p>
          </table:table-cell>
          <table:table-cell table:formula="of:=[.I15]-[.$B15]" office:value-type="float" office:value="-15.3482857142917" calcext:value-type="float">
            <text:p>-15</text:p>
          </table:table-cell>
          <table:table-cell table:formula="of:=[.J15]-[.$B15]" office:value-type="float" office:value="-0.878285714290541" calcext:value-type="float">
            <text:p>-1</text:p>
          </table:table-cell>
          <table:table-cell table:formula="of:=[.K15]-[.$B15]" office:value-type="float" office:value="-27.1682857142914" calcext:value-type="float">
            <text:p>-2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6]-[.$B16]" office:value-type="float" office:value="-20.6429999999964" calcext:value-type="float">
            <text:p>-21</text:p>
          </table:table-cell>
          <table:table-cell table:formula="of:=[.D16]-[.$B16]" office:value-type="float" office:value="-19.3429999999971" calcext:value-type="float">
            <text:p>-19</text:p>
          </table:table-cell>
          <table:table-cell table:formula="of:=[.E16]-[.$B16]" office:value-type="float" office:value="-24.8429999999971" calcext:value-type="float">
            <text:p>-25</text:p>
          </table:table-cell>
          <table:table-cell table:formula="of:=[.F16]-[.$B16]" office:value-type="float" office:value="-18.6529999999984" calcext:value-type="float">
            <text:p>-19</text:p>
          </table:table-cell>
          <table:table-cell table:formula="of:=[.G16]-[.$B16]" office:value-type="float" office:value="-13.4129999999968" calcext:value-type="float">
            <text:p>-13</text:p>
          </table:table-cell>
          <table:table-cell table:formula="of:=[.H16]-[.$B16]" office:value-type="float" office:value="-18.7429999999986" calcext:value-type="float">
            <text:p>-19</text:p>
          </table:table-cell>
          <table:table-cell table:formula="of:=[.I16]-[.$B16]" office:value-type="float" office:value="-14.4929999999986" calcext:value-type="float">
            <text:p>-14</text:p>
          </table:table-cell>
          <table:table-cell table:formula="of:=[.J16]-[.$B16]" office:value-type="float" office:value="-35.1829999999973" calcext:value-type="float">
            <text:p>-35</text:p>
          </table:table-cell>
          <table:table-cell table:formula="of:=[.K16]-[.$B16]" office:value-type="float" office:value="-9.82299999999668" calcext:value-type="float">
            <text:p>-1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7]-[.$B17]" office:value-type="float" office:value="-6.06642857142651" calcext:value-type="float">
            <text:p>-6</text:p>
          </table:table-cell>
          <table:table-cell table:formula="of:=[.D17]-[.$B17]" office:value-type="float" office:value="-0.406428571426659" calcext:value-type="float">
            <text:p>0</text:p>
          </table:table-cell>
          <table:table-cell table:formula="of:=[.E17]-[.$B17]" office:value-type="float" office:value="3.47357142857436" calcext:value-type="float">
            <text:p>3</text:p>
          </table:table-cell>
          <table:table-cell table:formula="of:=[.F17]-[.$B17]" office:value-type="float" office:value="-2.06642857142651" calcext:value-type="float">
            <text:p>-2</text:p>
          </table:table-cell>
          <table:table-cell table:formula="of:=[.G17]-[.$B17]" office:value-type="float" office:value="-6.78642857142404" calcext:value-type="float">
            <text:p>-7</text:p>
          </table:table-cell>
          <table:table-cell table:formula="of:=[.H17]-[.$B17]" office:value-type="float" office:value="-7.44642857142389" calcext:value-type="float">
            <text:p>-7</text:p>
          </table:table-cell>
          <table:table-cell table:formula="of:=[.I17]-[.$B17]" office:value-type="float" office:value="-14.0164285714236" calcext:value-type="float">
            <text:p>-14</text:p>
          </table:table-cell>
          <table:table-cell table:formula="of:=[.J17]-[.$B17]" office:value-type="float" office:value="0.903571428574651" calcext:value-type="float">
            <text:p>1</text:p>
          </table:table-cell>
          <table:table-cell table:formula="of:=[.K17]-[.$B17]" office:value-type="float" office:value="-18.0564285714245" calcext:value-type="float">
            <text:p>-18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8]-[.$B18]" office:value-type="float" office:value="-27.8962857143051" calcext:value-type="float">
            <text:p>-28</text:p>
          </table:table-cell>
          <table:table-cell table:formula="of:=[.D18]-[.$B18]" office:value-type="float" office:value="-26.0162857143005" calcext:value-type="float">
            <text:p>-26</text:p>
          </table:table-cell>
          <table:table-cell table:formula="of:=[.E18]-[.$B18]" office:value-type="float" office:value="-28.5662857143034" calcext:value-type="float">
            <text:p>-29</text:p>
          </table:table-cell>
          <table:table-cell table:formula="of:=[.F18]-[.$B18]" office:value-type="float" office:value="-18.856285714297" calcext:value-type="float">
            <text:p>-19</text:p>
          </table:table-cell>
          <table:table-cell table:formula="of:=[.G18]-[.$B18]" office:value-type="float" office:value="-20.1562857142999" calcext:value-type="float">
            <text:p>-20</text:p>
          </table:table-cell>
          <table:table-cell table:formula="of:=[.H18]-[.$B18]" office:value-type="float" office:value="-24.3262857142981" calcext:value-type="float">
            <text:p>-24</text:p>
          </table:table-cell>
          <table:table-cell table:formula="of:=[.I18]-[.$B18]" office:value-type="float" office:value="-25.7762857142952" calcext:value-type="float">
            <text:p>-26</text:p>
          </table:table-cell>
          <table:table-cell table:formula="of:=[.J18]-[.$B18]" office:value-type="float" office:value="-40.2462857142964" calcext:value-type="float">
            <text:p>-40</text:p>
          </table:table-cell>
          <table:table-cell table:formula="of:=[.K18]-[.$B18]" office:value-type="float" office:value="-23.3062857142941" calcext:value-type="float">
            <text:p>-23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19]-[.$B19]" office:value-type="float" office:value="-2.62771428571432" calcext:value-type="float">
            <text:p>-3</text:p>
          </table:table-cell>
          <table:table-cell table:formula="of:=[.D19]-[.$B19]" office:value-type="float" office:value="0.812285714288009" calcext:value-type="float">
            <text:p>1</text:p>
          </table:table-cell>
          <table:table-cell table:formula="of:=[.E19]-[.$B19]" office:value-type="float" office:value="1.59228571428685" calcext:value-type="float">
            <text:p>2</text:p>
          </table:table-cell>
          <table:table-cell table:formula="of:=[.F19]-[.$B19]" office:value-type="float" office:value="-0.887714285723632" calcext:value-type="float">
            <text:p>-1</text:p>
          </table:table-cell>
          <table:table-cell table:formula="of:=[.G19]-[.$B19]" office:value-type="float" office:value="-2.09771428571548" calcext:value-type="float">
            <text:p>-2</text:p>
          </table:table-cell>
          <table:table-cell table:formula="of:=[.H19]-[.$B19]" office:value-type="float" office:value="-0.207714285716065" calcext:value-type="float">
            <text:p>0</text:p>
          </table:table-cell>
          <table:table-cell table:formula="of:=[.I19]-[.$B19]" office:value-type="float" office:value="-6.29771428571257" calcext:value-type="float">
            <text:p>-6</text:p>
          </table:table-cell>
          <table:table-cell table:formula="of:=[.J19]-[.$B19]" office:value-type="float" office:value="2.19228571427811" calcext:value-type="float">
            <text:p>2</text:p>
          </table:table-cell>
          <table:table-cell table:formula="of:=[.K19]-[.$B19]" office:value-type="float" office:value="-7.1077142857248" calcext:value-type="float">
            <text:p>-7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0]-[.$B20]" office:value-type="float" office:value="-5.75014285714133" calcext:value-type="float">
            <text:p>-6</text:p>
          </table:table-cell>
          <table:table-cell table:formula="of:=[.D20]-[.$B20]" office:value-type="float" office:value="-14.8401428571451" calcext:value-type="float">
            <text:p>-15</text:p>
          </table:table-cell>
          <table:table-cell table:formula="of:=[.E20]-[.$B20]" office:value-type="float" office:value="-9.06014285714628" calcext:value-type="float">
            <text:p>-9</text:p>
          </table:table-cell>
          <table:table-cell table:formula="of:=[.F20]-[.$B20]" office:value-type="float" office:value="-1.12014285714395" calcext:value-type="float">
            <text:p>-1</text:p>
          </table:table-cell>
          <table:table-cell table:formula="of:=[.G20]-[.$B20]" office:value-type="float" office:value="-1.23014285714453" calcext:value-type="float">
            <text:p>-1</text:p>
          </table:table-cell>
          <table:table-cell table:formula="of:=[.H20]-[.$B20]" office:value-type="float" office:value="-10.880142857146" calcext:value-type="float">
            <text:p>-11</text:p>
          </table:table-cell>
          <table:table-cell table:formula="of:=[.I20]-[.$B20]" office:value-type="float" office:value="-14.2401428571466" calcext:value-type="float">
            <text:p>-14</text:p>
          </table:table-cell>
          <table:table-cell table:formula="of:=[.J20]-[.$B20]" office:value-type="float" office:value="-15.0401428571422" calcext:value-type="float">
            <text:p>-15</text:p>
          </table:table-cell>
          <table:table-cell table:formula="of:=[.K20]-[.$B20]" office:value-type="float" office:value="-9.49014285714657" calcext:value-type="float">
            <text:p>-9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1]-[.$B21]" office:value-type="float" office:value="-3.41442857142829" calcext:value-type="float">
            <text:p>-3</text:p>
          </table:table-cell>
          <table:table-cell table:formula="of:=[.D21]-[.$B21]" office:value-type="float" office:value="3.03557142857608" calcext:value-type="float">
            <text:p>3</text:p>
          </table:table-cell>
          <table:table-cell table:formula="of:=[.E21]-[.$B21]" office:value-type="float" office:value="-0.774428571428871" calcext:value-type="float">
            <text:p>-1</text:p>
          </table:table-cell>
          <table:table-cell table:formula="of:=[.F21]-[.$B21]" office:value-type="float" office:value="1.50557142856997" calcext:value-type="float">
            <text:p>2</text:p>
          </table:table-cell>
          <table:table-cell table:formula="of:=[.G21]-[.$B21]" office:value-type="float" office:value="3.46557142857637" calcext:value-type="float">
            <text:p>3</text:p>
          </table:table-cell>
          <table:table-cell table:formula="of:=[.H21]-[.$B21]" office:value-type="float" office:value="5.86557142857055" calcext:value-type="float">
            <text:p>6</text:p>
          </table:table-cell>
          <table:table-cell table:formula="of:=[.I21]-[.$B21]" office:value-type="float" office:value="0.565571428574913" calcext:value-type="float">
            <text:p>1</text:p>
          </table:table-cell>
          <table:table-cell table:formula="of:=[.J21]-[.$B21]" office:value-type="float" office:value="-1.26442857142683" calcext:value-type="float">
            <text:p>-1</text:p>
          </table:table-cell>
          <table:table-cell table:formula="of:=[.K21]-[.$B21]" office:value-type="float" office:value="0.235571428573166" calcext:value-type="float">
            <text:p>0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2]-[.$B22]" office:value-type="float" office:value="-24.6105714285732" calcext:value-type="float">
            <text:p>-25</text:p>
          </table:table-cell>
          <table:table-cell table:formula="of:=[.D22]-[.$B22]" office:value-type="float" office:value="-27.1105714285732" calcext:value-type="float">
            <text:p>-27</text:p>
          </table:table-cell>
          <table:table-cell table:formula="of:=[.E22]-[.$B22]" office:value-type="float" office:value="-24.8305714285743" calcext:value-type="float">
            <text:p>-25</text:p>
          </table:table-cell>
          <table:table-cell table:formula="of:=[.F22]-[.$B22]" office:value-type="float" office:value="-19.2105714285717" calcext:value-type="float">
            <text:p>-19</text:p>
          </table:table-cell>
          <table:table-cell table:formula="of:=[.G22]-[.$B22]" office:value-type="float" office:value="-18.2105714285717" calcext:value-type="float">
            <text:p>-18</text:p>
          </table:table-cell>
          <table:table-cell table:formula="of:=[.H22]-[.$B22]" office:value-type="float" office:value="-34.2305714285721" calcext:value-type="float">
            <text:p>-34</text:p>
          </table:table-cell>
          <table:table-cell table:formula="of:=[.I22]-[.$B22]" office:value-type="float" office:value="-26.6305714285736" calcext:value-type="float">
            <text:p>-27</text:p>
          </table:table-cell>
          <table:table-cell table:formula="of:=[.J22]-[.$B22]" office:value-type="float" office:value="-29.2605714285746" calcext:value-type="float">
            <text:p>-29</text:p>
          </table:table-cell>
          <table:table-cell table:formula="of:=[.K22]-[.$B22]" office:value-type="float" office:value="-21.2505714285726" calcext:value-type="float">
            <text:p>-21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formula="of:=[.C23]-[.$B23]" office:value-type="float" office:value="6.01257142857139" calcext:value-type="float">
            <text:p>6</text:p>
          </table:table-cell>
          <table:table-cell table:formula="of:=[.D23]-[.$B23]" office:value-type="float" office:value="8.37257142857197" calcext:value-type="float">
            <text:p>8</text:p>
          </table:table-cell>
          <table:table-cell table:formula="of:=[.E23]-[.$B23]" office:value-type="float" office:value="6.16257142857285" calcext:value-type="float">
            <text:p>6</text:p>
          </table:table-cell>
          <table:table-cell table:formula="of:=[.F23]-[.$B23]" office:value-type="float" office:value="4.90257142857445" calcext:value-type="float">
            <text:p>5</text:p>
          </table:table-cell>
          <table:table-cell table:formula="of:=[.G23]-[.$B23]" office:value-type="float" office:value="5.22257142857416" calcext:value-type="float">
            <text:p>5</text:p>
          </table:table-cell>
          <table:table-cell table:formula="of:=[.H23]-[.$B23]" office:value-type="float" office:value="7.05257142857226" calcext:value-type="float">
            <text:p>7</text:p>
          </table:table-cell>
          <table:table-cell table:formula="of:=[.I23]-[.$B23]" office:value-type="float" office:value="7.99257142857095" calcext:value-type="float">
            <text:p>8</text:p>
          </table:table-cell>
          <table:table-cell table:formula="of:=[.J23]-[.$B23]" office:value-type="float" office:value="7.11257142857357" calcext:value-type="float">
            <text:p>7</text:p>
          </table:table-cell>
          <table:table-cell table:formula="of:=[.K23]-[.$B23]" office:value-type="float" office:value="7.90257142857445" calcext:value-type="float">
            <text:p>8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0" number:min-integer-digits="1"/>
    </number:number-style>
    <number:number-style style:name="N128">
      <number:number number:decimal-places="9" number:min-integer-digits="1"/>
    </number:number-style>
    <number:number-style style:name="N129">
      <number:number number:decimal-places="8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6" number:min-integer-digits="1"/>
    </number:number-style>
    <number:number-style style:name="N132">
      <number:number number:decimal-places="5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5">00/00/0000</text:date>, <text:time style:data-style-name="N2" text:time-value="15:32:31.545939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la Gaudio</meta:initial-creator>
    <meta:creation-date>2018-11-29T15:24:52</meta:creation-date>
    <dc:date>2019-07-15T15:33:14.578765484</dc:date>
    <dc:creator>ATLAS Pavia</dc:creator>
    <meta:editing-duration>PT1H56M26S</meta:editing-duration>
    <meta:editing-cycles>30</meta:editing-cycles>
    <meta:generator>LibreOffice/4.3.7.2$Linux_X86_64 LibreOffice_project/430$Build-2</meta:generator>
    <meta:document-statistic meta:table-count="4" meta:cell-count="2017" meta:object-count="0"/>
  </office:meta>
</office:document-meta>
</file>